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3.1307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7.6547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2.8091in"/>
    </style:style>
    <style:style style:name="co22" style:family="table-column">
      <style:table-column-properties fo:break-before="auto" style:column-width="0.507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9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20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21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22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creature.A1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12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item.A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17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20"/>
        <table:table-column table:style-name="co1" table:number-columns-repeated="6" table:default-cell-style-name="ce24"/>
        <table:table-column table:style-name="co2" table:default-cell-style-name="ce2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number-columns-repeated="1013" table:default-cell-style-name="ce27"/>
        <table:table-row table:style-name="ro1">
          <table:table-cell table:style-name="ce19" office:value-type="string" calcext:value-type="string">
            <text:p>file</text:p>
          </table:table-cell>
          <table:table-cell table:style-name="ce23" office:value-type="string" calcext:value-type="string">
            <text:p>gender</text:p>
          </table:table-cell>
          <table:table-cell table:style-name="ce23" office:value-type="string" calcext:value-type="string">
            <text:p>sex</text:p>
          </table:table-cell>
          <table:table-cell table:style-name="ce23" office:value-type="string" calcext:value-type="string">
            <text:p>alignment</text:p>
          </table:table-cell>
          <table:table-cell table:style-name="ce23" office:value-type="string" calcext:value-type="string">
            <text:p>general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lass</text:p>
          </table:table-cell>
          <table:table-cell table:style-name="ce23" office:value-type="string" calcext:value-type="string">
            <text:p>specifics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Notes</text:p>
          </table:table-cell>
          <table:table-cell table:style-name="ce26" table:number-columns-repeated="1014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b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as1bea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as2cav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as3pol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sha1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5" office:value-type="float" office:value="115" calcext:value-type="float">
            <text:p>115</text:p>
          </table:table-cell>
          <table:table-cell table:style-name="ce28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sha2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5" office:value-type="float" office:value="116" calcext:value-type="float">
            <text:p>116</text:p>
          </table:table-cell>
          <table:table-cell table:style-name="ce28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sha3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5" office:value-type="float" office:value="115" calcext:value-type="float">
            <text:p>115</text:p>
          </table:table-cell>
          <table:table-cell table:style-name="ce28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arbe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arpol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rgclaw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ergclaw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rserk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erserk Warrior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i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n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Kin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ruidbb</text:p>
          </table:table-cell>
          <table:table-cell table:number-columns-repeated="2" table:style-name="ce25" office:value-type="string" calcext:value-type="string">
            <text:p><text:s/>null</text:p>
          </table:table-cell>
          <table:table-cell table:style-name="ce25" office:value-type="float" office:value="34" calcext:value-type="float">
            <text:p>34</text:p>
          </table:table-cell>
          <table:table-cell table:number-columns-repeated="3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ruidpb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eepomab</text:p>
          </table:table-cell>
          <table:table-cell table:number-columns-repeated="2" table:style-name="ce25" office:value-type="string" calcext:value-type="string">
            <text:p><text:s/>null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3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m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frostbit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Frostb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higharc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High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Bapt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Ritua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Tortu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hobartf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fernal Harp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rpy Que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ieran Ny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ressel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mbued 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kubea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mummy</text:p>
          </table:table-cell>
          <table:table-cell table:number-columns-repeated="2" table:style-name="ce25" office:value-type="string" calcext:value-type="string">
            <text:p><text:s/>null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3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Mumm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orcewbow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c Sha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red Brother Poque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esio's Apprent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rakshasa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rakshinv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ndwyv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Wyv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huagin Royal High Priest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lonite Priest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tarnelm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Tarnel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wyrm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White Wyrm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wyvern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Wyver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yuaewbo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an-ti Prie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yuchamp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Yuan-Ti Champ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2" table:number-rows-repeated="4">
          <table:table-cell table:style-name="ce22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2" table:number-rows-repeated="32">
          <table:table-cell table:style-name="ce21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1" table:number-rows-repeated="16">
          <table:table-cell table:style-name="ce21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2" table:number-rows-repeated="40">
          <table:table-cell table:style-name="ce21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, &quot;;[$creature.$H1];&quot; =&gt; &quot;;[$creature.$A1];&quot; // &quot;;[$creature.$I1])" office:value-type="string" office:string-value="file, gender, sex, alignment, general, race, class, specifics =&gt; file // name" calcext:value-type="string">
            <text:p>file, gender, sex, alignment, general, race, class, specific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, &quot;;[$creature.$H2];&quot; =&gt; &quot;;[$creature.$A2];&quot; // &quot;;[$creature.$I2])" office:value-type="string" office:string-value="acoldead,  null,  null,  null, 3,  null,  null,  null =&gt; acoldead // Acolyte" calcext:value-type="string">
            <text:p>acoldead, <text:s/>null, <text:s/>null, <text:s/>null, 3, <text:s/>null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, &quot;;[$creature.$H3];&quot; =&gt; &quot;;[$creature.$A3];&quot; // &quot;;[$creature.$I3])" office:value-type="string" office:string-value="acolpois,  null,  null,  null, 3,  null,  null,  null =&gt; acolpois // Acolyte" calcext:value-type="string">
            <text:p>acolpois, <text:s/>null, <text:s/>null, <text:s/>null, 3, <text:s/>null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, &quot;;[$creature.$H4];&quot; =&gt; &quot;;[$creature.$A4];&quot; // &quot;;[$creature.$I4])" office:value-type="string" office:string-value="ad1sklm,  null,  null, 34,  null,  null,  null,  null =&gt; ad1sklm // Skeleton" calcext:value-type="string">
            <text:p>ad1sklm, <text:s/>null, <text:s/>null, 34, <text:s/>null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, &quot;;[$creature.$H5];&quot; =&gt; &quot;;[$creature.$A5];&quot; // &quot;;[$creature.$I5])" office:value-type="string" office:string-value="ad2sklm,  null,  null, 34,  null,  null,  null,  null =&gt; ad2sklm // Skeleton" calcext:value-type="string">
            <text:p>ad2sklm, <text:s/>null, <text:s/>null, 34, <text:s/>null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, &quot;;[$creature.$H6];&quot; =&gt; &quot;;[$creature.$A6];&quot; // &quot;;[$creature.$I6])" office:value-type="string" office:string-value="ad2sklr,  null,  null, 34,  null,  null,  null,  null =&gt; ad2sklr // Skeleton Archer" calcext:value-type="string">
            <text:p>ad2sklr, <text:s/>null, <text:s/>null, 34, <text:s/>null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, &quot;;[$creature.$H7];&quot; =&gt; &quot;;[$creature.$A7];&quot; // &quot;;[$creature.$I7])" office:value-type="string" office:string-value="ad2zomb,  null,  null, 34,  null,  null,  null,  null =&gt; ad2zomb // Zombie" calcext:value-type="string">
            <text:p>ad2zomb, <text:s/>null, <text:s/>null, 34, <text:s/>null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, &quot;;[$creature.$H8];&quot; =&gt; &quot;;[$creature.$A8];&quot; // &quot;;[$creature.$I8])" office:value-type="string" office:string-value="ad3sklm,  null,  null, 34,  null,  null,  null,  null =&gt; ad3sklm // Skeleton" calcext:value-type="string">
            <text:p>ad3sklm, <text:s/>null, <text:s/>null, 34, <text:s/>null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, &quot;;[$creature.$H9];&quot; =&gt; &quot;;[$creature.$A9];&quot; // &quot;;[$creature.$I9])" office:value-type="string" office:string-value="ad3sklr,  null,  null, 34,  null,  null,  null,  null =&gt; ad3sklr // Skeleton Archer" calcext:value-type="string">
            <text:p>ad3sklr, <text:s/>null, <text:s/>null, 34, <text:s/>null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, &quot;;[$creature.$H10];&quot; =&gt; &quot;;[$creature.$A10];&quot; // &quot;;[$creature.$I10])" office:value-type="string" office:string-value="ad3zomb,  null,  null, 34,  null,  null,  null,  null =&gt; ad3zomb // Zombie" calcext:value-type="string">
            <text:p>ad3zomb, <text:s/>null, <text:s/>null, 34, <text:s/>null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, &quot;;[$creature.$H11];&quot; =&gt; &quot;;[$creature.$A11];&quot; // &quot;;[$creature.$I11])" office:value-type="string" office:string-value="ad4sklr,  null,  null, 34,  null,  null,  null,  null =&gt; ad4sklr // Skeleton Archer" calcext:value-type="string">
            <text:p>ad4sklr, <text:s/>null, <text:s/>null, 34, <text:s/>null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, &quot;;[$creature.$H12];&quot; =&gt; &quot;;[$creature.$A12];&quot; // &quot;;[$creature.$I12])" office:value-type="string" office:string-value="ad4zomb,  null,  null, 34,  null,  null,  null,  null =&gt; ad4zomb // Zombie" calcext:value-type="string">
            <text:p>ad4zomb, <text:s/>null, <text:s/>null, 34, <text:s/>null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, &quot;;[$creature.$H13];&quot; =&gt; &quot;;[$creature.$A13];&quot; // &quot;;[$creature.$I13])" office:value-type="string" office:string-value="ad5zomb,  null,  null, 34,  null,  null,  null,  null =&gt; ad5zomb // Zombie" calcext:value-type="string">
            <text:p>ad5zomb, <text:s/>null, <text:s/>null, 34, <text:s/>null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, &quot;;[$creature.$H14];&quot; =&gt; &quot;;[$creature.$A14];&quot; // &quot;;[$creature.$I14])" office:value-type="string" office:string-value="albion,  null,  null,  null,  null,  null, 3,  null =&gt; albion // Albion" calcext:value-type="string">
            <text:p>albion, <text:s/>null, <text:s/>null, <text:s/>null, <text:s/>null, <text:s/>null, 3, <text:s/>null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, &quot;;[$creature.$H15];&quot; =&gt; &quot;;[$creature.$A15];&quot; // &quot;;[$creature.$I15])" office:value-type="string" office:string-value="alpheus,  null,  null,  null, 1,  null, 1,  null =&gt; alpheus // Alpheus" calcext:value-type="string">
            <text:p>alpheus, <text:s/>null, <text:s/>null, <text:s/>null, 1, <text:s/>null, 1, <text:s/>null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, &quot;;[$creature.$H16];&quot; =&gt; &quot;;[$creature.$A16];&quot; // &quot;;[$creature.$I16])" office:value-type="string" office:string-value="alpheusd,  null,  null,  null, 3,  null, 1,  null =&gt; alpheusd // Alpheus" calcext:value-type="string">
            <text:p>alpheusd, <text:s/>null, <text:s/>null, <text:s/>null, 3, <text:s/>null, 1, <text:s/>null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, &quot;;[$creature.$H17];&quot; =&gt; &quot;;[$creature.$A17];&quot; // &quot;;[$creature.$I17])" office:value-type="string" office:string-value="angaar, 1,  null,  null,  null, 1,  null,  null =&gt; angaar // Angaar" calcext:value-type="string">
            <text:p>angaar, 1, <text:s/>null, <text:s/>null, <text:s/>null, 1, <text:s/>null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, &quot;;[$creature.$H18];&quot; =&gt; &quot;;[$creature.$A18];&quot; // &quot;;[$creature.$I18])" office:value-type="string" office:string-value="arden,  null,  null, 18,  null,  null,  null,  null =&gt; arden // Arden Thurlow" calcext:value-type="string">
            <text:p>arden, <text:s/>null, <text:s/>null, 18, <text:s/>null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, &quot;;[$creature.$H19];&quot; =&gt; &quot;;[$creature.$A19];&quot; // &quot;;[$creature.$I19])" office:value-type="string" office:string-value="ardend,  null,  null, 18, 3,  null,  null,  null =&gt; ardend // Arden Thurlow" calcext:value-type="string">
            <text:p>ardend, <text:s/>null, <text:s/>null, 18, 3, <text:s/>null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, &quot;;[$creature.$H20];&quot; =&gt; &quot;;[$creature.$A20];&quot; // &quot;;[$creature.$I20])" office:value-type="string" office:string-value="as1bear, 1,  null,  null,  null,  null,  null,  null =&gt; as1bear // Black Bear" calcext:value-type="string">
            <text:p>as1bear, 1, <text:s/>null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, &quot;;[$creature.$H21];&quot; =&gt; &quot;;[$creature.$A21];&quot; // &quot;;[$creature.$I21])" office:value-type="string" office:string-value="as1wolf,  null,  null, 34,  null,  null,  null,  null =&gt; as1wolf // Wolf" calcext:value-type="string">
            <text:p>as1wolf, <text:s/>null, <text:s/>null, 34, <text:s/>null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, &quot;;[$creature.$H22];&quot; =&gt; &quot;;[$creature.$A22];&quot; // &quot;;[$creature.$I22])" office:value-type="string" office:string-value="as2cave, 1,  null,  null,  null,  null,  null,  null =&gt; as2cave // Cave Bear" calcext:value-type="string">
            <text:p>as2cave, 1, <text:s/>null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, &quot;;[$creature.$H23];&quot; =&gt; &quot;;[$creature.$A23];&quot; // &quot;;[$creature.$I23])" office:value-type="string" office:string-value="as2dire, 1,  null, 34,  null,  null,  null,  null =&gt; as2dire // Dire Wolf" calcext:value-type="string">
            <text:p>as2dire, 1, <text:s/>null, 34, <text:s/>null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, &quot;;[$creature.$H24];&quot; =&gt; &quot;;[$creature.$A24];&quot; // &quot;;[$creature.$I24])" office:value-type="string" office:string-value="as3polr, 1,  null,  null,  null,  null,  null,  null =&gt; as3polr // Polar Bear" calcext:value-type="string">
            <text:p>as3polr, 1, <text:s/>null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, &quot;;[$creature.$H25];&quot; =&gt; &quot;;[$creature.$A25];&quot; // &quot;;[$creature.$I25])" office:value-type="string" office:string-value="as3wint,  null, 2, 35,  null,  null,  null,  null =&gt; as3wint // Winter Wolf" calcext:value-type="string">
            <text:p>as3wint, <text:s/>null, 2, 35, <text:s/>null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, &quot;;[$creature.$H26];&quot; =&gt; &quot;;[$creature.$A26];&quot; // &quot;;[$creature.$I26])" office:value-type="string" office:string-value="badson, 1,  null,  null, 1, 1,  null,  null =&gt; badson // Brother Adson" calcext:value-type="string">
            <text:p>badson, 1, <text:s/>null, <text:s/>null, 1, 1, <text:s/>null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, &quot;;[$creature.$H27];&quot; =&gt; &quot;;[$creature.$A27];&quot; // &quot;;[$creature.$I27])" office:value-type="string" office:string-value="baldemad, 1,  null,  null, 3,  null,  null,  null =&gt; baldemad // Baldemar Thurlow" calcext:value-type="string">
            <text:p>baldemad, 1, <text:s/>null, <text:s/>null, 3, <text:s/>null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, &quot;;[$creature.$H28];&quot; =&gt; &quot;;[$creature.$A28];&quot; // &quot;;[$creature.$I28])" office:value-type="string" office:string-value="baldemar, 1,  null,  null, 1,  null,  null,  null =&gt; baldemar // Baldemar Thurlow" calcext:value-type="string">
            <text:p>baldemar, 1, <text:s/>null, <text:s/>null, 1, <text:s/>null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, &quot;;[$creature.$H29];&quot; =&gt; &quot;;[$creature.$A29];&quot; // &quot;;[$creature.$I29])" office:value-type="string" office:string-value="bar1axe,  null,  null,  null, 1,  null,  null,  null =&gt; bar1axe // Bear Tribe Warrior" calcext:value-type="string">
            <text:p>bar1axe, <text:s/>null, <text:s/>null, <text:s/>null, 1, <text:s/>null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, &quot;;[$creature.$H30];&quot; =&gt; &quot;;[$creature.$A30];&quot; // &quot;;[$creature.$I30])" office:value-type="string" office:string-value="bar1mce,  null,  null,  null, 1,  null,  null,  null =&gt; bar1mce // Bear Tribe Warrior" calcext:value-type="string">
            <text:p>bar1mce, <text:s/>null, <text:s/>null, <text:s/>null, 1, <text:s/>null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, &quot;;[$creature.$H31];&quot; =&gt; &quot;;[$creature.$A31];&quot; // &quot;;[$creature.$I31])" office:value-type="string" office:string-value="bar1swd,  null,  null,  null, 1,  null,  null,  null =&gt; bar1swd // Bear Tribe Warrior" calcext:value-type="string">
            <text:p>bar1swd, <text:s/>null, <text:s/>null, <text:s/>null, 1, <text:s/>null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, &quot;;[$creature.$H32];&quot; =&gt; &quot;;[$creature.$A32];&quot; // &quot;;[$creature.$I32])" office:value-type="string" office:string-value="bar2axe,  null,  null,  null, 1, 1,  null, 116 =&gt; bar2axe // Wyrm Tribe Warrior" calcext:value-type="string">
            <text:p>bar2axe, <text:s/>null, <text:s/>null, <text:s/>null, 1, 1, <text:s/>null, 116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, &quot;;[$creature.$H33];&quot; =&gt; &quot;;[$creature.$A33];&quot; // &quot;;[$creature.$I33])" office:value-type="string" office:string-value="bar2hmr,  null,  null,  null, 1, 1,  null, 116 =&gt; bar2hmr // Wyrm Tribe Warrior" calcext:value-type="string">
            <text:p>bar2hmr, <text:s/>null, <text:s/>null, <text:s/>null, 1, 1, <text:s/>null, 116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, &quot;;[$creature.$H34];&quot; =&gt; &quot;;[$creature.$A34];&quot; // &quot;;[$creature.$I34])" office:value-type="string" office:string-value="bar2swd,  null,  null,  null, 1, 1,  null, 116 =&gt; bar2swd // Wyrm Tribe Warrior" calcext:value-type="string">
            <text:p>bar2swd, <text:s/>null, <text:s/>null, <text:s/>null, 1, 1, <text:s/>null, 116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, &quot;;[$creature.$H35];&quot; =&gt; &quot;;[$creature.$A35];&quot; // &quot;;[$creature.$I35])" office:value-type="string" office:string-value="bar3axe,  null,  null,  null, 1, 1,  null, 115 =&gt; bar3axe // Elk Tribe Warrior" calcext:value-type="string">
            <text:p>bar3axe, <text:s/>null, <text:s/>null, <text:s/>null, 1, 1, <text:s/>null, 115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, &quot;;[$creature.$H36];&quot; =&gt; &quot;;[$creature.$A36];&quot; // &quot;;[$creature.$I36])" office:value-type="string" office:string-value="bar3mce,  null,  null,  null, 1, 1,  null, 115 =&gt; bar3mce // Elk Tribe Warrior" calcext:value-type="string">
            <text:p>bar3mce, <text:s/>null, <text:s/>null, <text:s/>null, 1, 1, <text:s/>null, 115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, &quot;;[$creature.$H37];&quot; =&gt; &quot;;[$creature.$A37];&quot; // &quot;;[$creature.$I37])" office:value-type="string" office:string-value="bar3swd,  null,  null,  null, 1, 1,  null, 115 =&gt; bar3swd // Elk Tribe Warrior" calcext:value-type="string">
            <text:p>bar3swd, <text:s/>null, <text:s/>null, <text:s/>null, 1, 1, <text:s/>null, 115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, &quot;;[$creature.$H38];&quot; =&gt; &quot;;[$creature.$A38];&quot; // &quot;;[$creature.$I38])" office:value-type="string" office:string-value="barkeep,  null,  null, 34,  null,  null,  null,  null =&gt; barkeep // Grisella" calcext:value-type="string">
            <text:p>barkeep, <text:s/>null, <text:s/>null, 34, <text:s/>null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, &quot;;[$creature.$H39];&quot; =&gt; &quot;;[$creature.$A39];&quot; // &quot;;[$creature.$I39])" office:value-type="string" office:string-value="barsha1,  null,  null,  null,  null, 1,  null, 115 =&gt; barsha1 // Barbarian Shaman" calcext:value-type="string">
            <text:p>barsha1, <text:s/>null, <text:s/>null, <text:s/>null, <text:s/>null, 1, <text:s/>null, 115 =&gt; barsha1 // Barbarian Shaman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, &quot;;[$creature.$H40];&quot; =&gt; &quot;;[$creature.$A40];&quot; // &quot;;[$creature.$I40])" office:value-type="string" office:string-value="barsha2,  null,  null,  null,  null, 1,  null, 116 =&gt; barsha2 // Barbarian Shaman" calcext:value-type="string">
            <text:p>barsha2, <text:s/>null, <text:s/>null, <text:s/>null, <text:s/>null, 1, <text:s/>null, 116 =&gt; barsha2 // Barbarian Shaman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, &quot;;[$creature.$H41];&quot; =&gt; &quot;;[$creature.$A41];&quot; // &quot;;[$creature.$I41])" office:value-type="string" office:string-value="barsha3,  null,  null,  null,  null, 1,  null, 115 =&gt; barsha3 // Barbarian Shaman" calcext:value-type="string">
            <text:p>barsha3, <text:s/>null, <text:s/>null, <text:s/>null, <text:s/>null, 1, <text:s/>null, 115 =&gt; barsha3 // Barbarian Shama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, &quot;;[$creature.$H42];&quot; =&gt; &quot;;[$creature.$A42];&quot; // &quot;;[$creature.$I42])" office:value-type="string" office:string-value="batcat, 1,  null, 34,  null,  null,  null,  null =&gt; batcat // Bat" calcext:value-type="string">
            <text:p>batcat, 1, <text:s/>null, 34, <text:s/>null, <text:s/>null, <text:s/>null, <text:s/>null =&gt; batcat // Bat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, &quot;;[$creature.$H43];&quot; =&gt; &quot;;[$creature.$A43];&quot; // &quot;;[$creature.$I43])" office:value-type="string" office:string-value="bbspir, 4,  null, 34,  null, 103,  null,  null =&gt; bbspir // Black Bear Spirit" calcext:value-type="string">
            <text:p>bbspir, 4, <text:s/>null, 34, <text:s/>null, 103, <text:s/>null, <text:s/>null =&gt; bbspir // Black Bear Spirit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, &quot;;[$creature.$H44];&quot; =&gt; &quot;;[$creature.$A44];&quot; // &quot;;[$creature.$I44])" office:value-type="string" office:string-value="bbspir2,  null,  null,  null,  null, 103,  null,  null =&gt; bbspir2 // unknown" calcext:value-type="string">
            <text:p>bbspir2, <text:s/>null, <text:s/>null, <text:s/>null, <text:s/>null, 103, <text:s/>null, <text:s/>null =&gt; bbspir2 // unknown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, &quot;;[$creature.$H45];&quot; =&gt; &quot;;[$creature.$A45];&quot; // &quot;;[$creature.$I45])" office:value-type="string" office:string-value="bearbel, 1,  null,  null,  null,  null,  null,  null =&gt; bearbel // Black Bear" calcext:value-type="string">
            <text:p>bearbel, 1, <text:s/>null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, &quot;;[$creature.$H46];&quot; =&gt; &quot;;[$creature.$A46];&quot; // &quot;;[$creature.$I46])" office:value-type="string" office:string-value="bearpold, 1,  null,  null, 3,  null,  null,  null =&gt; bearpold // Polar Bear" calcext:value-type="string">
            <text:p>bearpold, 1, <text:s/>null, <text:s/>null, 3, <text:s/>null, <text:s/>null, <text:s/>null =&gt; bearpold // Polar Bear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, &quot;;[$creature.$H47];&quot; =&gt; &quot;;[$creature.$A47];&quot; // &quot;;[$creature.$I47])" office:value-type="string" office:string-value="bearpolr, 1,  null,  null,  null,  null,  null,  null =&gt; bearpolr // Polar Bear" calcext:value-type="string">
            <text:p>bearpolr, 1, <text:s/>null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, &quot;;[$creature.$H48];&quot; =&gt; &quot;;[$creature.$A48];&quot; // &quot;;[$creature.$I48])" office:value-type="string" office:string-value="bedd1,  null,  null, 17,  null,  null,  null,  null =&gt; bedd1 // Sleeping Dwarf" calcext:value-type="string">
            <text:p>bedd1, <text:s/>null, <text:s/>null, 17, <text:s/>null, <text:s/>null, <text:s/>null, <text:s/>null =&gt; bedd1 // Sleeping Dwarf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, &quot;;[$creature.$H49];&quot; =&gt; &quot;;[$creature.$A49];&quot; // &quot;;[$creature.$I49])" office:value-type="string" office:string-value="beetbomb,  null,  null, 34,  null,  null,  null,  null =&gt; beetbomb // Bombardier Beetle" calcext:value-type="string">
            <text:p>beetbomb, <text:s/>null, <text:s/>null, 34, <text:s/>null, <text:s/>null, <text:s/>null, <text:s/>null =&gt; beetbomb // Bombardier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, &quot;;[$creature.$H50];&quot; =&gt; &quot;;[$creature.$A50];&quot; // &quot;;[$creature.$I50])" office:value-type="string" office:string-value="beetbor,  null,  null, 34,  null,  null,  null,  null =&gt; beetbor // Boring Beetle" calcext:value-type="string">
            <text:p>beetbor, <text:s/>null, <text:s/>null, 34, <text:s/>null, <text:s/>null, <text:s/>null, <text:s/>null =&gt; beetbor // Boring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, &quot;;[$creature.$H51];&quot; =&gt; &quot;;[$creature.$A51];&quot; // &quot;;[$creature.$I51])" office:value-type="string" office:string-value="beetle,  null,  null, 34,  null,  null,  null,  null =&gt; beetle // Beetle" calcext:value-type="string">
            <text:p>beetle, <text:s/>null, <text:s/>null, 34, <text:s/>null, <text:s/>null, <text:s/>null, <text:s/>null =&gt; beetle //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, &quot;;[$creature.$H52];&quot; =&gt; &quot;;[$creature.$A52];&quot; // &quot;;[$creature.$I52])" office:value-type="string" office:string-value="beetled,  null,  null, 34, 3,  null,  null,  null =&gt; beetled // Beetle" calcext:value-type="string">
            <text:p>beetled, <text:s/>null, <text:s/>null, 34, 3, <text:s/>null, <text:s/>null, <text:s/>null =&gt; beetled // Beetle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, &quot;;[$creature.$H53];&quot; =&gt; &quot;;[$creature.$A53];&quot; // &quot;;[$creature.$I53])" office:value-type="string" office:string-value="beetleg,  null,  null, 34,  null,  null,  null,  null =&gt; beetleg // Beetle" calcext:value-type="string">
            <text:p>beetleg, <text:s/>null, <text:s/>null, 34, <text:s/>null, <text:s/>null, <text:s/>null, <text:s/>null =&gt; beetleg // Beetle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, &quot;;[$creature.$H54];&quot; =&gt; &quot;;[$creature.$A54];&quot; // &quot;;[$creature.$I54])" office:value-type="string" office:string-value="beetrhin,  null,  null, 34,  null,  null,  null,  null =&gt; beetrhin // Rhinoceros Beetle" calcext:value-type="string">
            <text:p>beetrhin, <text:s/>null, <text:s/>null, 34, <text:s/>null, <text:s/>null, <text:s/>null, <text:s/>null =&gt; beetrhin // Rhinoceros Beetle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, &quot;;[$creature.$H55];&quot; =&gt; &quot;;[$creature.$A55];&quot; // &quot;;[$creature.$I55])" office:value-type="string" office:string-value="belhif, 1,  null,  null, 255,  null,  null,  null =&gt; belhif // Belhifet" calcext:value-type="string">
            <text:p>belhif, 1, <text:s/>null, <text:s/>null, 255, <text:s/>null, <text:s/>null, <text:s/>null =&gt; belhif // Belhifet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, &quot;;[$creature.$H56];&quot; =&gt; &quot;;[$creature.$A56];&quot; // &quot;;[$creature.$I56])" office:value-type="string" office:string-value="bergclaw, 1,  null,  null,  null,  null,  null,  null =&gt; bergclaw // Bergclaw" calcext:value-type="string">
            <text:p>bergclaw, 1, <text:s/>null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, &quot;;[$creature.$H57];&quot; =&gt; &quot;;[$creature.$A57];&quot; // &quot;;[$creature.$I57])" office:value-type="string" office:string-value="berserk, 1,  null,  null,  null,  null,  null,  null =&gt; berserk // Berserk Warrior " calcext:value-type="string">
            <text:p>berserk, 1, <text:s/>null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, &quot;;[$creature.$H58];&quot; =&gt; &quot;;[$creature.$A58];&quot; // &quot;;[$creature.$I58])" office:value-type="string" office:string-value="bharken, 1,  null,  null, 1, 1,  null,  null =&gt; bharken // Brother Harken" calcext:value-type="string">
            <text:p>bharken, 1, <text:s/>null, <text:s/>null, 1, 1, <text:s/>null, <text:s/>null =&gt; bharken // Brother Harken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, &quot;;[$creature.$H59];&quot; =&gt; &quot;;[$creature.$A59];&quot; // &quot;;[$creature.$I59])" office:value-type="string" office:string-value="biknight, 4,  null,  null, 255, 255,  null,  null =&gt; biknight // Black Ice Knight" calcext:value-type="string">
            <text:p>biknight, 4, <text:s/>null, <text:s/>null, 255, 255, <text:s/>null, <text:s/>null =&gt; biknight // Black Ice Knight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, &quot;;[$creature.$H60];&quot; =&gt; &quot;;[$creature.$A60];&quot; // &quot;;[$creature.$I60])" office:value-type="string" office:string-value="bird, 1,  null, 34,  null, 255, 255,  null =&gt; bird // Bird" calcext:value-type="string">
            <text:p>bird, 1, <text:s/>null, 34, <text:s/>null, 255, 255, <text:s/>null =&gt; bird // Bird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, &quot;;[$creature.$H61];&quot; =&gt; &quot;;[$creature.$A61];&quot; // &quot;;[$creature.$I61])" office:value-type="string" office:string-value="bknight,  null, 2, 34,  null,  null,  null,  null =&gt; bknight // Black Knight " calcext:value-type="string">
            <text:p>bknight, <text:s/>null, 2, 34, <text:s/>null, <text:s/>null, <text:s/>null, <text:s/>null =&gt; bknight // Black Knight 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, &quot;;[$creature.$H62];&quot; =&gt; &quot;;[$creature.$A62];&quot; // &quot;;[$creature.$I62])" office:value-type="string" office:string-value="bon8005,  null,  null, 34,  null,  null,  null,  null =&gt; bon8005 // Boneguard Skeleton" calcext:value-type="string">
            <text:p>bon8005, <text:s/>null, <text:s/>null, 34, <text:s/>null, <text:s/>null, <text:s/>null, <text:s/>null =&gt; bon8005 // Boneguard Skeleton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, &quot;;[$creature.$H63];&quot; =&gt; &quot;;[$creature.$A63];&quot; // &quot;;[$creature.$I63])" office:value-type="string" office:string-value="bon8013,  null,  null, 34,  null,  null,  null,  null =&gt; bon8013 // Boneguard Skeleton" calcext:value-type="string">
            <text:p>bon8013, <text:s/>null, <text:s/>null, 34, <text:s/>null, <text:s/>null, <text:s/>null, <text:s/>null =&gt; bon8013 // Boneguard Skeleton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, &quot;;[$creature.$H64];&quot; =&gt; &quot;;[$creature.$A64];&quot; // &quot;;[$creature.$I64])" office:value-type="string" office:string-value="bonegard,  null,  null, 34,  null,  null,  null,  null =&gt; bonegard // Boneguard Skeleton" calcext:value-type="string">
            <text:p>bonegard, <text:s/>null, <text:s/>null, 34, <text:s/>null, <text:s/>null, <text:s/>null, <text:s/>null =&gt; bonegard // Boneguard Skelet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, &quot;;[$creature.$H65];&quot; =&gt; &quot;;[$creature.$A65];&quot; // &quot;;[$creature.$I65])" office:value-type="string" office:string-value="bronsen,  null,  null, 34,  null,  null,  null,  null =&gt; bronsen // Bronze Sentry" calcext:value-type="string">
            <text:p>bronsen, <text:s/>null, <text:s/>null, 34, <text:s/>null, <text:s/>null, <text:s/>null, <text:s/>null =&gt; bronsen // Bronze Sentry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, &quot;;[$creature.$H66];&quot; =&gt; &quot;;[$creature.$A66];&quot; // &quot;;[$creature.$I66])" office:value-type="string" office:string-value="cat,  null,  null, 34,  null,  null,  null,  null =&gt; cat // Cat" calcext:value-type="string">
            <text:p>cat, <text:s/>null, <text:s/>null, 34, <text:s/>null, <text:s/>null, <text:s/>null, <text:s/>null =&gt; cat // Cat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, &quot;;[$creature.$H67];&quot; =&gt; &quot;;[$creature.$A67];&quot; // &quot;;[$creature.$I67])" office:value-type="string" office:string-value="chairm1,  null,  null, 34,  null,  null,  null,  null =&gt; chairm1 // Townsperson" calcext:value-type="string">
            <text:p>chairm1, <text:s/>null, <text:s/>null, 34, <text:s/>null, <text:s/>null, <text:s/>null, <text:s/>null =&gt; chairm1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, &quot;;[$creature.$H68];&quot; =&gt; &quot;;[$creature.$A68];&quot; // &quot;;[$creature.$I68])" office:value-type="string" office:string-value="chairm2,  null,  null, 34,  null,  null,  null,  null =&gt; chairm2 // Townsperson" calcext:value-type="string">
            <text:p>chairm2, <text:s/>null, <text:s/>null, 34, <text:s/>null, <text:s/>null, <text:s/>null, <text:s/>null =&gt; chairm2 // Townsperso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, &quot;;[$creature.$H69];&quot; =&gt; &quot;;[$creature.$A69];&quot; // &quot;;[$creature.$I69])" office:value-type="string" office:string-value="chairm3,  null,  null, 34,  null,  null,  null,  null =&gt; chairm3 // Townsperson" calcext:value-type="string">
            <text:p>chairm3, <text:s/>null, <text:s/>null, 34, <text:s/>null, <text:s/>null, <text:s/>null, <text:s/>null =&gt; chairm3 // Townsperso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, &quot;;[$creature.$H70];&quot; =&gt; &quot;;[$creature.$A70];&quot; // &quot;;[$creature.$I70])" office:value-type="string" office:string-value="chairm4,  null,  null, 34,  null,  null,  null,  null =&gt; chairm4 // Townsperson" calcext:value-type="string">
            <text:p>chairm4, <text:s/>null, <text:s/>null, 34, <text:s/>null, <text:s/>null, <text:s/>null, <text:s/>null =&gt; chairm4 // Townsperson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, &quot;;[$creature.$H71];&quot; =&gt; &quot;;[$creature.$A71];&quot; // &quot;;[$creature.$I71])" office:value-type="string" office:string-value="chicken,  null, 2, 34,  null,  null,  null,  null =&gt; chicken // Chicken" calcext:value-type="string">
            <text:p>chicken, <text:s/>null, 2, 34, <text:s/>null, <text:s/>null, <text:s/>null, <text:s/>null =&gt; chicken // Chicke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, &quot;;[$creature.$H72];&quot; =&gt; &quot;;[$creature.$A72];&quot; // &quot;;[$creature.$I72])" office:value-type="string" office:string-value="churin,  null,  null, 34,  null,  null,  null,  null =&gt; churin // Churin" calcext:value-type="string">
            <text:p>churin, <text:s/>null, <text:s/>null, 34, <text:s/>null, <text:s/>null, <text:s/>null, <text:s/>null =&gt; churin // Churin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, &quot;;[$creature.$H73];&quot; =&gt; &quot;;[$creature.$A73];&quot; // &quot;;[$creature.$I73])" office:value-type="string" office:string-value="ckinvst,  null,  null, 34,  null,  null,  null,  null =&gt; ckinvst // Invisible Stalker" calcext:value-type="string">
            <text:p>ckinvst, <text:s/>null, <text:s/>null, 34, <text:s/>null, <text:s/>null, <text:s/>null, <text:s/>null =&gt; ckinvst // Invisible Stalker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, &quot;;[$creature.$H74];&quot; =&gt; &quot;;[$creature.$A74];&quot; // &quot;;[$creature.$I74])" office:value-type="string" office:string-value="conlan, 1,  null,  null,  null,  null,  null,  null =&gt; conlan // Conlan" calcext:value-type="string">
            <text:p>conlan, 1, <text:s/>null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, &quot;;[$creature.$H75];&quot; =&gt; &quot;;[$creature.$A75];&quot; // &quot;;[$creature.$I75])" office:value-type="string" office:string-value="cook, 1,  null,  null, 1, 1,  null,  null =&gt; cook // Cook" calcext:value-type="string">
            <text:p>cook, 1, <text:s/>null, <text:s/>null, 1, 1, <text:s/>null, <text:s/>null =&gt; cook // Cook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, &quot;;[$creature.$H76];&quot; =&gt; &quot;;[$creature.$A76];&quot; // &quot;;[$creature.$I76])" office:value-type="string" office:string-value="copspir,  null,  null, 34,  null, 255, 255,  null =&gt; copspir // Planar Spirit" calcext:value-type="string">
            <text:p>copspir, <text:s/>null, <text:s/>null, 34, <text:s/>null, 255, 255, <text:s/>null =&gt; copspir // Planar Spirit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, &quot;;[$creature.$H77];&quot; =&gt; &quot;;[$creature.$A77];&quot; // &quot;;[$creature.$I77])" office:value-type="string" office:string-value="cow, 2, 2,  null,  null,  null,  null,  null =&gt; cow // Cow" calcext:value-type="string">
            <text:p>cow, 2, 2, <text:s/>null, <text:s/>null, <text:s/>null, <text:s/>null, <text:s/>null =&gt; cow // Cow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, &quot;;[$creature.$H78];&quot; =&gt; &quot;;[$creature.$A78];&quot; // &quot;;[$creature.$I78])" office:value-type="string" office:string-value="crypthng,  null,  null,  null, 4, 167,  null,  null =&gt; crypthng // Crypt Thing" calcext:value-type="string">
            <text:p>crypthng, <text:s/>null, <text:s/>null, <text:s/>null, 4, 167, <text:s/>null, <text:s/>null =&gt; crypthng // Crypt Thing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, &quot;;[$creature.$H79];&quot; =&gt; &quot;;[$creature.$A79];&quot; // &quot;;[$creature.$I79])" office:value-type="string" office:string-value="custos, 1,  null, 49,  null,  null,  null,  null =&gt; custos // Custhantos" calcext:value-type="string">
            <text:p>custos, 1, <text:s/>null, 49, <text:s/>null, <text:s/>null, <text:s/>null, <text:s/>null =&gt; custos // Custhantos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, &quot;;[$creature.$H80];&quot; =&gt; &quot;;[$creature.$A80];&quot; // &quot;;[$creature.$I80])" office:value-type="string" office:string-value="cyanimp1,  null,  null, 34,  null,  null,  null,  null =&gt; cyanimp1 // Animated Plate" calcext:value-type="string">
            <text:p>cyanimp1, <text:s/>null, <text:s/>null, 34, <text:s/>null, <text:s/>null, <text:s/>null, <text:s/>null =&gt; cyanimp1 // Animated Plat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, &quot;;[$creature.$H81];&quot; =&gt; &quot;;[$creature.$A81];&quot; // &quot;;[$creature.$I81])" office:value-type="string" office:string-value="cyanimp2,  null,  null, 34,  null,  null,  null,  null =&gt; cyanimp2 // Animated Plate" calcext:value-type="string">
            <text:p>cyanimp2, <text:s/>null, <text:s/>null, 34, <text:s/>null, <text:s/>null, <text:s/>null, <text:s/>null =&gt; cyanimp2 // Animated Plate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, &quot;;[$creature.$H82];&quot; =&gt; &quot;;[$creature.$A82];&quot; // &quot;;[$creature.$I82])" office:value-type="string" office:string-value="cyanimp3,  null,  null, 34,  null,  null,  null,  null =&gt; cyanimp3 // Animated Plate" calcext:value-type="string">
            <text:p>cyanimp3, <text:s/>null, <text:s/>null, 34, <text:s/>null, <text:s/>null, <text:s/>null, <text:s/>null =&gt; cyanimp3 // Animated Plate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, &quot;;[$creature.$H83];&quot; =&gt; &quot;;[$creature.$A83];&quot; // &quot;;[$creature.$I83])" office:value-type="string" office:string-value="cybeetr,  null,  null, 34,  null,  null,  null,  null =&gt; cybeetr // Rhinoceros Beetle" calcext:value-type="string">
            <text:p>cybeetr, <text:s/>null, <text:s/>null, 34, <text:s/>null, <text:s/>null, <text:s/>null, <text:s/>null =&gt; cybeetr // Rhinoceros Beetle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, &quot;;[$creature.$H84];&quot; =&gt; &quot;;[$creature.$A84];&quot; // &quot;;[$creature.$I84])" office:value-type="string" office:string-value="cyclops,  null,  null, 51, 5,  null,  null,  null =&gt; cyclops // Cyclops" calcext:value-type="string">
            <text:p>cyclops, <text:s/>null, <text:s/>null, 51, 5, <text:s/>null, <text:s/>null, <text:s/>null =&gt; cyclops // Cyclops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, &quot;;[$creature.$H85];&quot; =&gt; &quot;;[$creature.$A85];&quot; // &quot;;[$creature.$I85])" office:value-type="string" office:string-value="cyearthe,  null,  null, 34, 5,  null,  null,  null =&gt; cyearthe // Earth Elemental" calcext:value-type="string">
            <text:p>cyearthe, <text:s/>null, <text:s/>null, 34, 5, <text:s/>null, <text:s/>null, <text:s/>null =&gt; cyearthe // Earth Elemental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, &quot;;[$creature.$H86];&quot; =&gt; &quot;;[$creature.$A86];&quot; // &quot;;[$creature.$I86])" office:value-type="string" office:string-value="cyfiree,  null,  null, 34, 5,  null,  null,  null =&gt; cyfiree // Fire Elemental" calcext:value-type="string">
            <text:p>cyfiree, <text:s/>null, <text:s/>null, 34, 5, <text:s/>null, <text:s/>null, <text:s/>null =&gt; cyfiree // Fire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, &quot;;[$creature.$H87];&quot; =&gt; &quot;;[$creature.$A87];&quot; // &quot;;[$creature.$I87])" office:value-type="string" office:string-value="cymycon,  null,  null, 18,  null,  null,  null,  null =&gt; cymycon // Red Myconid" calcext:value-type="string">
            <text:p>cymycon, <text:s/>null, <text:s/>null, 18, <text:s/>null, <text:s/>null, <text:s/>null, <text:s/>null =&gt; cymycon // Red Myconid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, &quot;;[$creature.$H88];&quot; =&gt; &quot;;[$creature.$A88];&quot; // &quot;;[$creature.$I88])" office:value-type="string" office:string-value="cyshamb, 4,  null,  null, 255, 176, 8,  null =&gt; cyshamb // Shambler" calcext:value-type="string">
            <text:p>cyshamb, 4, <text:s/>null, <text:s/>null, 255, 176, 8, <text:s/>null =&gt; cyshamb // Shamble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, &quot;;[$creature.$H89];&quot; =&gt; &quot;;[$creature.$A89];&quot; // &quot;;[$creature.$I89])" office:value-type="string" office:string-value="cywatere,  null,  null, 34, 5,  null,  null, 114 =&gt; cywatere // Water Elemental" calcext:value-type="string">
            <text:p>cywatere, <text:s/>null, <text:s/>null, 34, 5, <text:s/>null, <text:s/>null, 114 =&gt; cywatere // Water Elemental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, &quot;;[$creature.$H90];&quot; =&gt; &quot;;[$creature.$A90];&quot; // &quot;;[$creature.$I90])" office:value-type="string" office:string-value="davin,  null,  null, 34,  null,  null,  null,  null =&gt; davin // Davin" calcext:value-type="string">
            <text:p>davin, <text:s/>null, <text:s/>null, 34, <text:s/>null, <text:s/>null, <text:s/>null, <text:s/>null =&gt; davin // Davin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, &quot;;[$creature.$H91];&quot; =&gt; &quot;;[$creature.$A91];&quot; // &quot;;[$creature.$I91])" office:value-type="string" office:string-value="dbar1, 1,  null,  null, 3, 1,  null, 116 =&gt; dbar1 // Barbarian Warrior" calcext:value-type="string">
            <text:p>dbar1, 1, <text:s/>null, <text:s/>null, 3, 1, <text:s/>null, 116 =&gt; dbar1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, &quot;;[$creature.$H92];&quot; =&gt; &quot;;[$creature.$A92];&quot; // &quot;;[$creature.$I92])" office:value-type="string" office:string-value="dbar2, 1,  null,  null, 3, 1,  null, 116 =&gt; dbar2 // Barbarian Warrior" calcext:value-type="string">
            <text:p>dbar2, 1, <text:s/>null, <text:s/>null, 3, 1, <text:s/>null, 116 =&gt; dbar2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, &quot;;[$creature.$H93];&quot; =&gt; &quot;;[$creature.$A93];&quot; // &quot;;[$creature.$I93])" office:value-type="string" office:string-value="dbar3, 1,  null,  null, 3, 1,  null, 116 =&gt; dbar3 // Barbarian Warrior" calcext:value-type="string">
            <text:p>dbar3, 1, <text:s/>null, <text:s/>null, 3, 1, <text:s/>null, 116 =&gt; dbar3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, &quot;;[$creature.$H94];&quot; =&gt; &quot;;[$creature.$A94];&quot; // &quot;;[$creature.$I94])" office:value-type="string" office:string-value="dbar4, 1,  null,  null, 3, 1,  null, 115 =&gt; dbar4 // Barbarian Warrior" calcext:value-type="string">
            <text:p>dbar4, 1, <text:s/>null, <text:s/>null, 3, 1, <text:s/>null, 115 =&gt; dbar4 // Barbarian Warrio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, &quot;;[$creature.$H95];&quot; =&gt; &quot;;[$creature.$A95];&quot; // &quot;;[$creature.$I95])" office:value-type="string" office:string-value="dbar5, 1,  null,  null, 3, 1,  null, 115 =&gt; dbar5 // Barbarian Warrior" calcext:value-type="string">
            <text:p>dbar5, 1, <text:s/>null, <text:s/>null, 3, 1, <text:s/>null, 115 =&gt; dbar5 // Barbarian Warrio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, &quot;;[$creature.$H96];&quot; =&gt; &quot;;[$creature.$A96];&quot; // &quot;;[$creature.$I96])" office:value-type="string" office:string-value="dbar6, 1,  null,  null, 3, 1,  null, 115 =&gt; dbar6 // Barbarian Warrior" calcext:value-type="string">
            <text:p>dbar6, 1, <text:s/>null, <text:s/>null, 3, 1, <text:s/>null, 115 =&gt; dbar6 // Barbarian Warrior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, &quot;;[$creature.$H97];&quot; =&gt; &quot;;[$creature.$A97];&quot; // &quot;;[$creature.$I97])" office:value-type="string" office:string-value="deadvil,  null,  null,  null, 3,  null,  null,  null =&gt; deadvil // Captive Villager" calcext:value-type="string">
            <text:p>deadvil, <text:s/>null, <text:s/>null, <text:s/>null, 3, <text:s/>null, <text:s/>null, <text:s/>null =&gt; deadvil // Captive Villager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, &quot;;[$creature.$H98];&quot; =&gt; &quot;;[$creature.$A98];&quot; // &quot;;[$creature.$I98])" office:value-type="string" office:string-value="deadvilf,  null,  null,  null, 3,  null,  null,  null =&gt; deadvilf // Captive Villager" calcext:value-type="string">
            <text:p>deadvilf, <text:s/>null, <text:s/>null, <text:s/>null, 3, <text:s/>null, <text:s/>null, <text:s/>null =&gt; deadvilf // Captive Villager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, &quot;;[$creature.$H99];&quot; =&gt; &quot;;[$creature.$A99];&quot; // &quot;;[$creature.$I99])" office:value-type="string" office:string-value="deadwolf,  null,  null, 34, 3,  null,  null,  null =&gt; deadwolf // Dog" calcext:value-type="string">
            <text:p>deadwolf, <text:s/>null, <text:s/>null, 34, 3, <text:s/>null, <text:s/>null, <text:s/>null =&gt; deadwolf // Dog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, &quot;;[$creature.$H100];&quot; =&gt; &quot;;[$creature.$A100];&quot; // &quot;;[$creature.$I100])" office:value-type="string" office:string-value="deddog, 1,  null,  null, 3, 105,  null,  null =&gt; deddog // Jackal" calcext:value-type="string">
            <text:p>deddog, 1, <text:s/>null, <text:s/>null, 3, 105, <text:s/>null, <text:s/>null =&gt; deddog // Jackal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, &quot;;[$creature.$H101];&quot; =&gt; &quot;;[$creature.$A101];&quot; // &quot;;[$creature.$I101])" office:value-type="string" office:string-value="deepgnun, 1,  null, 33,  null,  null,  null,  null =&gt; deepgnun // Unconscious Deep Gnome" calcext:value-type="string">
            <text:p>deepgnun, 1, <text:s/>null, 33, <text:s/>null, <text:s/>null, <text:s/>null, <text:s/>null =&gt; deepgnun // Unconscious Deep Gnome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, &quot;;[$creature.$H102];&quot; =&gt; &quot;;[$creature.$A102];&quot; // &quot;;[$creature.$I102])" office:value-type="string" office:string-value="denaini,  null,  null, 49, 4,  null,  null,  null =&gt; denaini // Denaini" calcext:value-type="string">
            <text:p>denaini, <text:s/>null, <text:s/>null, 49, 4, <text:s/>null, <text:s/>null, <text:s/>null =&gt; denaini // Denai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, &quot;;[$creature.$H103];&quot; =&gt; &quot;;[$creature.$A103];&quot; // &quot;;[$creature.$I103])" office:value-type="string" office:string-value="digby,  null,  null, 34, 1,  null,  null,  null =&gt; digby // Digby" calcext:value-type="string">
            <text:p>digby, <text:s/>null, <text:s/>null, 34, 1, <text:s/>null, <text:s/>null, <text:s/>null =&gt; digby // Digby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, &quot;;[$creature.$H104];&quot; =&gt; &quot;;[$creature.$A104];&quot; // &quot;;[$creature.$I104])" office:value-type="string" office:string-value="direb, 1,  null,  null,  null, 103,  null,  null =&gt; direb // Dire Bear" calcext:value-type="string">
            <text:p>direb, 1, <text:s/>null, <text:s/>null, <text:s/>null, 103, <text:s/>null, <text:s/>null =&gt; direb // Dire Bea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, &quot;;[$creature.$H105];&quot; =&gt; &quot;;[$creature.$A105];&quot; // &quot;;[$creature.$I105])" office:value-type="string" office:string-value="djinni,  null,  null,  null, 5,  null,  null,  null =&gt; djinni // Djinni" calcext:value-type="string">
            <text:p>djinni, <text:s/>null, <text:s/>null, <text:s/>null, 5, <text:s/>null, <text:s/>null, <text:s/>null =&gt; djinni // Djinni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, &quot;;[$creature.$H106];&quot; =&gt; &quot;;[$creature.$A106];&quot; // &quot;;[$creature.$I106])" office:value-type="string" office:string-value="dlbar1a,  null,  null,  null, 1, 1,  null, 117 =&gt; dlbar1a // Bear Tribe Warrior" calcext:value-type="string">
            <text:p>dlbar1a, <text:s/>null, <text:s/>null, <text:s/>null, 1, 1, <text:s/>null, 117 =&gt; dlbar1a // Bear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, &quot;;[$creature.$H107];&quot; =&gt; &quot;;[$creature.$A107];&quot; // &quot;;[$creature.$I107])" office:value-type="string" office:string-value="dlbar1m,  null,  null,  null, 1, 1,  null, 117 =&gt; dlbar1m // Bear Tribe Warrior" calcext:value-type="string">
            <text:p>dlbar1m, <text:s/>null, <text:s/>null, <text:s/>null, 1, 1, <text:s/>null, 117 =&gt; dlbar1m // Bear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, &quot;;[$creature.$H108];&quot; =&gt; &quot;;[$creature.$A108];&quot; // &quot;;[$creature.$I108])" office:value-type="string" office:string-value="dlbar1s,  null,  null,  null, 1, 1,  null, 117 =&gt; dlbar1s // Bear Tribe Warrior" calcext:value-type="string">
            <text:p>dlbar1s, <text:s/>null, <text:s/>null, <text:s/>null, 1, 1, <text:s/>null, 117 =&gt; dlbar1s // Bear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, &quot;;[$creature.$H109];&quot; =&gt; &quot;;[$creature.$A109];&quot; // &quot;;[$creature.$I109])" office:value-type="string" office:string-value="dlbar3a,  null,  null,  null, 1, 1,  null, 117 =&gt; dlbar3a // Elk Tribe Warrior" calcext:value-type="string">
            <text:p>dlbar3a, <text:s/>null, <text:s/>null, <text:s/>null, 1, 1, <text:s/>null, 117 =&gt; dlbar3a // Elk Tribe Warrior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, &quot;;[$creature.$H110];&quot; =&gt; &quot;;[$creature.$A110];&quot; // &quot;;[$creature.$I110])" office:value-type="string" office:string-value="dlbar3m,  null,  null,  null, 1, 1,  null, 117 =&gt; dlbar3m // Elk Tribe Warrior" calcext:value-type="string">
            <text:p>dlbar3m, <text:s/>null, <text:s/>null, <text:s/>null, 1, 1, <text:s/>null, 117 =&gt; dlbar3m // Elk Tribe Warrio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, &quot;;[$creature.$H111];&quot; =&gt; &quot;;[$creature.$A111];&quot; // &quot;;[$creature.$I111])" office:value-type="string" office:string-value="dlbar3s,  null,  null,  null, 1, 1,  null, 117 =&gt; dlbar3s // Elk Tribe Warrior" calcext:value-type="string">
            <text:p>dlbar3s, <text:s/>null, <text:s/>null, <text:s/>null, 1, 1, <text:s/>null, 117 =&gt; dlbar3s // Elk Tribe Warrior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, &quot;;[$creature.$H112];&quot; =&gt; &quot;;[$creature.$A112];&quot; // &quot;;[$creature.$I112])" office:value-type="string" office:string-value="dlbnegrd,  null,  null, 34,  null,  null,  null,  null =&gt; dlbnegrd // Boneguard Skeleton" calcext:value-type="string">
            <text:p>dlbnegrd, <text:s/>null, <text:s/>null, 34, <text:s/>null, <text:s/>null, <text:s/>null, <text:s/>null =&gt; dlbnegrd // Boneguard Skeleton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, &quot;;[$creature.$H113];&quot; =&gt; &quot;;[$creature.$A113];&quot; // &quot;;[$creature.$I113])" office:value-type="string" office:string-value="dlbonec,  null,  null, 35,  null,  null,  null,  null =&gt; dlbonec // Bone Scavenger" calcext:value-type="string">
            <text:p>dlbonec, <text:s/>null, <text:s/>null, 35, <text:s/>null, <text:s/>null, <text:s/>null, <text:s/>null =&gt; dlbonec // Bone Scavenger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, &quot;;[$creature.$H114];&quot; =&gt; &quot;;[$creature.$A114];&quot; // &quot;;[$creature.$I114])" office:value-type="string" office:string-value="dlcldaxe,  null,  null, 34, 4, 115,  null,  null =&gt; dlcldaxe // Cold Bones" calcext:value-type="string">
            <text:p>dlcldaxe, <text:s/>null, <text:s/>null, 34, 4, 115, <text:s/>null, <text:s/>null =&gt; dlcldaxe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, &quot;;[$creature.$H115];&quot; =&gt; &quot;;[$creature.$A115];&quot; // &quot;;[$creature.$I115])" office:value-type="string" office:string-value="dlcldhnd,  null,  null, 34,  null, 115,  null,  null =&gt; dlcldhnd // Cold Bones" calcext:value-type="string">
            <text:p>dlcldhnd, <text:s/>null, <text:s/>null, 34, <text:s/>null, 115, <text:s/>null, <text:s/>null =&gt; dlcldhnd // Cold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, &quot;;[$creature.$H116];&quot; =&gt; &quot;;[$creature.$A116];&quot; // &quot;;[$creature.$I116])" office:value-type="string" office:string-value="dlcldmce,  null,  null, 34,  null, 115,  null,  null =&gt; dlcldmce // Cold Bones" calcext:value-type="string">
            <text:p>dlcldmce, <text:s/>null, <text:s/>null, 34, <text:s/>null, 115, <text:s/>null, <text:s/>null =&gt; dlcldmce // Col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, &quot;;[$creature.$H117];&quot; =&gt; &quot;;[$creature.$A117];&quot; // &quot;;[$creature.$I117])" office:value-type="string" office:string-value="dlcldswd,  null,  null, 34,  null, 115,  null,  null =&gt; dlcldswd // Cold Bones" calcext:value-type="string">
            <text:p>dlcldswd, <text:s/>null, <text:s/>null, 34, <text:s/>null, 115, <text:s/>null, <text:s/>null =&gt; dlcldswd // Col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, &quot;;[$creature.$H118];&quot; =&gt; &quot;;[$creature.$A118];&quot; // &quot;;[$creature.$I118])" office:value-type="string" office:string-value="dlfznbne,  null,  null, 34, 4, 115,  null,  null =&gt; dlfznbne // Frozen Bones" calcext:value-type="string">
            <text:p>dlfznbne, <text:s/>null, <text:s/>null, 34, 4, 115, <text:s/>null, <text:s/>null =&gt; dlfznbne // Frozen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, &quot;;[$creature.$H119];&quot; =&gt; &quot;;[$creature.$A119];&quot; // &quot;;[$creature.$I119])" office:value-type="string" office:string-value="dliceaxe,  null,  null, 34,  null, 115,  null,  null =&gt; dliceaxe // Iced Bones" calcext:value-type="string">
            <text:p>dliceaxe, <text:s/>null, <text:s/>null, 34, <text:s/>null, 115, <text:s/>null, <text:s/>null =&gt; dliceaxe // Iced Bones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, &quot;;[$creature.$H120];&quot; =&gt; &quot;;[$creature.$A120];&quot; // &quot;;[$creature.$I120])" office:value-type="string" office:string-value="dlicehnd,  null,  null, 34,  null, 115,  null,  null =&gt; dlicehnd // Iced Bones" calcext:value-type="string">
            <text:p>dlicehnd, <text:s/>null, <text:s/>null, 34, <text:s/>null, 115, <text:s/>null, <text:s/>null =&gt; dlicehnd // Iced Bones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, &quot;;[$creature.$H121];&quot; =&gt; &quot;;[$creature.$A121];&quot; // &quot;;[$creature.$I121])" office:value-type="string" office:string-value="dliceswd,  null,  null, 34, 4, 115,  null,  null =&gt; dliceswd // Iced Bones" calcext:value-type="string">
            <text:p>dliceswd, <text:s/>null, <text:s/>null, 34, 4, 115, <text:s/>null, <text:s/>null =&gt; dliceswd // Iced Bones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, &quot;;[$creature.$H122];&quot; =&gt; &quot;;[$creature.$A122];&quot; // &quot;;[$creature.$I122])" office:value-type="string" office:string-value="dlicetr, 1,  null,  null, 5,  null,  null,  null =&gt; dlicetr // Greater Ice Troll" calcext:value-type="string">
            <text:p>dlicetr, 1, <text:s/>null, <text:s/>null, 5, <text:s/>null, <text:s/>null, <text:s/>null =&gt; dlicetr // Greater Ice Trol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, &quot;;[$creature.$H123];&quot; =&gt; &quot;;[$creature.$A123];&quot; // &quot;;[$creature.$I123])" office:value-type="string" office:string-value="dlscrag, 1,  null,  null, 5,  null,  null,  null =&gt; dlscrag // Scrag" calcext:value-type="string">
            <text:p>dlscrag, 1, <text:s/>null, <text:s/>null, 5, <text:s/>null, <text:s/>null, <text:s/>null =&gt; dlscrag // Scrag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, &quot;;[$creature.$H124];&quot; =&gt; &quot;;[$creature.$A124];&quot; // &quot;;[$creature.$I124])" office:value-type="string" office:string-value="dlsnotr, 1,  null,  null, 5,  null,  null,  null =&gt; dlsnotr // Greater Snow Troll" calcext:value-type="string">
            <text:p>dlsnotr, 1, <text:s/>null, <text:s/>null, 5, <text:s/>null, <text:s/>null, <text:s/>null =&gt; dlsnotr // Greater Snow Troll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, &quot;;[$creature.$H125];&quot; =&gt; &quot;;[$creature.$A125];&quot; // &quot;;[$creature.$I125])" office:value-type="string" office:string-value="dlwater,  null,  null,  null, 5,  null,  null, 114 =&gt; dlwater // Water Kin Elemental" calcext:value-type="string">
            <text:p>dlwater, <text:s/>null, <text:s/>null, <text:s/>null, 5, <text:s/>null, <text:s/>null, 114 =&gt; dlwater // Water Kin Element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, &quot;;[$creature.$H126];&quot; =&gt; &quot;;[$creature.$A126];&quot; // &quot;;[$creature.$I126])" office:value-type="string" office:string-value="dlyeti,  null,  null,  null, 5,  null,  null,  null =&gt; dlyeti // Berg Yeti" calcext:value-type="string">
            <text:p>dlyeti, <text:s/>null, <text:s/>null, <text:s/>null, 5, <text:s/>null, <text:s/>null, <text:s/>null =&gt; dlyeti // Berg Yeti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, &quot;;[$creature.$H127];&quot; =&gt; &quot;;[$creature.$A127];&quot; // &quot;;[$creature.$I127])" office:value-type="string" office:string-value="dolan,  null,  null, 34, 1,  null,  null,  null =&gt; dolan // Dolan" calcext:value-type="string">
            <text:p>dolan, <text:s/>null, <text:s/>null, 34, 1, <text:s/>null, <text:s/>null, <text:s/>null =&gt; dolan // Dolan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, &quot;;[$creature.$H128];&quot; =&gt; &quot;;[$creature.$A128];&quot; // &quot;;[$creature.$I128])" office:value-type="string" office:string-value="doogal,  null,  null,  null, 1,  null,  null,  null =&gt; doogal // Doogal" calcext:value-type="string">
            <text:p>doogal, <text:s/>null, <text:s/>null, <text:s/>null, 1, <text:s/>null, <text:s/>null, <text:s/>null =&gt; doogal // Doogal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, &quot;;[$creature.$H129];&quot; =&gt; &quot;;[$creature.$A129];&quot; // &quot;;[$creature.$I129])" office:value-type="string" office:string-value="drowpm, 1,  null, 51,  null,  null,  null,  null =&gt; drowpm // Priest-Mage of Vhaeraun" calcext:value-type="string">
            <text:p>drowpm, 1, <text:s/>null, 51, <text:s/>null, <text:s/>null, <text:s/>null, <text:s/>null =&gt; drowpm // Priest-Mage of Vhaeraun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, &quot;;[$creature.$H130];&quot; =&gt; &quot;;[$creature.$A130];&quot; // &quot;;[$creature.$I130])" office:value-type="string" office:string-value="drowsor, 1,  null, 51,  null,  null,  null,  null =&gt; drowsor // Drow Sorcerer" calcext:value-type="string">
            <text:p>drowsor, 1, <text:s/>null, 51, <text:s/>null, <text:s/>null, <text:s/>null, <text:s/>null =&gt; drowsor // Drow Sorcerer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, &quot;;[$creature.$H131];&quot; =&gt; &quot;;[$creature.$A131];&quot; // &quot;;[$creature.$I131])" office:value-type="string" office:string-value="drowspe, 1,  null, 51, 1,  null,  null,  null =&gt; drowspe // Drow Spellsword" calcext:value-type="string">
            <text:p>drowspe, 1, <text:s/>null, 51, 1, <text:s/>null, <text:s/>null, <text:s/>null =&gt; drowspe // Drow Spellsword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, &quot;;[$creature.$H132];&quot; =&gt; &quot;;[$creature.$A132];&quot; // &quot;;[$creature.$I132])" office:value-type="string" office:string-value="drowvan, 1,  null, 51, 1,  null,  null,  null =&gt; drowvan // Drow Vanguard" calcext:value-type="string">
            <text:p>drowvan, 1, <text:s/>null, 51, 1, <text:s/>null, <text:s/>null, <text:s/>null =&gt; drowvan // Drow Vanguard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, &quot;;[$creature.$H133];&quot; =&gt; &quot;;[$creature.$A133];&quot; // &quot;;[$creature.$I133])" office:value-type="string" office:string-value="druidbb,  null,  null, 34,  null,  null,  null,  null =&gt; druidbb // Boring Beetle" calcext:value-type="string">
            <text:p>druidbb, <text:s/>null, <text:s/>null, 34, <text:s/>null, <text:s/>null, <text:s/>null, <text:s/>null =&gt; druidbb // Boring Beetle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, &quot;;[$creature.$H134];&quot; =&gt; &quot;;[$creature.$A134];&quot; // &quot;;[$creature.$I134])" office:value-type="string" office:string-value="druidee,  null,  null, 34, 5,  null,  null,  null =&gt; druidee // Earth Elemental" calcext:value-type="string">
            <text:p>druidee, <text:s/>null, <text:s/>null, 34, 5, <text:s/>null, <text:s/>null, <text:s/>null =&gt; druidee // Earth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, &quot;;[$creature.$H135];&quot; =&gt; &quot;;[$creature.$A135];&quot; // &quot;;[$creature.$I135])" office:value-type="string" office:string-value="druidfe,  null,  null, 34, 5,  null,  null,  null =&gt; druidfe // Fire Elemental" calcext:value-type="string">
            <text:p>druidfe, <text:s/>null, <text:s/>null, 34, 5, <text:s/>null, <text:s/>null, <text:s/>null =&gt; druidfe // Fire Elemental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, &quot;;[$creature.$H136];&quot; =&gt; &quot;;[$creature.$A136];&quot; // &quot;;[$creature.$I136])" office:value-type="string" office:string-value="druidpb, 1,  null,  null,  null,  null,  null,  null =&gt; druidpb // Polar Bear" calcext:value-type="string">
            <text:p>druidpb, 1, <text:s/>null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, &quot;;[$creature.$H137];&quot; =&gt; &quot;;[$creature.$A137];&quot; // &quot;;[$creature.$I137])" office:value-type="string" office:string-value="druidwe,  null,  null, 34, 5,  null,  null, 114 =&gt; druidwe // Water Elemental" calcext:value-type="string">
            <text:p>druidwe, <text:s/>null, <text:s/>null, 34, 5, <text:s/>null, <text:s/>null, 114 =&gt; druidwe // Water Elemental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, &quot;;[$creature.$H138];&quot; =&gt; &quot;;[$creature.$A138];&quot; // &quot;;[$creature.$I138])" office:value-type="string" office:string-value="druidww, 1,  null, 35,  null,  null,  null,  null =&gt; druidww // Winter Wolf" calcext:value-type="string">
            <text:p>druidww, 1, <text:s/>null, 35, <text:s/>null, <text:s/>null, <text:s/>null, <text:s/>null =&gt; druidww // Winter Wolf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, &quot;;[$creature.$H139];&quot; =&gt; &quot;;[$creature.$A139];&quot; // &quot;;[$creature.$I139])" office:value-type="string" office:string-value="dver, 4,  null, 34, 1, 108, 255,  null =&gt; dver // Corpse" calcext:value-type="string">
            <text:p>dver, 4, <text:s/>null, 34, 1, 108, 255, <text:s/>null =&gt; dver // Corpse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, &quot;;[$creature.$H140];&quot; =&gt; &quot;;[$creature.$A140];&quot; // &quot;;[$creature.$I140])" office:value-type="string" office:string-value="eagle, 1,  null, 34,  null,  null,  null,  null =&gt; eagle // Eagle" calcext:value-type="string">
            <text:p>eagle, 1, <text:s/>null, 34, <text:s/>null, <text:s/>null, <text:s/>null, <text:s/>null =&gt; eagle // Eagle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, &quot;;[$creature.$H141];&quot; =&gt; &quot;;[$creature.$A141];&quot; // &quot;;[$creature.$I141])" office:value-type="string" office:string-value="ecogre,  null,  null,  null, 5,  null,  null,  null =&gt; ecogre // Ogre" calcext:value-type="string">
            <text:p>ecogre, <text:s/>null, <text:s/>null, <text:s/>null, 5, <text:s/>null, <text:s/>null, <text:s/>null =&gt; ecogre // Ogre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, &quot;;[$creature.$H142];&quot; =&gt; &quot;;[$creature.$A142];&quot; // &quot;;[$creature.$I142])" office:value-type="string" office:string-value="eecorpse,  null,  null, 34, 3,  null,  null,  null =&gt; eecorpse // Townsperson" calcext:value-type="string">
            <text:p>eecorpse, <text:s/>null, <text:s/>null, 34, 3, <text:s/>null, <text:s/>null, <text:s/>null =&gt; eecorpse // Townsperson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, &quot;;[$creature.$H143];&quot; =&gt; &quot;;[$creature.$A143];&quot; // &quot;;[$creature.$I143])" office:value-type="string" office:string-value="eecyc1,  null,  null, 51, 5,  null,  null,  null =&gt; eecyc1 // Cyclops" calcext:value-type="string">
            <text:p>eecyc1, <text:s/>null, <text:s/>null, 51, 5, <text:s/>null, <text:s/>null, <text:s/>null =&gt; eecyc1 // Cyclops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, &quot;;[$creature.$H144];&quot; =&gt; &quot;;[$creature.$A144];&quot; // &quot;;[$creature.$I144])" office:value-type="string" office:string-value="eele8013,  null,  null, 34, 5,  null,  null,  null =&gt; eele8013 // Earth Elemental" calcext:value-type="string">
            <text:p>eele8013, <text:s/>null, <text:s/>null, 34, 5, <text:s/>null, <text:s/>null, <text:s/>null =&gt; eele8013 // Earth Elemental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, &quot;;[$creature.$H145];&quot; =&gt; &quot;;[$creature.$A145];&quot; // &quot;;[$creature.$I145])" office:value-type="string" office:string-value="eepomab,  null,  null, 19,  null,  null,  null,  null =&gt; eepomab // Pomab" calcext:value-type="string">
            <text:p>eepomab, <text:s/>null, <text:s/>null, 19, <text:s/>null, <text:s/>null, <text:s/>null, <text:s/>null =&gt; eepomab // Pomab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, &quot;;[$creature.$H146];&quot; =&gt; &quot;;[$creature.$A146];&quot; // &quot;;[$creature.$I146])" office:value-type="string" office:string-value="eesquirl,  null,  null, 34,  null,  null,  null,  null =&gt; eesquirl // Squirrel" calcext:value-type="string">
            <text:p>eesquirl, <text:s/>null, <text:s/>null, 34, <text:s/>null, <text:s/>null, <text:s/>null, <text:s/>null =&gt; eesquirl // Squirrel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, &quot;;[$creature.$H147];&quot; =&gt; &quot;;[$creature.$A147];&quot; // &quot;;[$creature.$I147])" office:value-type="string" office:string-value="egirl1, 2, 2,  null,  null,  null,  null,  null =&gt; egirl1 // Ahmadora" calcext:value-type="string">
            <text:p>egirl1, 2, 2, <text:s/>null, <text:s/>null, <text:s/>null, <text:s/>null, <text:s/>null =&gt; egirl1 // Ahmadora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, &quot;;[$creature.$H148];&quot; =&gt; &quot;;[$creature.$A148];&quot; // &quot;;[$creature.$I148])" office:value-type="string" office:string-value="egirl2, 2, 2,  null,  null,  null,  null,  null =&gt; egirl2 // Dillsandra" calcext:value-type="string">
            <text:p>egirl2, 2, 2, <text:s/>null, <text:s/>null, <text:s/>null, <text:s/>null, <text:s/>null =&gt; egirl2 // Dillsandra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, &quot;;[$creature.$H149];&quot; =&gt; &quot;;[$creature.$A149];&quot; // &quot;;[$creature.$I149])" office:value-type="string" office:string-value="ehbeetle,  null,  null, 34, 2,  null,  null,  null =&gt; ehbeetle // Beetle" calcext:value-type="string">
            <text:p>ehbeetle, <text:s/>null, <text:s/>null, 34, 2, <text:s/>null, <text:s/>null, <text:s/>null =&gt; ehbeetle // Beetle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, &quot;;[$creature.$H150];&quot; =&gt; &quot;;[$creature.$A150];&quot; // &quot;;[$creature.$I150])" office:value-type="string" office:string-value="eldathyf, 2, 2,  null,  null,  null,  null,  null =&gt; eldathyf // Eldathyn" calcext:value-type="string">
            <text:p>eldathyf, 2, 2, <text:s/>null, <text:s/>null, <text:s/>null, <text:s/>null, <text:s/>null =&gt; eldathyf // Eldathyn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, &quot;;[$creature.$H151];&quot; =&gt; &quot;;[$creature.$A151];&quot; // &quot;;[$creature.$I151])" office:value-type="string" office:string-value="elemeart,  null,  null, 34, 5,  null,  null,  null =&gt; elemeart // Earth Elemental" calcext:value-type="string">
            <text:p>elemeart, <text:s/>null, <text:s/>null, 34, 5, <text:s/>null, <text:s/>null, <text:s/>null =&gt; elemeart // Earth Elemental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, &quot;;[$creature.$H152];&quot; =&gt; &quot;;[$creature.$A152];&quot; // &quot;;[$creature.$I152])" office:value-type="string" office:string-value="elemfire,  null,  null, 34, 5,  null,  null,  null =&gt; elemfire // Fire Elemental" calcext:value-type="string">
            <text:p>elemfire, <text:s/>null, <text:s/>null, 34, 5, <text:s/>null, <text:s/>null, <text:s/>null =&gt; elemfire // Fire Elemental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, &quot;;[$creature.$H153];&quot; =&gt; &quot;;[$creature.$A153];&quot; // &quot;;[$creature.$I153])" office:value-type="string" office:string-value="elemwat,  null,  null, 34, 5,  null,  null, 114 =&gt; elemwat // Water Elemental" calcext:value-type="string">
            <text:p>elemwat, <text:s/>null, <text:s/>null, 34, 5, <text:s/>null, <text:s/>null, 114 =&gt; elemwat // Water Elemental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, &quot;;[$creature.$H154];&quot; =&gt; &quot;;[$creature.$A154];&quot; // &quot;;[$creature.$I154])" office:value-type="string" office:string-value="elisia,  null,  null, 49,  null, 2,  null,  null =&gt; elisia // Elisia" calcext:value-type="string">
            <text:p>elisia, <text:s/>null, <text:s/>null, 49, <text:s/>null, 2, <text:s/>null, <text:s/>null =&gt; elisia // Elisia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, &quot;;[$creature.$H155];&quot; =&gt; &quot;;[$creature.$A155];&quot; // &quot;;[$creature.$I155])" office:value-type="string" office:string-value="emmerich,  null,  null, 33, 1, 3,  null,  null =&gt; emmerich // Emmerich Hawk" calcext:value-type="string">
            <text:p>emmerich, <text:s/>null, <text:s/>null, 33, 1, 3, <text:s/>null, <text:s/>null =&gt; emmerich // Emmerich Hawk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, &quot;;[$creature.$H156];&quot; =&gt; &quot;;[$creature.$A156];&quot; // &quot;;[$creature.$I156])" office:value-type="string" office:string-value="emmrchd,  null,  null, 33, 3, 3,  null,  null =&gt; emmrchd // Emmerich Hawk" calcext:value-type="string">
            <text:p>emmrchd, <text:s/>null, <text:s/>null, 33, 3, 3, <text:s/>null, <text:s/>null =&gt; emmrchd // Emmerich Hawk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, &quot;;[$creature.$H157];&quot; =&gt; &quot;;[$creature.$A157];&quot; // &quot;;[$creature.$I157])" office:value-type="string" office:string-value="erevdead,  null,  null,  null, 3,  null,  null,  null =&gt; erevdead // Erevain Blacksheaf" calcext:value-type="string">
            <text:p>erevdead, <text:s/>null, <text:s/>null, <text:s/>null, 3, <text:s/>null, <text:s/>null, <text:s/>null =&gt; erevdead // Erevain Blacksheaf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, &quot;;[$creature.$H158];&quot; =&gt; &quot;;[$creature.$A158];&quot; // &quot;;[$creature.$I158])" office:value-type="string" office:string-value="erris,  null,  null,  null,  null, 167,  null,  null =&gt; erris // Shade of Sir Erris" calcext:value-type="string">
            <text:p>erris, <text:s/>null, <text:s/>null, <text:s/>null, <text:s/>null, 167, <text:s/>null, <text:s/>null =&gt; erris // Shade of Sir Erris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, &quot;;[$creature.$H159];&quot; =&gt; &quot;;[$creature.$A159];&quot; // &quot;;[$creature.$I159])" office:value-type="string" office:string-value="es12erth,  null,  null, 34, 5,  null,  null,  null =&gt; es12erth // Earth Elemental" calcext:value-type="string">
            <text:p>es12erth, <text:s/>null, <text:s/>null, 34, 5, <text:s/>null, <text:s/>null, <text:s/>null =&gt; es12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, &quot;;[$creature.$H160];&quot; =&gt; &quot;;[$creature.$A160];&quot; // &quot;;[$creature.$I160])" office:value-type="string" office:string-value="es12fire,  null,  null, 34, 5,  null,  null,  null =&gt; es12fire // Fire Elemental" calcext:value-type="string">
            <text:p>es12fire, <text:s/>null, <text:s/>null, 34, 5, <text:s/>null, <text:s/>null, <text:s/>null =&gt; es12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, &quot;;[$creature.$H161];&quot; =&gt; &quot;;[$creature.$A161];&quot; // &quot;;[$creature.$I161])" office:value-type="string" office:string-value="es12watr,  null,  null,  null, 5,  null,  null, 114 =&gt; es12watr // Water Elemental" calcext:value-type="string">
            <text:p>es12watr, <text:s/>null, <text:s/>null, <text:s/>null, 5, <text:s/>null, <text:s/>null, 114 =&gt; es12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, &quot;;[$creature.$H162];&quot; =&gt; &quot;;[$creature.$A162];&quot; // &quot;;[$creature.$I162])" office:value-type="string" office:string-value="es16erth,  null,  null, 34, 5,  null,  null,  null =&gt; es16erth // Earth Elemental" calcext:value-type="string">
            <text:p>es16erth, <text:s/>null, <text:s/>null, 34, 5, <text:s/>null, <text:s/>null, <text:s/>null =&gt; es16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, &quot;;[$creature.$H163];&quot; =&gt; &quot;;[$creature.$A163];&quot; // &quot;;[$creature.$I163])" office:value-type="string" office:string-value="es16fire,  null,  null, 34, 5,  null,  null,  null =&gt; es16fire // Fire Elemental" calcext:value-type="string">
            <text:p>es16fire, <text:s/>null, <text:s/>null, 34, 5, <text:s/>null, <text:s/>null, <text:s/>null =&gt; es16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, &quot;;[$creature.$H164];&quot; =&gt; &quot;;[$creature.$A164];&quot; // &quot;;[$creature.$I164])" office:value-type="string" office:string-value="es16watr,  null,  null,  null, 5,  null,  null, 114 =&gt; es16watr // Water Elemental" calcext:value-type="string">
            <text:p>es16watr, <text:s/>null, <text:s/>null, <text:s/>null, 5, <text:s/>null, <text:s/>null, 114 =&gt; es16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, &quot;;[$creature.$H165];&quot; =&gt; &quot;;[$creature.$A165];&quot; // &quot;;[$creature.$I165])" office:value-type="string" office:string-value="es20erth,  null,  null, 34, 5,  null,  null,  null =&gt; es20erth // Earth Elemental" calcext:value-type="string">
            <text:p>es20erth, <text:s/>null, <text:s/>null, 34, 5, <text:s/>null, <text:s/>null, <text:s/>null =&gt; es20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, &quot;;[$creature.$H166];&quot; =&gt; &quot;;[$creature.$A166];&quot; // &quot;;[$creature.$I166])" office:value-type="string" office:string-value="es20fire,  null,  null, 34, 5,  null,  null,  null =&gt; es20fire // Fire Elemental" calcext:value-type="string">
            <text:p>es20fire, <text:s/>null, <text:s/>null, 34, 5, <text:s/>null, <text:s/>null, <text:s/>null =&gt; es20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, &quot;;[$creature.$H167];&quot; =&gt; &quot;;[$creature.$A167];&quot; // &quot;;[$creature.$I167])" office:value-type="string" office:string-value="es20watr,  null,  null,  null, 5,  null,  null, 114 =&gt; es20watr // Water Elemental" calcext:value-type="string">
            <text:p>es20watr, <text:s/>null, <text:s/>null, <text:s/>null, 5, <text:s/>null, <text:s/>null, 114 =&gt; es20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, &quot;;[$creature.$H168];&quot; =&gt; &quot;;[$creature.$A168];&quot; // &quot;;[$creature.$I168])" office:value-type="string" office:string-value="es24erth,  null,  null, 34, 5,  null,  null,  null =&gt; es24erth // Earth Elemental" calcext:value-type="string">
            <text:p>es24erth, <text:s/>null, <text:s/>null, 34, 5, <text:s/>null, <text:s/>null, <text:s/>null =&gt; es24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, &quot;;[$creature.$H169];&quot; =&gt; &quot;;[$creature.$A169];&quot; // &quot;;[$creature.$I169])" office:value-type="string" office:string-value="es24fire,  null,  null, 34, 5,  null,  null,  null =&gt; es24fire // Fire Elemental" calcext:value-type="string">
            <text:p>es24fire, <text:s/>null, <text:s/>null, 34, 5, <text:s/>null, <text:s/>null, <text:s/>null =&gt; es24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, &quot;;[$creature.$H170];&quot; =&gt; &quot;;[$creature.$A170];&quot; // &quot;;[$creature.$I170])" office:value-type="string" office:string-value="es24watr,  null,  null,  null, 5,  null,  null, 114 =&gt; es24watr // Water Elemental" calcext:value-type="string">
            <text:p>es24watr, <text:s/>null, <text:s/>null, <text:s/>null, 5, <text:s/>null, <text:s/>null, 114 =&gt; es24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, &quot;;[$creature.$H171];&quot; =&gt; &quot;;[$creature.$A171];&quot; // &quot;;[$creature.$I171])" office:value-type="string" office:string-value="es8erth,  null,  null, 34, 5,  null,  null,  null =&gt; es8erth // Earth Elemental" calcext:value-type="string">
            <text:p>es8erth, <text:s/>null, <text:s/>null, 34, 5, <text:s/>null, <text:s/>null, <text:s/>null =&gt; es8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, &quot;;[$creature.$H172];&quot; =&gt; &quot;;[$creature.$A172];&quot; // &quot;;[$creature.$I172])" office:value-type="string" office:string-value="es8fire,  null,  null, 34, 5,  null,  null,  null =&gt; es8fire // Fire Elemental" calcext:value-type="string">
            <text:p>es8fire, <text:s/>null, <text:s/>null, 34, 5, <text:s/>null, <text:s/>null, <text:s/>null =&gt; es8fire // Fire Elemental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, &quot;;[$creature.$H173];&quot; =&gt; &quot;;[$creature.$A173];&quot; // &quot;;[$creature.$I173])" office:value-type="string" office:string-value="es8watr,  null,  null, 34, 5,  null,  null, 114 =&gt; es8watr // Water Elemental" calcext:value-type="string">
            <text:p>es8watr, <text:s/>null, <text:s/>null, 34, 5, <text:s/>null, <text:s/>null, 114 =&gt; es8watr // Water Elemental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, &quot;;[$creature.$H174];&quot; =&gt; &quot;;[$creature.$A174];&quot; // &quot;;[$creature.$I174])" office:value-type="string" office:string-value="esmerth,  null,  null, 34, 5,  null,  null,  null =&gt; esmerth // Earth Elemental" calcext:value-type="string">
            <text:p>esmerth, <text:s/>null, <text:s/>null, 34, 5, <text:s/>null, <text:s/>null, <text:s/>null =&gt; esmerth // Earth Elemental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, &quot;;[$creature.$H175];&quot; =&gt; &quot;;[$creature.$A175];&quot; // &quot;;[$creature.$I175])" office:value-type="string" office:string-value="ettin,  null,  null, 51, 5, 153,  null,  null =&gt; ettin // Ettin" calcext:value-type="string">
            <text:p>ettin, <text:s/>null, <text:s/>null, 51, 5, 153, <text:s/>null, <text:s/>null =&gt; ettin // Ettin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, &quot;;[$creature.$H176];&quot; =&gt; &quot;;[$creature.$A176];&quot; // &quot;;[$creature.$I176])" office:value-type="string" office:string-value="fmcapvil, 1, 1,  null,  null,  null,  null,  null =&gt; fmcapvil // Captive Villager" calcext:value-type="string">
            <text:p>fmcapvil, 1, 1, <text:s/>null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, &quot;;[$creature.$H177];&quot; =&gt; &quot;;[$creature.$A177];&quot; // &quot;;[$creature.$I177])" office:value-type="string" office:string-value="frostbit, 1,  null,  null,  null,  null,  null,  null =&gt; frostbit // Frostbite" calcext:value-type="string">
            <text:p>frostbit, 1, <text:s/>null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, &quot;;[$creature.$H178];&quot; =&gt; &quot;;[$creature.$A178];&quot; // &quot;;[$creature.$I178])" office:value-type="string" office:string-value="gareth,  null,  null, 34,  null,  null,  null,  null =&gt; gareth // Gareth" calcext:value-type="string">
            <text:p>gareth, <text:s/>null, <text:s/>null, 34, <text:s/>null, <text:s/>null, <text:s/>null, <text:s/>null =&gt; gareth // Gareth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, &quot;;[$creature.$H179];&quot; =&gt; &quot;;[$creature.$A179];&quot; // &quot;;[$creature.$I179])" office:value-type="string" office:string-value="gaspar,  null,  null, 34,  null,  null,  null,  null =&gt; gaspar // Gaspar" calcext:value-type="string">
            <text:p>gaspar, <text:s/>null, <text:s/>null, 34, <text:s/>null, <text:s/>null, <text:s/>null, <text:s/>null =&gt; gaspar // Gaspar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, &quot;;[$creature.$H180];&quot; =&gt; &quot;;[$creature.$A180];&quot; // &quot;;[$creature.$I180])" office:value-type="string" office:string-value="gbard,  null,  null,  null,  null, 1,  null,  null =&gt; gbard // Luremaster" calcext:value-type="string">
            <text:p>gbard, <text:s/>null, <text:s/>null, <text:s/>null, <text:s/>null, 1, <text:s/>null, <text:s/>null =&gt; gbard // Luremaster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, &quot;;[$creature.$H181];&quot; =&gt; &quot;;[$creature.$A181];&quot; // &quot;;[$creature.$I181])" office:value-type="string" office:string-value="geddian,  null,  null,  null,  null, 167,  null,  null =&gt; geddian // Shade of Sir Geddian" calcext:value-type="string">
            <text:p>geddian, <text:s/>null, <text:s/>null, <text:s/>null, <text:s/>null, 167, <text:s/>null, <text:s/>null =&gt; geddian // Shade of Sir Geddian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, &quot;;[$creature.$H182];&quot; =&gt; &quot;;[$creature.$A182];&quot; // &quot;;[$creature.$I182])" office:value-type="string" office:string-value="geezer,  null,  null, 34,  null,  null,  null,  null =&gt; geezer // Townsperson" calcext:value-type="string">
            <text:p>geezer, <text:s/>null, <text:s/>null, 34, <text:s/>null, <text:s/>null, <text:s/>null, <text:s/>null =&gt; geezer // Townsperson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, &quot;;[$creature.$H183];&quot; =&gt; &quot;;[$creature.$A183];&quot; // &quot;;[$creature.$I183])" office:value-type="string" office:string-value="gelarith, 1,  null, 49, 4,  null,  null,  null =&gt; gelarith // Gelarith" calcext:value-type="string">
            <text:p>gelarith, 1, <text:s/>null, 49, 4, <text:s/>null, <text:s/>null, <text:s/>null =&gt; gelarith // Gelarith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, &quot;;[$creature.$H184];&quot; =&gt; &quot;;[$creature.$A184];&quot; // &quot;;[$creature.$I184])" office:value-type="string" office:string-value="ghast,  null,  null, 51,  null,  null,  null,  null =&gt; ghast // Ghast" calcext:value-type="string">
            <text:p>ghast, <text:s/>null, <text:s/>null, 51, <text:s/>null, <text:s/>null, <text:s/>null, <text:s/>null =&gt; ghast // Ghast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, &quot;;[$creature.$H185];&quot; =&gt; &quot;;[$creature.$A185];&quot; // &quot;;[$creature.$I185])" office:value-type="string" office:string-value="ghereg,  null,  null,  null, 5,  null,  null,  null =&gt; ghereg // Ghereg" calcext:value-type="string">
            <text:p>ghereg, <text:s/>null, <text:s/>null, <text:s/>null, 5, <text:s/>null, <text:s/>null, <text:s/>null =&gt; ghereg // Ghereg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, &quot;;[$creature.$H186];&quot; =&gt; &quot;;[$creature.$A186];&quot; // &quot;;[$creature.$I186])" office:value-type="string" office:string-value="ghost,  null,  null, 19,  null, 167,  null,  null =&gt; ghost // Ghost" calcext:value-type="string">
            <text:p>ghost, <text:s/>null, <text:s/>null, 19, <text:s/>null, 167, <text:s/>null, <text:s/>null =&gt; ghost // Ghost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, &quot;;[$creature.$H187];&quot; =&gt; &quot;;[$creature.$A187];&quot; // &quot;;[$creature.$I187])" office:value-type="string" office:string-value="ghoul,  null,  null, 51,  null,  null,  null,  null =&gt; ghoul // Ghoul" calcext:value-type="string">
            <text:p>ghoul, <text:s/>null, <text:s/>null, 51, <text:s/>null, <text:s/>null, <text:s/>null, <text:s/>null =&gt; ghoul // Ghoul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, &quot;;[$creature.$H188];&quot; =&gt; &quot;;[$creature.$A188];&quot; // &quot;;[$creature.$I188])" office:value-type="string" office:string-value="ghoul2,  null,  null, 51,  null,  null,  null,  null =&gt; ghoul2 // Ghoul" calcext:value-type="string">
            <text:p>ghoul2, <text:s/>null, <text:s/>null, 51, <text:s/>null, <text:s/>null, <text:s/>null, <text:s/>null =&gt; ghoul2 // Ghoul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, &quot;;[$creature.$H189];&quot; =&gt; &quot;;[$creature.$A189];&quot; // &quot;;[$creature.$I189])" office:value-type="string" office:string-value="giantfg, 1,  null, 51, 5,  null,  null,  null =&gt; giantfg // Frost Giant Guard" calcext:value-type="string">
            <text:p>giantfg, 1, <text:s/>null, 51, 5, <text:s/>null, <text:s/>null, <text:s/>null =&gt; giantfg // Frost Giant Guard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, &quot;;[$creature.$H190];&quot; =&gt; &quot;;[$creature.$A190];&quot; // &quot;;[$creature.$I190])" office:value-type="string" office:string-value="giantfi2,  null,  null, 19, 5,  null,  null,  null =&gt; giantfi2 // Fire Giant" calcext:value-type="string">
            <text:p>giantfi2, <text:s/>null, <text:s/>null, 19, 5, <text:s/>null, <text:s/>null, <text:s/>null =&gt; giantfi2 // Fire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, &quot;;[$creature.$H191];&quot; =&gt; &quot;;[$creature.$A191];&quot; // &quot;;[$creature.$I191])" office:value-type="string" office:string-value="giantfir,  null,  null, 19, 5,  null,  null,  null =&gt; giantfir // Fire Giant" calcext:value-type="string">
            <text:p>giantfir, <text:s/>null, <text:s/>null, 19, 5, <text:s/>null, <text:s/>null, <text:s/>null =&gt; giantfir // Fire Giant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, &quot;;[$creature.$H192];&quot; =&gt; &quot;;[$creature.$A192];&quot; // &quot;;[$creature.$I192])" office:value-type="string" office:string-value="giantfn, 1,  null, 51, 5,  null,  null,  null =&gt; giantfn // Frost Giant" calcext:value-type="string">
            <text:p>giantfn, 1, <text:s/>null, 51, 5, <text:s/>null, <text:s/>null, <text:s/>null =&gt; giantfn // Frost Giant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, &quot;;[$creature.$H193];&quot; =&gt; &quot;;[$creature.$A193];&quot; // &quot;;[$creature.$I193])" office:value-type="string" office:string-value="giantfro, 1,  null, 51, 5,  null,  null,  null =&gt; giantfro // Frost Giant" calcext:value-type="string">
            <text:p>giantfro, 1, <text:s/>null, 51, 5, <text:s/>null, <text:s/>null, <text:s/>null =&gt; giantfro // Frost Giant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, &quot;;[$creature.$H194];&quot; =&gt; &quot;;[$creature.$A194];&quot; // &quot;;[$creature.$I194])" office:value-type="string" office:string-value="giantfs, 1,  null, 51, 5,  null,  null,  null =&gt; giantfs // Joril's Bodyguard" calcext:value-type="string">
            <text:p>giantfs, 1, <text:s/>null, 51, 5, <text:s/>null, <text:s/>null, <text:s/>null =&gt; giantfs // Joril's Bodyguard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, &quot;;[$creature.$H195];&quot; =&gt; &quot;;[$creature.$A195];&quot; // &quot;;[$creature.$I195])" office:value-type="string" office:string-value="gisbomb,  null,  null, 34,  null,  null,  null,  null =&gt; gisbomb // Bombardier Beetle" calcext:value-type="string">
            <text:p>gisbomb, <text:s/>null, <text:s/>null, 34, <text:s/>null, <text:s/>null, <text:s/>null, <text:s/>null =&gt; gisbomb // Bombardier Beetle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, &quot;;[$creature.$H196];&quot; =&gt; &quot;;[$creature.$A196];&quot; // &quot;;[$creature.$I196])" office:value-type="string" office:string-value="gisborb,  null,  null, 34,  null,  null,  null,  null =&gt; gisborb // Boring Beetle" calcext:value-type="string">
            <text:p>gisborb, <text:s/>null, <text:s/>null, 34, <text:s/>null, <text:s/>null, <text:s/>null, <text:s/>null =&gt; gisborb // Boring Beetle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, &quot;;[$creature.$H197];&quot; =&gt; &quot;;[$creature.$A197];&quot; // &quot;;[$creature.$I197])" office:value-type="string" office:string-value="gobehq1, 1,  null, 19, 1,  null,  null,  null =&gt; gobehq1 // Goblin Elite" calcext:value-type="string">
            <text:p>gobehq1, 1, <text:s/>null, 19, 1, <text:s/>null, <text:s/>null, <text:s/>null =&gt; gobehq1 // Goblin Elite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, &quot;;[$creature.$H198];&quot; =&gt; &quot;;[$creature.$A198];&quot; // &quot;;[$creature.$I198])" office:value-type="string" office:string-value="goblinad,  null,  null,  null, 3,  null,  null,  null =&gt; goblinad // Goblin Archer" calcext:value-type="string">
            <text:p>goblinad, <text:s/>null, <text:s/>null, <text:s/>null, 3, <text:s/>null, <text:s/>null, <text:s/>null =&gt; goblinad // Goblin Archer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, &quot;;[$creature.$H199];&quot; =&gt; &quot;;[$creature.$A199];&quot; // &quot;;[$creature.$I199])" office:value-type="string" office:string-value="goblind,  null,  null,  null, 3,  null,  null,  null =&gt; goblind // Goblin" calcext:value-type="string">
            <text:p>goblind, <text:s/>null, <text:s/>null, <text:s/>null, 3, <text:s/>null, <text:s/>null, <text:s/>null =&gt; goblind // Goblin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, &quot;;[$creature.$H200];&quot; =&gt; &quot;;[$creature.$A200];&quot; // &quot;;[$creature.$I200])" office:value-type="string" office:string-value="goboaxe, 1,  null, 19, 1,  null,  null,  null =&gt; goboaxe // Goblin" calcext:value-type="string">
            <text:p>goboaxe, 1, <text:s/>null, 19, 1, <text:s/>null, <text:s/>null, <text:s/>null =&gt; goboaxe // Gobli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, &quot;;[$creature.$H201];&quot; =&gt; &quot;;[$creature.$A201];&quot; // &quot;;[$creature.$I201])" office:value-type="string" office:string-value="gobobow, 1,  null, 19, 1,  null,  null,  null =&gt; gobobow // Goblin" calcext:value-type="string">
            <text:p>gobobow, 1, <text:s/>null, 19, 1, <text:s/>null, <text:s/>null, <text:s/>null =&gt; gobobow // Gobli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, &quot;;[$creature.$H202];&quot; =&gt; &quot;;[$creature.$A202];&quot; // &quot;;[$creature.$I202])" office:value-type="string" office:string-value="gorg, 1,  null, 51, 5,  null,  null,  null =&gt; gorg // Gorg" calcext:value-type="string">
            <text:p>gorg, 1, <text:s/>null, 51, 5, <text:s/>null, <text:s/>null, <text:s/>null =&gt; gorg // Gorg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, &quot;;[$creature.$H203];&quot; =&gt; &quot;;[$creature.$A203];&quot; // &quot;;[$creature.$I203])" office:value-type="string" office:string-value="hailee,  null,  null,  null, 1,  null,  null,  null =&gt; hailee // Hailee Dunn" calcext:value-type="string">
            <text:p>hailee, <text:s/>null, <text:s/>null, <text:s/>null, 1, <text:s/>null, <text:s/>null, <text:s/>null =&gt; hailee // Hailee Dunn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, &quot;;[$creature.$H204];&quot; =&gt; &quot;;[$creature.$A204];&quot; // &quot;;[$creature.$I204])" office:value-type="string" office:string-value="haileeh,  null,  null,  null, 1,  null,  null,  null =&gt; haileeh // Hailee Dunn" calcext:value-type="string">
            <text:p>haileeh, <text:s/>null, <text:s/>null, <text:s/>null, 1, <text:s/>null, <text:s/>null, <text:s/>null =&gt; haileeh // Hailee Dunn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, &quot;;[$creature.$H205];&quot; =&gt; &quot;;[$creature.$A205];&quot; // &quot;;[$creature.$I205])" office:value-type="string" office:string-value="hermit, 1,  null, 34, 1, 1,  null,  null =&gt; hermit // Hermit" calcext:value-type="string">
            <text:p>hermit, 1, <text:s/>null, 34, 1, 1, <text:s/>null, <text:s/>null =&gt; hermit // Hermi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, &quot;;[$creature.$H206];&quot; =&gt; &quot;;[$creature.$A206];&quot; // &quot;;[$creature.$I206])" office:value-type="string" office:string-value="higharch, 1,  null,  null,  null,  null,  null,  null =&gt; higharch // High Archer" calcext:value-type="string">
            <text:p>higharch, 1, <text:s/>null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, &quot;;[$creature.$H207];&quot; =&gt; &quot;;[$creature.$A207];&quot; // &quot;;[$creature.$I207])" office:value-type="string" office:string-value="highbapt, 1,  null,  null,  null,  null, 3,  null =&gt; highbapt // The High Baptist" calcext:value-type="string">
            <text:p>highbapt, 1, <text:s/>null, <text:s/>null, <text:s/>null, <text:s/>null, 3, <text:s/>null =&gt; highbapt // The High Baptist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, &quot;;[$creature.$H208];&quot; =&gt; &quot;;[$creature.$A208];&quot; // &quot;;[$creature.$I208])" office:value-type="string" office:string-value="highritu, 1,  null,  null,  null,  null, 3,  null =&gt; highritu // The High Ritualist" calcext:value-type="string">
            <text:p>highritu, 1, <text:s/>null, <text:s/>null, <text:s/>null, <text:s/>null, 3, <text:s/>null =&gt; highritu // The High Ritualist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, &quot;;[$creature.$H209];&quot; =&gt; &quot;;[$creature.$A209];&quot; // &quot;;[$creature.$I209])" office:value-type="string" office:string-value="highsumm, 1,  null,  null,  null,  null, 3,  null =&gt; highsumm // The High Summoner" calcext:value-type="string">
            <text:p>highsumm, 1, <text:s/>null, <text:s/>null, <text:s/>null, <text:s/>null, 3, <text:s/>null =&gt; highsumm // The High Summoner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, &quot;;[$creature.$H210];&quot; =&gt; &quot;;[$creature.$A210];&quot; // &quot;;[$creature.$I210])" office:value-type="string" office:string-value="hightort, 1,  null,  null,  null,  null, 3,  null =&gt; hightort // The High Torturer" calcext:value-type="string">
            <text:p>hightort, 1, <text:s/>null, <text:s/>null, <text:s/>null, <text:s/>null, 3, <text:s/>null =&gt; hightort // The High Tortur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, &quot;;[$creature.$H211];&quot; =&gt; &quot;;[$creature.$A211];&quot; // &quot;;[$creature.$I211])" office:value-type="string" office:string-value="hildreth,  null,  null,  null,  null, 4,  null,  null =&gt; hildreth // Hildreth Highhammer" calcext:value-type="string">
            <text:p>hildreth, <text:s/>null, <text:s/>null, <text:s/>null, <text:s/>null, 4, <text:s/>null, <text:s/>null =&gt; hildreth // Hildreth Highhamm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, &quot;;[$creature.$H212];&quot; =&gt; &quot;;[$creature.$A212];&quot; // &quot;;[$creature.$I212])" office:value-type="string" office:string-value="histach,  null,  null, 51,  null,  null,  null,  null =&gt; histach // Histachii" calcext:value-type="string">
            <text:p>histach, <text:s/>null, <text:s/>null, 51, <text:s/>null, <text:s/>null, <text:s/>null, <text:s/>null =&gt; histach // Histachii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, &quot;;[$creature.$H213];&quot; =&gt; &quot;;[$creature.$A213];&quot; // &quot;;[$creature.$I213])" office:value-type="string" office:string-value="hjollder,  null,  null, 18,  null,  null,  null,  null =&gt; hjollder // Hjollder" calcext:value-type="string">
            <text:p>hjollder, <text:s/>null, <text:s/>null, 18, <text:s/>null, <text:s/>null, <text:s/>null, <text:s/>null =&gt; hjollder // Hjollder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, &quot;;[$creature.$H214];&quot; =&gt; &quot;;[$creature.$A214];&quot; // &quot;;[$creature.$I214])" office:value-type="string" office:string-value="hjolldrh,  null,  null, 18,  null,  null,  null,  null =&gt; hjolldrh // Hjollder" calcext:value-type="string">
            <text:p>hjolldrh, <text:s/>null, <text:s/>null, 18, <text:s/>null, <text:s/>null, <text:s/>null, <text:s/>null =&gt; hjolldrh // Hjollder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, &quot;;[$creature.$H215];&quot; =&gt; &quot;;[$creature.$A215];&quot; // &quot;;[$creature.$I215])" office:value-type="string" office:string-value="hobart,  null,  null, 19,  null, 178,  null,  null =&gt; hobart // Hobart Stubbletoes" calcext:value-type="string">
            <text:p>hobart, <text:s/>null, <text:s/>null, 19, <text:s/>null, 178, <text:s/>null, <text:s/>null =&gt; hobart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, &quot;;[$creature.$H216];&quot; =&gt; &quot;;[$creature.$A216];&quot; // &quot;;[$creature.$I216])" office:value-type="string" office:string-value="hobart2,  null,  null, 19,  null, 178,  null,  null =&gt; hobart2 // Hobart Stubbletoes" calcext:value-type="string">
            <text:p>hobart2, <text:s/>null, <text:s/>null, 19, <text:s/>null, 178, <text:s/>null, <text:s/>null =&gt; hobart2 // Hobart Stubbletoes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, &quot;;[$creature.$H217];&quot; =&gt; &quot;;[$creature.$A217];&quot; // &quot;;[$creature.$I217])" office:value-type="string" office:string-value="hobartf, 1,  null,  null,  null,  null,  null,  null =&gt; hobartf // Hobart Stubbletoes" calcext:value-type="string">
            <text:p>hobartf, 1, <text:s/>null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, &quot;;[$creature.$H218];&quot; =&gt; &quot;;[$creature.$A218];&quot; // &quot;;[$creature.$I218])" office:value-type="string" office:string-value="hobarth,  null,  null, 19,  null, 178,  null,  null =&gt; hobarth // Hobart Stubbletoes" calcext:value-type="string">
            <text:p>hobarth, <text:s/>null, <text:s/>null, 19, <text:s/>null, 178, <text:s/>null, <text:s/>null =&gt; hobarth // Hobart Stubbletoes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, &quot;;[$creature.$H219];&quot; =&gt; &quot;;[$creature.$A219];&quot; // &quot;;[$creature.$I219])" office:value-type="string" office:string-value="horse,  null,  null, 34,  null,  null,  null,  null =&gt; horse // Horse" calcext:value-type="string">
            <text:p>horse, <text:s/>null, <text:s/>null, 34, <text:s/>null, <text:s/>null, <text:s/>null, <text:s/>null =&gt; horse // Horse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, &quot;;[$creature.$H220];&quot; =&gt; &quot;;[$creature.$A220];&quot; // &quot;;[$creature.$I220])" office:value-type="string" office:string-value="hrpinf,  null,  null,  null,  null,  null, 1,  null =&gt; hrpinf // Infernal Harpy" calcext:value-type="string">
            <text:p>hrpinf, <text:s/>null, <text:s/>null, <text:s/>null, <text:s/>null, <text:s/>null, 1, <text:s/>null =&gt; hrpinf // Infernal Harpy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, &quot;;[$creature.$H221];&quot; =&gt; &quot;;[$creature.$A221];&quot; // &quot;;[$creature.$I221])" office:value-type="string" office:string-value="hrpmat,  null,  null,  null,  null,  null, 7,  null =&gt; hrpmat // Harpy Queen" calcext:value-type="string">
            <text:p>hrpmat, <text:s/>null, <text:s/>null, <text:s/>null, <text:s/>null, <text:s/>null, 7, <text:s/>null =&gt; hrpmat // Harpy Queen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, &quot;;[$creature.$H222];&quot; =&gt; &quot;;[$creature.$A222];&quot; // &quot;;[$creature.$I222])" office:value-type="string" office:string-value="invissal,  null,  null, 51,  null,  null,  null,  null =&gt; invissal // Frost Salamander" calcext:value-type="string">
            <text:p>invissal, <text:s/>null, <text:s/>null, 51, <text:s/>null, <text:s/>null, <text:s/>null, <text:s/>null =&gt; invissal // Frost Salamander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, &quot;;[$creature.$H223];&quot; =&gt; &quot;;[$creature.$A223];&quot; // &quot;;[$creature.$I223])" office:value-type="string" office:string-value="invistrl, 1,  null, 51, 5,  null,  null,  null =&gt; invistrl // Snow Troll" calcext:value-type="string">
            <text:p>invistrl, 1, <text:s/>null, 51, 5, <text:s/>null, <text:s/>null, <text:s/>null =&gt; invistrl // Snow Trol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, &quot;;[$creature.$H224];&quot; =&gt; &quot;;[$creature.$A224];&quot; // &quot;;[$creature.$I224])" office:value-type="string" office:string-value="invstlk,  null,  null, 34,  null,  null,  null,  null =&gt; invstlk // Invisible Stalker" calcext:value-type="string">
            <text:p>invstlk, <text:s/>null, <text:s/>null, 34, <text:s/>null, <text:s/>null, <text:s/>null, <text:s/>null =&gt; invstlk // Invisible Stalker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, &quot;;[$creature.$H225];&quot; =&gt; &quot;;[$creature.$A225];&quot; // &quot;;[$creature.$I225])" office:value-type="string" office:string-value="jemel,  null,  null, 34,  null, 3,  null,  null =&gt; jemel // Jemeliah" calcext:value-type="string">
            <text:p>jemel, <text:s/>null, <text:s/>null, 34, <text:s/>null, 3, <text:s/>null, <text:s/>null =&gt; jemel // Jemeliah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, &quot;;[$creature.$H226];&quot; =&gt; &quot;;[$creature.$A226];&quot; // &quot;;[$creature.$I226])" office:value-type="string" office:string-value="jkldog, 1,  null,  null, 2, 105,  null,  null =&gt; jkldog // Jackal" calcext:value-type="string">
            <text:p>jkldog, 1, <text:s/>null, <text:s/>null, 2, 105, <text:s/>null, <text:s/>null =&gt; jkldog // Jackal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, &quot;;[$creature.$H227];&quot; =&gt; &quot;;[$creature.$A227];&quot; // &quot;;[$creature.$I227])" office:value-type="string" office:string-value="jklgtr,  null,  null,  null, 1,  null,  null,  null =&gt; jklgtr // Greater Jackal" calcext:value-type="string">
            <text:p>jklgtr, <text:s/>null, <text:s/>null, <text:s/>null, 1, <text:s/>null, <text:s/>null, <text:s/>null =&gt; jklgtr // Greater Jackal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, &quot;;[$creature.$H228];&quot; =&gt; &quot;;[$creature.$A228];&quot; // &quot;;[$creature.$I228])" office:value-type="string" office:string-value="jklldr,  null,  null,  null, 1,  null,  null,  null =&gt; jklldr // Jackal Pack Leader" calcext:value-type="string">
            <text:p>jklldr, <text:s/>null, <text:s/>null, <text:s/>null, 1, <text:s/>null, <text:s/>null, <text:s/>null =&gt; jklldr // Jackal Pack Leade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, &quot;;[$creature.$H229];&quot; =&gt; &quot;;[$creature.$A229];&quot; // &quot;;[$creature.$I229])" office:value-type="string" office:string-value="jklshm,  null,  null,  null,  null, 255,  null,  null =&gt; jklshm // Jackal Shaman" calcext:value-type="string">
            <text:p>jklshm, <text:s/>null, <text:s/>null, <text:s/>null, <text:s/>null, 255, <text:s/>null, <text:s/>null =&gt; jklshm // Jackal Shaman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, &quot;;[$creature.$H230];&quot; =&gt; &quot;;[$creature.$A230];&quot; // &quot;;[$creature.$I230])" office:value-type="string" office:string-value="jklsum,  null, 2,  null,  null, 255,  null,  null =&gt; jklsum // Summoner" calcext:value-type="string">
            <text:p>jklsum, <text:s/>null, 2, <text:s/>null, <text:s/>null, 255, <text:s/>null, <text:s/>null =&gt; jklsum // Summoner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, &quot;;[$creature.$H231];&quot; =&gt; &quot;;[$creature.$A231];&quot; // &quot;;[$creature.$I231])" office:value-type="string" office:string-value="jklwar,  null,  null,  null, 1,  null,  null,  null =&gt; jklwar // Jackal Warrior" calcext:value-type="string">
            <text:p>jklwar, <text:s/>null, <text:s/>null, <text:s/>null, 1, <text:s/>null, <text:s/>null, <text:s/>null =&gt; jklwar // Jackal Warrior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, &quot;;[$creature.$H232];&quot; =&gt; &quot;;[$creature.$A232];&quot; // &quot;;[$creature.$I232])" office:value-type="string" office:string-value="joril, 1,  null, 51, 5,  null,  null,  null =&gt; joril // Joril" calcext:value-type="string">
            <text:p>joril, 1, <text:s/>null, 51, 5, <text:s/>null, <text:s/>null, <text:s/>null =&gt; joril // Joril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, &quot;;[$creature.$H233];&quot; =&gt; &quot;;[$creature.$A233];&quot; // &quot;;[$creature.$I233])" office:value-type="string" office:string-value="kalabac, 1,  null, 34, 1, 1, 255,  null =&gt; kalabac // Corpse" calcext:value-type="string">
            <text:p>kalabac, 1, <text:s/>null, 34, 1, 1, 255, <text:s/>null =&gt; kalabac // Corpse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, &quot;;[$creature.$H234];&quot; =&gt; &quot;;[$creature.$A234];&quot; // &quot;;[$creature.$I234])" office:value-type="string" office:string-value="kaorog, 1,  null, 19, 1,  null,  null,  null =&gt; kaorog // Neo Orog" calcext:value-type="string">
            <text:p>kaorog, 1, <text:s/>null, 19, 1, <text:s/>null, <text:s/>null, <text:s/>null =&gt; kaorog // Neo Orog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, &quot;;[$creature.$H235];&quot; =&gt; &quot;;[$creature.$A235];&quot; // &quot;;[$creature.$I235])" office:value-type="string" office:string-value="kaoroge, 1,  null, 19, 1,  null,  null,  null =&gt; kaoroge // Neo Orog Marauder" calcext:value-type="string">
            <text:p>kaoroge, 1, <text:s/>null, 19, 1, <text:s/>null, <text:s/>null, <text:s/>null =&gt; kaoroge // Neo Orog Marauder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, &quot;;[$creature.$H236];&quot; =&gt; &quot;;[$creature.$A236];&quot; // &quot;;[$creature.$I236])" office:value-type="string" office:string-value="karrl,  null,  null, 34,  null, 3,  null,  null =&gt; karrl // Karrl" calcext:value-type="string">
            <text:p>karrl, <text:s/>null, <text:s/>null, 34, <text:s/>null, 3, <text:s/>null, <text:s/>null =&gt; karrl // Karrl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, &quot;;[$creature.$H237];&quot; =&gt; &quot;;[$creature.$A237];&quot; // &quot;;[$creature.$I237])" office:value-type="string" office:string-value="katown1,  null,  null, 34,  null, 1,  null,  null =&gt; katown1 // Townsperson" calcext:value-type="string">
            <text:p>katown1, <text:s/>null, <text:s/>null, 34, <text:s/>null, 1, <text:s/>null, <text:s/>null =&gt; katown1 // Townsperson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, &quot;;[$creature.$H238];&quot; =&gt; &quot;;[$creature.$A238];&quot; // &quot;;[$creature.$I238])" office:value-type="string" office:string-value="katown2,  null,  null, 34,  null, 1,  null,  null =&gt; katown2 // Townsperson" calcext:value-type="string">
            <text:p>katown2, <text:s/>null, <text:s/>null, 34, <text:s/>null, 1, <text:s/>null, <text:s/>null =&gt; katown2 // Townsperson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, &quot;;[$creature.$H239];&quot; =&gt; &quot;;[$creature.$A239];&quot; // &quot;;[$creature.$I239])" office:value-type="string" office:string-value="katown3,  null,  null, 34,  null, 1,  null,  null =&gt; katown3 // Townsperson" calcext:value-type="string">
            <text:p>katown3, <text:s/>null, <text:s/>null, 34, <text:s/>null, 1, <text:s/>null, <text:s/>null =&gt; katown3 // Townsperson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, &quot;;[$creature.$H240];&quot; =&gt; &quot;;[$creature.$A240];&quot; // &quot;;[$creature.$I240])" office:value-type="string" office:string-value="kaylessa,  null, 2, 49,  null,  null,  null,  null =&gt; kaylessa // Kaylessa" calcext:value-type="string">
            <text:p>kaylessa, <text:s/>null, 2, 49, <text:s/>null, <text:s/>null, <text:s/>null, <text:s/>null =&gt; kaylessa // Kaylessa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, &quot;;[$creature.$H241];&quot; =&gt; &quot;;[$creature.$A241];&quot; // &quot;;[$creature.$I241])" office:value-type="string" office:string-value="keanimph,  null,  null, 34,  null,  null,  null,  null =&gt; keanimph // Animated Plate" calcext:value-type="string">
            <text:p>keanimph, <text:s/>null, <text:s/>null, 34, <text:s/>null, <text:s/>null, <text:s/>null, <text:s/>null =&gt; keanimph // Animated Plate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, &quot;;[$creature.$H242];&quot; =&gt; &quot;;[$creature.$A242];&quot; // &quot;;[$creature.$I242])" office:value-type="string" office:string-value="kieran,  null,  null,  null,  null,  null, 1,  null =&gt; kieran // Kieran Nye" calcext:value-type="string">
            <text:p>kieran, <text:s/>null, <text:s/>null, <text:s/>null, <text:s/>null, <text:s/>null, 1, <text:s/>null =&gt; kieran // Kieran Nye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, &quot;;[$creature.$H243];&quot; =&gt; &quot;;[$creature.$A243];&quot; // &quot;;[$creature.$I243])" office:value-type="string" office:string-value="kontik,  null, 2,  null,  null,  null,  null,  null =&gt; kontik // Kontik" calcext:value-type="string">
            <text:p>kontik, <text:s/>null, 2, <text:s/>null, <text:s/>null, <text:s/>null, <text:s/>null, <text:s/>null =&gt; kontik // Kontik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, &quot;;[$creature.$H244];&quot; =&gt; &quot;;[$creature.$A244];&quot; // &quot;;[$creature.$I244])" office:value-type="string" office:string-value="kress,  null,  null,  null, 4, 167, 2,  null =&gt; kress // Kresselack" calcext:value-type="string">
            <text:p>kress, <text:s/>null, <text:s/>null, <text:s/>null, 4, 167, 2, <text:s/>null =&gt; kress // Kresselack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, &quot;;[$creature.$H245];&quot; =&gt; &quot;;[$creature.$A245];&quot; // &quot;;[$creature.$I245])" office:value-type="string" office:string-value="ktghl1,  null,  null, 51,  null,  null,  null,  null =&gt; ktghl1 // Ghoul" calcext:value-type="string">
            <text:p>ktghl1, <text:s/>null, <text:s/>null, 51, <text:s/>null, <text:s/>null, <text:s/>null, <text:s/>null =&gt; ktghl1 // Ghoul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, &quot;;[$creature.$H246];&quot; =&gt; &quot;;[$creature.$A246];&quot; // &quot;;[$creature.$I246])" office:value-type="string" office:string-value="ktgst1,  null,  null, 51,  null,  null,  null,  null =&gt; ktgst1 // Ghast" calcext:value-type="string">
            <text:p>ktgst1, <text:s/>null, <text:s/>null, 51, <text:s/>null, <text:s/>null, <text:s/>null, <text:s/>null =&gt; ktgst1 // Ghast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, &quot;;[$creature.$H247];&quot; =&gt; &quot;;[$creature.$A247];&quot; // &quot;;[$creature.$I247])" office:value-type="string" office:string-value="ktmum1,  null,  null, 19,  null,  null,  null,  null =&gt; ktmum1 // Mummy" calcext:value-type="string">
            <text:p>ktmum1, <text:s/>null, <text:s/>null, 19, <text:s/>null, <text:s/>null, <text:s/>null, <text:s/>null =&gt; ktmum1 // Mummy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, &quot;;[$creature.$H248];&quot; =&gt; &quot;;[$creature.$A248];&quot; // &quot;;[$creature.$I248])" office:value-type="string" office:string-value="ktsk1,  null,  null, 34,  null,  null,  null,  null =&gt; ktsk1 // Skeleton" calcext:value-type="string">
            <text:p>ktsk1, <text:s/>null, <text:s/>null, 34, <text:s/>null, <text:s/>null, <text:s/>null, <text:s/>null =&gt; ktsk1 // Skeleton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, &quot;;[$creature.$H249];&quot; =&gt; &quot;;[$creature.$A249];&quot; // &quot;;[$creature.$I249])" office:value-type="string" office:string-value="ktska1,  null,  null, 34,  null,  null,  null,  null =&gt; ktska1 // Skeleton Archer" calcext:value-type="string">
            <text:p>ktska1, <text:s/>null, <text:s/>null, 34, <text:s/>null, <text:s/>null, <text:s/>null, <text:s/>null =&gt; ktska1 // Skeleton Archer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, &quot;;[$creature.$H250];&quot; =&gt; &quot;;[$creature.$A250];&quot; // &quot;;[$creature.$I250])" office:value-type="string" office:string-value="ktska2,  null,  null, 34,  null,  null,  null,  null =&gt; ktska2 // Skeleton Archer" calcext:value-type="string">
            <text:p>ktska2, <text:s/>null, <text:s/>null, 34, <text:s/>null, <text:s/>null, <text:s/>null, <text:s/>null =&gt; ktska2 // Skeleton Archer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, &quot;;[$creature.$H251];&quot; =&gt; &quot;;[$creature.$A251];&quot; // &quot;;[$creature.$I251])" office:value-type="string" office:string-value="ktska3,  null,  null, 34,  null,  null,  null,  null =&gt; ktska3 // Skeleton Archer" calcext:value-type="string">
            <text:p>ktska3, <text:s/>null, <text:s/>null, 34, <text:s/>null, <text:s/>null, <text:s/>null, <text:s/>null =&gt; ktska3 // Skeleton Archer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, &quot;;[$creature.$H252];&quot; =&gt; &quot;;[$creature.$A252];&quot; // &quot;;[$creature.$I252])" office:value-type="string" office:string-value="ktskh2,  null,  null, 34,  null,  null,  null,  null =&gt; ktskh2 // Temple Guardian" calcext:value-type="string">
            <text:p>ktskh2, <text:s/>null, <text:s/>null, 34, <text:s/>null, <text:s/>null, <text:s/>null, <text:s/>null =&gt; ktskh2 // Temple Guardia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, &quot;;[$creature.$H253];&quot; =&gt; &quot;;[$creature.$A253];&quot; // &quot;;[$creature.$I253])" office:value-type="string" office:string-value="ktskh3,  null,  null, 34,  null,  null,  null,  null =&gt; ktskh3 // Temple Guardian" calcext:value-type="string">
            <text:p>ktskh3, <text:s/>null, <text:s/>null, 34, <text:s/>null, <text:s/>null, <text:s/>null, <text:s/>null =&gt; ktskh3 // Temple Guardia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, &quot;;[$creature.$H254];&quot; =&gt; &quot;;[$creature.$A254];&quot; // &quot;;[$creature.$I254])" office:value-type="string" office:string-value="ktskt1,  null,  null, 34,  null,  null,  null,  null =&gt; ktskt1 // Tattered Skeleton" calcext:value-type="string">
            <text:p>ktskt1, <text:s/>null, <text:s/>null, 34, <text:s/>null, <text:s/>null, <text:s/>null, <text:s/>null =&gt; ktskt1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, &quot;;[$creature.$H255];&quot; =&gt; &quot;;[$creature.$A255];&quot; // &quot;;[$creature.$I255])" office:value-type="string" office:string-value="ktskt2,  null,  null, 34,  null,  null,  null,  null =&gt; ktskt2 // Tattered Skeleton" calcext:value-type="string">
            <text:p>ktskt2, <text:s/>null, <text:s/>null, 34, <text:s/>null, <text:s/>null, <text:s/>null, <text:s/>null =&gt; ktskt2 // Tattered Skeleto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, &quot;;[$creature.$H256];&quot; =&gt; &quot;;[$creature.$A256];&quot; // &quot;;[$creature.$I256])" office:value-type="string" office:string-value="kttas1,  null,  null, 34,  null,  null,  null,  null =&gt; kttas1 // Tattered Skeleton" calcext:value-type="string">
            <text:p>kttas1, <text:s/>null, <text:s/>null, 34, <text:s/>null, <text:s/>null, <text:s/>null, <text:s/>null =&gt; kttas1 // Tattered Skeleto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, &quot;;[$creature.$H257];&quot; =&gt; &quot;;[$creature.$A257];&quot; // &quot;;[$creature.$I257])" office:value-type="string" office:string-value="kttas2,  null,  null, 34,  null,  null,  null,  null =&gt; kttas2 // Tattered Skeleton" calcext:value-type="string">
            <text:p>kttas2, <text:s/>null, <text:s/>null, 34, <text:s/>null, <text:s/>null, <text:s/>null, <text:s/>null =&gt; kttas2 // Tattered Skeleto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, &quot;;[$creature.$H258];&quot; =&gt; &quot;;[$creature.$A258];&quot; // &quot;;[$creature.$I258])" office:value-type="string" office:string-value="kttga1,  null,  null, 34,  null,  null,  null,  null =&gt; kttga1 // Temple Guardian" calcext:value-type="string">
            <text:p>kttga1, <text:s/>null, <text:s/>null, 34, <text:s/>null, <text:s/>null, <text:s/>null, <text:s/>null =&gt; kttga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, &quot;;[$creature.$H259];&quot; =&gt; &quot;;[$creature.$A259];&quot; // &quot;;[$creature.$I259])" office:value-type="string" office:string-value="kttga2,  null,  null, 34,  null,  null,  null,  null =&gt; kttga2 // Temple Guardian" calcext:value-type="string">
            <text:p>kttga2, <text:s/>null, <text:s/>null, 34, <text:s/>null, <text:s/>null, <text:s/>null, <text:s/>null =&gt; kttga2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, &quot;;[$creature.$H260];&quot; =&gt; &quot;;[$creature.$A260];&quot; // &quot;;[$creature.$I260])" office:value-type="string" office:string-value="kttga3,  null,  null, 34,  null,  null,  null,  null =&gt; kttga3 // Temple Guardian" calcext:value-type="string">
            <text:p>kttga3, <text:s/>null, <text:s/>null, 34, <text:s/>null, <text:s/>null, <text:s/>null, <text:s/>null =&gt; kttga3 // Temple Guardian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, &quot;;[$creature.$H261];&quot; =&gt; &quot;;[$creature.$A261];&quot; // &quot;;[$creature.$I261])" office:value-type="string" office:string-value="kttgm1,  null,  null, 34,  null,  null,  null,  null =&gt; kttgm1 // Temple Guardian" calcext:value-type="string">
            <text:p>kttgm1, <text:s/>null, <text:s/>null, 34, <text:s/>null, <text:s/>null, <text:s/>null, <text:s/>null =&gt; kttgm1 // Temple Guardian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, &quot;;[$creature.$H262];&quot; =&gt; &quot;;[$creature.$A262];&quot; // &quot;;[$creature.$I262])" office:value-type="string" office:string-value="kttgm3,  null,  null, 34,  null,  null,  null,  null =&gt; kttgm3 // Temple Guardian" calcext:value-type="string">
            <text:p>kttgm3, <text:s/>null, <text:s/>null, 34, <text:s/>null, <text:s/>null, <text:s/>null, <text:s/>null =&gt; kttgm3 // Temple Guardian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, &quot;;[$creature.$H263];&quot; =&gt; &quot;;[$creature.$A263];&quot; // &quot;;[$creature.$I263])" office:value-type="string" office:string-value="ktwgt1,  null,  null, 19,  null,  null,  null,  null =&gt; ktwgt1 // Wight" calcext:value-type="string">
            <text:p>ktwgt1, <text:s/>null, <text:s/>null, 19, <text:s/>null, <text:s/>null, <text:s/>null, <text:s/>null =&gt; ktwgt1 // Wight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, &quot;;[$creature.$H264];&quot; =&gt; &quot;;[$creature.$A264];&quot; // &quot;;[$creature.$I264])" office:value-type="string" office:string-value="ktwgti1,  null,  null, 19,  null,  null, 1,  null =&gt; ktwgti1 // Imbued Wight" calcext:value-type="string">
            <text:p>ktwgti1, <text:s/>null, <text:s/>null, 19, <text:s/>null, <text:s/>null, 1, <text:s/>null =&gt; ktwgti1 // Imbued Wight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, &quot;;[$creature.$H265];&quot; =&gt; &quot;;[$creature.$A265];&quot; // &quot;;[$creature.$I265])" office:value-type="string" office:string-value="ktzom1,  null,  null, 34,  null, 108,  null,  null =&gt; ktzom1 // Zombie" calcext:value-type="string">
            <text:p>ktzom1, <text:s/>null, <text:s/>null, 34, <text:s/>null, 108, <text:s/>null, <text:s/>null =&gt; ktzom1 // Zombie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, &quot;;[$creature.$H266];&quot; =&gt; &quot;;[$creature.$A266];&quot; // &quot;;[$creature.$I266])" office:value-type="string" office:string-value="ktzomj,  null,  null, 35,  null,  null,  null,  null =&gt; ktzomj // Chosen Zombie" calcext:value-type="string">
            <text:p>ktzomj, <text:s/>null, <text:s/>null, 35, <text:s/>null, <text:s/>null, <text:s/>null, <text:s/>null =&gt; ktzomj // Chosen Zombie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, &quot;;[$creature.$H267];&quot; =&gt; &quot;;[$creature.$A267];&quot; // &quot;;[$creature.$I267])" office:value-type="string" office:string-value="kubear, 1,  null,  null,  null,  null,  null,  null =&gt; kubear // Cave Bear" calcext:value-type="string">
            <text:p>kubear, 1, <text:s/>null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, &quot;;[$creature.$H268];&quot; =&gt; &quot;;[$creature.$A268];&quot; // &quot;;[$creature.$I268])" office:value-type="string" office:string-value="kumirek,  null,  null, 34,  null,  null,  null,  null =&gt; kumirek // Mirek" calcext:value-type="string">
            <text:p>kumirek, <text:s/>null, <text:s/>null, 34, <text:s/>null, <text:s/>null, <text:s/>null, <text:s/>null =&gt; kumirek // Mirek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, &quot;;[$creature.$H269];&quot; =&gt; &quot;;[$creature.$A269];&quot; // &quot;;[$creature.$I269])" office:value-type="string" office:string-value="kuyeti, 1,  null, 34, 5,  null,  null,  null =&gt; kuyeti // Tundra Yeti" calcext:value-type="string">
            <text:p>kuyeti, 1, <text:s/>null, 34, 5, <text:s/>null, <text:s/>null, <text:s/>null =&gt; kuyeti // Tundra Yeti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, &quot;;[$creature.$H270];&quot; =&gt; &quot;;[$creature.$A270];&quot; // &quot;;[$creature.$I270])" office:value-type="string" office:string-value="larrel,  null,  null, 49,  null,  null,  null,  null =&gt; larrel // Larrel" calcext:value-type="string">
            <text:p>larrel, <text:s/>null, <text:s/>null, 49, <text:s/>null, <text:s/>null, <text:s/>null, <text:s/>null =&gt; larrel // Larrel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, &quot;;[$creature.$H271];&quot; =&gt; &quot;;[$creature.$A271];&quot; // &quot;;[$creature.$I271])" office:value-type="string" office:string-value="larrel2, 4,  null, 50,  null,  null,  null,  null =&gt; larrel2 // Larrel's Sending" calcext:value-type="string">
            <text:p>larrel2, 4, <text:s/>null, 50, <text:s/>null, <text:s/>null, <text:s/>null, <text:s/>null =&gt; larrel2 // Larrel's Sending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, &quot;;[$creature.$H272];&quot; =&gt; &quot;;[$creature.$A272];&quot; // &quot;;[$creature.$I272])" office:value-type="string" office:string-value="lehland, 1,  null, 49,  null,  null,  null,  null =&gt; lehland // Lehland" calcext:value-type="string">
            <text:p>lehland, 1, <text:s/>null, 49, <text:s/>null, <text:s/>null, <text:s/>null, <text:s/>null =&gt; lehland // Lehland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, &quot;;[$creature.$H273];&quot; =&gt; &quot;;[$creature.$A273];&quot; // &quot;;[$creature.$I273])" office:value-type="string" office:string-value="lethias,  null,  null,  null,  null, 2,  null,  null =&gt; lethias // Lethias" calcext:value-type="string">
            <text:p>lethias, <text:s/>null, <text:s/>null, <text:s/>null, <text:s/>null, 2, <text:s/>null, <text:s/>null =&gt; lethias // Lethias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, &quot;;[$creature.$H274];&quot; =&gt; &quot;;[$creature.$A274];&quot; // &quot;;[$creature.$I274])" office:value-type="string" office:string-value="lghast,  null,  null, 51, 4,  null,  null,  null =&gt; lghast // Ghast" calcext:value-type="string">
            <text:p>lghast, <text:s/>null, <text:s/>null, 51, 4, <text:s/>null, <text:s/>null, <text:s/>null =&gt; lghast // Ghast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, &quot;;[$creature.$H275];&quot; =&gt; &quot;;[$creature.$A275];&quot; // &quot;;[$creature.$I275])" office:value-type="string" office:string-value="lghoul,  null,  null, 51, 4,  null,  null,  null =&gt; lghoul // Ghoul" calcext:value-type="string">
            <text:p>lghoul, <text:s/>null, <text:s/>null, 51, 4, <text:s/>null, <text:s/>null, <text:s/>null =&gt; lghoul // Ghoul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, &quot;;[$creature.$H276];&quot; =&gt; &quot;;[$creature.$A276];&quot; // &quot;;[$creature.$I276])" office:value-type="string" office:string-value="lizdead, 1,  null, 34, 3,  null,  null,  null =&gt; lizdead // Lizard Man" calcext:value-type="string">
            <text:p>lizdead, 1, <text:s/>null, 34, 3, <text:s/>null, <text:s/>null, <text:s/>null =&gt; lizdead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, &quot;;[$creature.$H277];&quot; =&gt; &quot;;[$creature.$A277];&quot; // &quot;;[$creature.$I277])" office:value-type="string" office:string-value="lizking,  null,  null,  null, 1,  null,  null,  null =&gt; lizking // Lizard Man King" calcext:value-type="string">
            <text:p>lizking, <text:s/>null, <text:s/>null, <text:s/>null, 1, <text:s/>null, <text:s/>null, <text:s/>null =&gt; lizking // Lizard Man King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, &quot;;[$creature.$H278];&quot; =&gt; &quot;;[$creature.$A278];&quot; // &quot;;[$creature.$I278])" office:value-type="string" office:string-value="lm1hwax, 1,  null, 34, 1,  null,  null,  null =&gt; lm1hwax // Lizard Man" calcext:value-type="string">
            <text:p>lm1hwax, 1, <text:s/>null, 34, 1, <text:s/>null, <text:s/>null, <text:s/>null =&gt; lm1hwax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, &quot;;[$creature.$H279];&quot; =&gt; &quot;;[$creature.$A279];&quot; // &quot;;[$creature.$I279])" office:value-type="string" office:string-value="lm1hwaxy, 1,  null, 34, 1,  null,  null,  null =&gt; lm1hwaxy // Lizard Man" calcext:value-type="string">
            <text:p>lm1hwaxy, 1, <text:s/>null, 34, 1, <text:s/>null, <text:s/>null, <text:s/>null =&gt; lm1hwaxy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, &quot;;[$creature.$H280];&quot; =&gt; &quot;;[$creature.$A280];&quot; // &quot;;[$creature.$I280])" office:value-type="string" office:string-value="lm1hwms, 1,  null, 34, 1,  null,  null,  null =&gt; lm1hwms // Lizard Man" calcext:value-type="string">
            <text:p>lm1hwms, 1, <text:s/>null, 34, 1, <text:s/>null, <text:s/>null, <text:s/>null =&gt; lm1hwms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, &quot;;[$creature.$H281];&quot; =&gt; &quot;;[$creature.$A281];&quot; // &quot;;[$creature.$I281])" office:value-type="string" office:string-value="lm1hwmsy, 1,  null, 34, 1,  null,  null,  null =&gt; lm1hwmsy // Lizard Man" calcext:value-type="string">
            <text:p>lm1hwmsy, 1, <text:s/>null, 34, 1, <text:s/>null, <text:s/>null, <text:s/>null =&gt; lm1hwmsy //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, &quot;;[$creature.$H282];&quot; =&gt; &quot;;[$creature.$A282];&quot; // &quot;;[$creature.$I282])" office:value-type="string" office:string-value="lm1hwpo, 1,  null, 34, 1,  null,  null,  null =&gt; lm1hwpo // Lizard Man" calcext:value-type="string">
            <text:p>lm1hwpo, 1, <text:s/>null, 34, 1, <text:s/>null, <text:s/>null, <text:s/>null =&gt; lm1hwpo //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, &quot;;[$creature.$H283];&quot; =&gt; &quot;;[$creature.$A283];&quot; // &quot;;[$creature.$I283])" office:value-type="string" office:string-value="lm1hwpoy, 1,  null, 34, 1,  null,  null,  null =&gt; lm1hwpoy // Lizard Man" calcext:value-type="string">
            <text:p>lm1hwpoy, 1, <text:s/>null, 34, 1, <text:s/>null, <text:s/>null, <text:s/>null =&gt; lm1hwpoy //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, &quot;;[$creature.$H284];&quot; =&gt; &quot;;[$creature.$A284];&quot; // &quot;;[$creature.$I284])" office:value-type="string" office:string-value="lm2hwla,  null,  null,  null, 1,  null,  null,  null =&gt; lm2hwla // Tough Lizard Man" calcext:value-type="string">
            <text:p>lm2hwla, <text:s/>null, <text:s/>null, <text:s/>null, 1, <text:s/>null, <text:s/>null, <text:s/>null =&gt; lm2hwla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, &quot;;[$creature.$H285];&quot; =&gt; &quot;;[$creature.$A285];&quot; // &quot;;[$creature.$I285])" office:value-type="string" office:string-value="lm2hwlay,  null,  null,  null, 1,  null,  null,  null =&gt; lm2hwlay // Tough Lizard Man" calcext:value-type="string">
            <text:p>lm2hwlay, <text:s/>null, <text:s/>null, <text:s/>null, 1, <text:s/>null, <text:s/>null, <text:s/>null =&gt; lm2hwlay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, &quot;;[$creature.$H286];&quot; =&gt; &quot;;[$creature.$A286];&quot; // &quot;;[$creature.$I286])" office:value-type="string" office:string-value="lm2hwna,  null,  null,  null, 1,  null,  null,  null =&gt; lm2hwna // Tough Lizard Man" calcext:value-type="string">
            <text:p>lm2hwna, <text:s/>null, <text:s/>null, <text:s/>null, 1, <text:s/>null, <text:s/>null, <text:s/>null =&gt; lm2hwna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, &quot;;[$creature.$H287];&quot; =&gt; &quot;;[$creature.$A287];&quot; // &quot;;[$creature.$I287])" office:value-type="string" office:string-value="lm2hwnay,  null,  null,  null, 1,  null,  null,  null =&gt; lm2hwnay // Tough Lizard Man" calcext:value-type="string">
            <text:p>lm2hwnay, <text:s/>null, <text:s/>null, <text:s/>null, 1, <text:s/>null, <text:s/>null, <text:s/>null =&gt; lm2hwnay // Tough Lizard 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, &quot;;[$creature.$H288];&quot; =&gt; &quot;;[$creature.$A288];&quot; // &quot;;[$creature.$I288])" office:value-type="string" office:string-value="lm2hwte,  null,  null, 34, 1,  null,  null,  null =&gt; lm2hwte // Tough Lizard Man" calcext:value-type="string">
            <text:p>lm2hwte, <text:s/>null, <text:s/>null, 34, 1, <text:s/>null, <text:s/>null, <text:s/>null =&gt; lm2hwte // Tough Lizard 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, &quot;;[$creature.$H289];&quot; =&gt; &quot;;[$creature.$A289];&quot; // &quot;;[$creature.$I289])" office:value-type="string" office:string-value="lm2hwtey,  null,  null, 34, 1,  null,  null,  null =&gt; lm2hwtey // Tough Lizard Man" calcext:value-type="string">
            <text:p>lm2hwtey, <text:s/>null, <text:s/>null, 34, 1, <text:s/>null, <text:s/>null, <text:s/>null =&gt; lm2hwtey // Tough Lizard 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, &quot;;[$creature.$H290];&quot; =&gt; &quot;;[$creature.$A290];&quot; // &quot;;[$creature.$I290])" office:value-type="string" office:string-value="lmsham1, 1,  null,  null, 1,  null, 3,  null =&gt; lmsham1 // Lizard Man Shaman" calcext:value-type="string">
            <text:p>lmsham1, 1, <text:s/>null, <text:s/>null, 1, <text:s/>null, 3, <text:s/>null =&gt; lmsham1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, &quot;;[$creature.$H291];&quot; =&gt; &quot;;[$creature.$A291];&quot; // &quot;;[$creature.$I291])" office:value-type="string" office:string-value="lmsham2, 1,  null,  null, 1,  null, 3,  null =&gt; lmsham2 // Lizard Man Shaman" calcext:value-type="string">
            <text:p>lmsham2, 1, <text:s/>null, <text:s/>null, 1, <text:s/>null, 3, <text:s/>null =&gt; lmsham2 // Lizard Man Shaman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, &quot;;[$creature.$H292];&quot; =&gt; &quot;;[$creature.$A292];&quot; // &quot;;[$creature.$I292])" office:value-type="string" office:string-value="lmsham3, 1,  null,  null, 1,  null, 3,  null =&gt; lmsham3 // Lizard Man Shaman" calcext:value-type="string">
            <text:p>lmsham3, 1, <text:s/>null, <text:s/>null, 1, <text:s/>null, 3, <text:s/>null =&gt; lmsham3 // Lizard Man Shama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, &quot;;[$creature.$H293];&quot; =&gt; &quot;;[$creature.$A293];&quot; // &quot;;[$creature.$I293])" office:value-type="string" office:string-value="lmshkid, 1,  null,  null, 1,  null,  null,  null =&gt; lmshkid // Lizard Man Shaman" calcext:value-type="string">
            <text:p>lmshkid, 1, <text:s/>null, <text:s/>null, 1, <text:s/>null, <text:s/>null, <text:s/>null =&gt; lmshkid // Lizard Man Shama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, &quot;;[$creature.$H294];&quot; =&gt; &quot;;[$creature.$A294];&quot; // &quot;;[$creature.$I294])" office:value-type="string" office:string-value="lordm,  null,  null,  null,  null, 167,  null,  null =&gt; lordm // Lord Maluradek" calcext:value-type="string">
            <text:p>lordm, <text:s/>null, <text:s/>null, <text:s/>null, <text:s/>null, 167, <text:s/>null, <text:s/>null =&gt; lordm // Lord Maluradek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, &quot;;[$creature.$H295];&quot; =&gt; &quot;;[$creature.$A295];&quot; // &quot;;[$creature.$I295])" office:value-type="string" office:string-value="lskarmms,  null,  null, 34,  null,  null,  null,  null =&gt; lskarmms // Armored Skeleton" calcext:value-type="string">
            <text:p>lskarmms, <text:s/>null, <text:s/>null, 34, <text:s/>null, <text:s/>null, <text:s/>null, <text:s/>null =&gt; lskarmms // Armored Skeleto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, &quot;;[$creature.$H296];&quot; =&gt; &quot;;[$creature.$A296];&quot; // &quot;;[$creature.$I296])" office:value-type="string" office:string-value="lskarmsw,  null,  null, 34,  null,  null,  null,  null =&gt; lskarmsw // Armored Skeleton" calcext:value-type="string">
            <text:p>lskarmsw, <text:s/>null, <text:s/>null, 34, <text:s/>null, <text:s/>null, <text:s/>null, <text:s/>null =&gt; lskarmsw // Armored Skeleton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, &quot;;[$creature.$H297];&quot; =&gt; &quot;;[$creature.$A297];&quot; // &quot;;[$creature.$I297])" office:value-type="string" office:string-value="lwight,  null,  null, 19, 4,  null,  null,  null =&gt; lwight // Wight" calcext:value-type="string">
            <text:p>lwight, <text:s/>null, <text:s/>null, 19, 4, <text:s/>null, <text:s/>null, <text:s/>null =&gt; lwight // Wight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, &quot;;[$creature.$H298];&quot; =&gt; &quot;;[$creature.$A298];&quot; // &quot;;[$creature.$I298])" office:value-type="string" office:string-value="lysanbar, 2,  null,  null, 1,  null,  null,  null =&gt; lysanbar // Lysan" calcext:value-type="string">
            <text:p>lysanbar, 2, <text:s/>null, <text:s/>null, 1, <text:s/>null, <text:s/>null, <text:s/>null =&gt; lysanbar // Lysa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, &quot;;[$creature.$H299];&quot; =&gt; &quot;;[$creature.$A299];&quot; // &quot;;[$creature.$I299])" office:value-type="string" office:string-value="lzombie,  null,  null, 34, 4,  null,  null,  null =&gt; lzombie // Zombie" calcext:value-type="string">
            <text:p>lzombie, <text:s/>null, <text:s/>null, 34, 4, <text:s/>null, <text:s/>null, <text:s/>null =&gt; lzombie // Zombie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, &quot;;[$creature.$H300];&quot; =&gt; &quot;;[$creature.$A300];&quot; // &quot;;[$creature.$I300])" office:value-type="string" office:string-value="lzombiej,  null,  null, 35, 4,  null,  null,  null =&gt; lzombiej // Ju-ju Zombie" calcext:value-type="string">
            <text:p>lzombiej, <text:s/>null, <text:s/>null, 35, 4, <text:s/>null, <text:s/>null, <text:s/>null =&gt; lzombiej // Ju-ju Zombie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, &quot;;[$creature.$H301];&quot; =&gt; &quot;;[$creature.$A301];&quot; // &quot;;[$creature.$I301])" office:value-type="string" office:string-value="malavons,  null,  null,  null,  null, 2,  null,  null =&gt; malavons // Malavon" calcext:value-type="string">
            <text:p>malavons, <text:s/>null, <text:s/>null, <text:s/>null, <text:s/>null, 2, <text:s/>null, <text:s/>null =&gt; malavons // Malavon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, &quot;;[$creature.$H302];&quot; =&gt; &quot;;[$creature.$A302];&quot; // &quot;;[$creature.$I302])" office:value-type="string" office:string-value="mercthf, 1,  null,  null, 1,  null,  null,  null =&gt; mercthf // Mercenary Thief" calcext:value-type="string">
            <text:p>mercthf, 1, <text:s/>null, <text:s/>null, 1, <text:s/>null, <text:s/>null, <text:s/>null =&gt; mercthf // Mercenary Thief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, &quot;;[$creature.$H303];&quot; =&gt; &quot;;[$creature.$A303];&quot; // &quot;;[$creature.$I303])" office:value-type="string" office:string-value="mercthfd, 1,  null,  null, 3,  null,  null,  null =&gt; mercthfd // Mercenary Thief" calcext:value-type="string">
            <text:p>mercthfd, 1, <text:s/>null, <text:s/>null, 3, <text:s/>null, <text:s/>null, <text:s/>null =&gt; mercthfd // Mercenary Thief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, &quot;;[$creature.$H304];&quot; =&gt; &quot;;[$creature.$A304];&quot; // &quot;;[$creature.$I304])" office:value-type="string" office:string-value="mercwar1, 1,  null,  null, 1, 1,  null,  null =&gt; mercwar1 // Mercenary Warrior" calcext:value-type="string">
            <text:p>mercwar1, 1, <text:s/>null, <text:s/>null, 1, 1, <text:s/>null, <text:s/>null =&gt; mercwar1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, &quot;;[$creature.$H305];&quot; =&gt; &quot;;[$creature.$A305];&quot; // &quot;;[$creature.$I305])" office:value-type="string" office:string-value="mercwar2,  null,  null,  null, 1, 1,  null,  null =&gt; mercwar2 // Mercenary Warrior" calcext:value-type="string">
            <text:p>mercwar2, <text:s/>null, <text:s/>null, <text:s/>null, 1, 1, <text:s/>null, <text:s/>null =&gt; mercwar2 // Mercenary Warrio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, &quot;;[$creature.$H306];&quot; =&gt; &quot;;[$creature.$A306];&quot; // &quot;;[$creature.$I306])" office:value-type="string" office:string-value="mercwr1d, 1,  null,  null,  null, 1,  null,  null =&gt; mercwr1d // Mercenary Warrior" calcext:value-type="string">
            <text:p>mercwr1d, 1, <text:s/>null, <text:s/>null, <text:s/>null, 1, <text:s/>null, <text:s/>null =&gt; mercwr1d // Mercenary Warrio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, &quot;;[$creature.$H307];&quot; =&gt; &quot;;[$creature.$A307];&quot; // &quot;;[$creature.$I307])" office:value-type="string" office:string-value="mercwr2d,  null,  null,  null,  null, 1,  null,  null =&gt; mercwr2d // Mercenary Warrior" calcext:value-type="string">
            <text:p>mercwr2d, <text:s/>null, <text:s/>null, <text:s/>null, <text:s/>null, 1, <text:s/>null, <text:s/>null =&gt; mercwr2d // Mercenary Warrio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, &quot;;[$creature.$H308];&quot; =&gt; &quot;;[$creature.$A308];&quot; // &quot;;[$creature.$I308])" office:value-type="string" office:string-value="min8005,  null,  null,  null, 1, 179,  null,  null =&gt; min8005 // Blind Minotaur" calcext:value-type="string">
            <text:p>min8005, <text:s/>null, <text:s/>null, <text:s/>null, 1, 179, <text:s/>null, <text:s/>null =&gt; min8005 // Blind Minotau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, &quot;;[$creature.$H309];&quot; =&gt; &quot;;[$creature.$A309];&quot; // &quot;;[$creature.$I309])" office:value-type="string" office:string-value="min8013, 1,  null, 51, 1, 179,  null,  null =&gt; min8013 // Minotaur" calcext:value-type="string">
            <text:p>min8013, 1, <text:s/>null, 51, 1, 179, <text:s/>null, <text:s/>null =&gt; min8013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, &quot;;[$creature.$H310];&quot; =&gt; &quot;;[$creature.$A310];&quot; // &quot;;[$creature.$I310])" office:value-type="string" office:string-value="mincat, 1,  null,  null, 1,  null,  null,  null =&gt; mincat // Minotaur" calcext:value-type="string">
            <text:p>mincat, 1, <text:s/>null, <text:s/>null, 1, <text:s/>null, <text:s/>null, <text:s/>null =&gt; mincat // Minotaur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, &quot;;[$creature.$H311];&quot; =&gt; &quot;;[$creature.$A311];&quot; // &quot;;[$creature.$I311])" office:value-type="string" office:string-value="mineld, 1,  null, 51, 1, 179,  null,  null =&gt; mineld // Minotaur Elder" calcext:value-type="string">
            <text:p>mineld, 1, <text:s/>null, 51, 1, 179, <text:s/>null, <text:s/>null =&gt; mineld // Minotaur Elde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, &quot;;[$creature.$H312];&quot; =&gt; &quot;;[$creature.$A312];&quot; // &quot;;[$creature.$I312])" office:value-type="string" office:string-value="minfle, 1,  null,  null, 1,  null,  null,  null =&gt; minfle // Minotaur" calcext:value-type="string">
            <text:p>minfle, 1, <text:s/>null, <text:s/>null, 1, <text:s/>null, <text:s/>null, <text:s/>null =&gt; minfle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, &quot;;[$creature.$H313];&quot; =&gt; &quot;;[$creature.$A313];&quot; // &quot;;[$creature.$I313])" office:value-type="string" office:string-value="minlrd, 1,  null,  null, 1,  null,  null,  null =&gt; minlrd // Minotaur Lord" calcext:value-type="string">
            <text:p>minlrd, 1, <text:s/>null, <text:s/>null, 1, <text:s/>null, <text:s/>null, <text:s/>null =&gt; minlrd // Minotaur Lord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, &quot;;[$creature.$H314];&quot; =&gt; &quot;;[$creature.$A314];&quot; // &quot;;[$creature.$I314])" office:value-type="string" office:string-value="minotaub, 1,  null, 51, 1, 179,  null,  null =&gt; minotaub // Blind Minotaur" calcext:value-type="string">
            <text:p>minotaub, 1, <text:s/>null, 51, 1, 179, <text:s/>null, <text:s/>null =&gt; minotaub // Blind Minotaur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, &quot;;[$creature.$H315];&quot; =&gt; &quot;;[$creature.$A315];&quot; // &quot;;[$creature.$I315])" office:value-type="string" office:string-value="minotaur,  null,  null, 51, 1, 179,  null,  null =&gt; minotaur // Minotaur" calcext:value-type="string">
            <text:p>minotaur, <text:s/>null, <text:s/>null, 51, 1, 179, <text:s/>null, <text:s/>null =&gt; minotaur // Minotaur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, &quot;;[$creature.$H316];&quot; =&gt; &quot;;[$creature.$A316];&quot; // &quot;;[$creature.$I316])" office:value-type="string" office:string-value="mouth,  null,  null, 34, 255,  null,  null,  null =&gt; mouth // Magic Mouth" calcext:value-type="string">
            <text:p>mouth, <text:s/>null, <text:s/>null, 34, 255, <text:s/>null, <text:s/>null, <text:s/>null =&gt; mouth // Magic Mouth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, &quot;;[$creature.$H317];&quot; =&gt; &quot;;[$creature.$A317];&quot; // &quot;;[$creature.$I317])" office:value-type="string" office:string-value="ms1fb,  null,  null, 34,  null,  null,  null,  null =&gt; ms1fb // Fire Beetle" calcext:value-type="string">
            <text:p>ms1fb, <text:s/>null, <text:s/>null, 34, <text:s/>null, <text:s/>null, <text:s/>null, <text:s/>null =&gt; ms1fb // Fire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, &quot;;[$creature.$H318];&quot; =&gt; &quot;;[$creature.$A318];&quot; // &quot;;[$creature.$I318])" office:value-type="string" office:string-value="ms1goba,  null,  null, 19, 1,  null,  null,  null =&gt; ms1goba // Goblin" calcext:value-type="string">
            <text:p>ms1goba, <text:s/>null, <text:s/>null, 19, 1, <text:s/>null, <text:s/>null, <text:s/>null =&gt; ms1goba // Goblin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, &quot;;[$creature.$H319];&quot; =&gt; &quot;;[$creature.$A319];&quot; // &quot;;[$creature.$I319])" office:value-type="string" office:string-value="ms1gobm,  null,  null, 19, 1,  null,  null,  null =&gt; ms1gobm // Goblin" calcext:value-type="string">
            <text:p>ms1gobm, <text:s/>null, <text:s/>null, 19, 1, <text:s/>null, <text:s/>null, <text:s/>null =&gt; ms1gobm // Goblin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, &quot;;[$creature.$H320];&quot; =&gt; &quot;;[$creature.$A320];&quot; // &quot;;[$creature.$I320])" office:value-type="string" office:string-value="ms2bbtl,  null,  null, 34,  null,  null,  null,  null =&gt; ms2bbtl // Bombardier Beetle" calcext:value-type="string">
            <text:p>ms2bbtl, <text:s/>null, <text:s/>null, 34, <text:s/>null, <text:s/>null, <text:s/>null, <text:s/>null =&gt; ms2bbtl // Bombardier Beetle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, &quot;;[$creature.$H321];&quot; =&gt; &quot;;[$creature.$A321];&quot; // &quot;;[$creature.$I321])" office:value-type="string" office:string-value="ms2gobb,  null,  null, 19, 1,  null,  null,  null =&gt; ms2gobb // Goblin Elite" calcext:value-type="string">
            <text:p>ms2gobb, <text:s/>null, <text:s/>null, 19, 1, <text:s/>null, <text:s/>null, <text:s/>null =&gt; ms2gobb // Goblin Elit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, &quot;;[$creature.$H322];&quot; =&gt; &quot;;[$creature.$A322];&quot; // &quot;;[$creature.$I322])" office:value-type="string" office:string-value="ms2gobe,  null,  null, 19, 1,  null,  null,  null =&gt; ms2gobe // Goblin Elite" calcext:value-type="string">
            <text:p>ms2gobe, <text:s/>null, <text:s/>null, 19, 1, <text:s/>null, <text:s/>null, <text:s/>null =&gt; ms2gobe // Goblin Elite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, &quot;;[$creature.$H323];&quot; =&gt; &quot;;[$creature.$A323];&quot; // &quot;;[$creature.$I323])" office:value-type="string" office:string-value="ms2lizm,  null,  null,  null, 1,  null,  null,  null =&gt; ms2lizm // Lizard Man" calcext:value-type="string">
            <text:p>ms2lizm, <text:s/>null, <text:s/>null, <text:s/>null, 1, <text:s/>null, <text:s/>null, <text:s/>null =&gt; ms2lizm // Lizard Man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, &quot;;[$creature.$H324];&quot; =&gt; &quot;;[$creature.$A324];&quot; // &quot;;[$creature.$I324])" office:value-type="string" office:string-value="ms3borb,  null,  null, 34,  null,  null,  null,  null =&gt; ms3borb // Boring Beetle" calcext:value-type="string">
            <text:p>ms3borb, <text:s/>null, <text:s/>null, 34, <text:s/>null, <text:s/>null, <text:s/>null, <text:s/>null =&gt; ms3borb // Boring Beetle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, &quot;;[$creature.$H325];&quot; =&gt; &quot;;[$creature.$A325];&quot; // &quot;;[$creature.$I325])" office:value-type="string" office:string-value="ms3ghl,  null,  null, 51,  null,  null,  null,  null =&gt; ms3ghl // Ghoul" calcext:value-type="string">
            <text:p>ms3ghl, <text:s/>null, <text:s/>null, 51, <text:s/>null, <text:s/>null, <text:s/>null, <text:s/>null =&gt; ms3ghl // Ghoul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, &quot;;[$creature.$H326];&quot; =&gt; &quot;;[$creature.$A326];&quot; // &quot;;[$creature.$I326])" office:value-type="string" office:string-value="ms3orog,  null,  null, 19, 1,  null,  null,  null =&gt; ms3orog // Neo Orog" calcext:value-type="string">
            <text:p>ms3orog, <text:s/>null, <text:s/>null, 19, 1, <text:s/>null, <text:s/>null, <text:s/>null =&gt; ms3orog // Neo Orog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, &quot;;[$creature.$H327];&quot; =&gt; &quot;;[$creature.$A327];&quot; // &quot;;[$creature.$I327])" office:value-type="string" office:string-value="ms3tliz,  null,  null,  null, 1,  null,  null,  null =&gt; ms3tliz // Tough Lizard Man" calcext:value-type="string">
            <text:p>ms3tliz, <text:s/>null, <text:s/>null, <text:s/>null, 1, <text:s/>null, <text:s/>null, <text:s/>null =&gt; ms3tliz // Tough Lizard Man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, &quot;;[$creature.$H328];&quot; =&gt; &quot;;[$creature.$A328];&quot; // &quot;;[$creature.$I328])" office:value-type="string" office:string-value="ms4ghst,  null,  null, 51,  null,  null,  null,  null =&gt; ms4ghst // Ghast" calcext:value-type="string">
            <text:p>ms4ghst, <text:s/>null, <text:s/>null, 51, <text:s/>null, <text:s/>null, <text:s/>null, <text:s/>null =&gt; ms4ghst // Ghast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, &quot;;[$creature.$H329];&quot; =&gt; &quot;;[$creature.$A329];&quot; // &quot;;[$creature.$I329])" office:value-type="string" office:string-value="ms4ogr,  null,  null,  null, 5,  null,  null,  null =&gt; ms4ogr // Ogre" calcext:value-type="string">
            <text:p>ms4ogr, <text:s/>null, <text:s/>null, <text:s/>null, 5, <text:s/>null, <text:s/>null, <text:s/>null =&gt; ms4ogr // Ogre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, &quot;;[$creature.$H330];&quot; =&gt; &quot;;[$creature.$A330];&quot; // &quot;;[$creature.$I330])" office:value-type="string" office:string-value="ms4yeti,  null,  null, 34, 5,  null,  null,  null =&gt; ms4yeti // Yeti" calcext:value-type="string">
            <text:p>ms4yeti, <text:s/>null, <text:s/>null, 34, 5, <text:s/>null, <text:s/>null, <text:s/>null =&gt; ms4yeti // Yeti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, &quot;;[$creature.$H331];&quot; =&gt; &quot;;[$creature.$A331];&quot; // &quot;;[$creature.$I331])" office:value-type="string" office:string-value="ms5jzom,  null,  null, 35,  null,  null,  null,  null =&gt; ms5jzom // Ju-ju Zombie" calcext:value-type="string">
            <text:p>ms5jzom, <text:s/>null, <text:s/>null, 35, <text:s/>null, <text:s/>null, <text:s/>null, <text:s/>null =&gt; ms5jzom // Ju-ju Zombie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, &quot;;[$creature.$H332];&quot; =&gt; &quot;;[$creature.$A332];&quot; // &quot;;[$creature.$I332])" office:value-type="string" office:string-value="ms5mino,  null,  null, 51, 1, 179,  null,  null =&gt; ms5mino // Minotaur" calcext:value-type="string">
            <text:p>ms5mino, <text:s/>null, <text:s/>null, 51, 1, 179, <text:s/>null, <text:s/>null =&gt; ms5mino // Minotaur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, &quot;;[$creature.$H333];&quot; =&gt; &quot;;[$creature.$A333];&quot; // &quot;;[$creature.$I333])" office:value-type="string" office:string-value="ms6crwl,  null,  null, 34,  null,  null,  null,  null =&gt; ms6crwl // Carrion Crawler" calcext:value-type="string">
            <text:p>ms6crwl, <text:s/>null, <text:s/>null, 34, <text:s/>null, <text:s/>null, <text:s/>null, <text:s/>null =&gt; ms6crwl // Carrion Crawler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, &quot;;[$creature.$H334];&quot; =&gt; &quot;;[$creature.$A334];&quot; // &quot;;[$creature.$I334])" office:value-type="string" office:string-value="ms6salc,  null,  null, 51,  null,  null,  null,  null =&gt; ms6salc // Frost Salamander" calcext:value-type="string">
            <text:p>ms6salc, <text:s/>null, <text:s/>null, 51, <text:s/>null, <text:s/>null, <text:s/>null, <text:s/>null =&gt; ms6salc // Frost Salamand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, &quot;;[$creature.$H335];&quot; =&gt; &quot;;[$creature.$A335];&quot; // &quot;;[$creature.$I335])" office:value-type="string" office:string-value="ms7bgrd,  null,  null, 34,  null,  null,  null,  null =&gt; ms7bgrd // Boneguard Skeleton" calcext:value-type="string">
            <text:p>ms7bgrd, <text:s/>null, <text:s/>null, 34, <text:s/>null, <text:s/>null, <text:s/>null, <text:s/>null =&gt; ms7bgrd // Boneguard Skeleton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, &quot;;[$creature.$H336];&quot; =&gt; &quot;;[$creature.$A336];&quot; // &quot;;[$creature.$I336])" office:value-type="string" office:string-value="ms7umbh,  null,  null, 51,  null,  null,  null,  null =&gt; ms7umbh // Umber Hulk" calcext:value-type="string">
            <text:p>ms7umbh, <text:s/>null, <text:s/>null, 51, <text:s/>null, <text:s/>null, <text:s/>null, <text:s/>null =&gt; ms7umbh // Umber Hulk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, &quot;;[$creature.$H337];&quot; =&gt; &quot;;[$creature.$A337];&quot; // &quot;;[$creature.$I337])" office:value-type="string" office:string-value="msmcrwl,  null,  null, 34,  null,  null,  null,  null =&gt; msmcrwl // Carrion Crawler" calcext:value-type="string">
            <text:p>msmcrwl, <text:s/>null, <text:s/>null, 34, <text:s/>null, <text:s/>null, <text:s/>null, <text:s/>null =&gt; msmcrwl // Carrion Crawler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, &quot;;[$creature.$H338];&quot; =&gt; &quot;;[$creature.$A338];&quot; // &quot;;[$creature.$I338])" office:value-type="string" office:string-value="msmsalc,  null,  null, 51,  null,  null,  null,  null =&gt; msmsalc // Frost Salamander" calcext:value-type="string">
            <text:p>msmsalc, <text:s/>null, <text:s/>null, 51, <text:s/>null, <text:s/>null, <text:s/>null, <text:s/>null =&gt; msmsalc // Frost Salamander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, &quot;;[$creature.$H339];&quot; =&gt; &quot;;[$creature.$A339];&quot; // &quot;;[$creature.$I339])" office:value-type="string" office:string-value="msmyuan,  null,  null, 51,  null,  null,  null,  null =&gt; msmyuan // Yuan-ti Elite" calcext:value-type="string">
            <text:p>msmyuan, <text:s/>null, <text:s/>null, 51, <text:s/>null, <text:s/>null, <text:s/>null, <text:s/>null =&gt; msmyuan // Yuan-ti Elite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, &quot;;[$creature.$H340];&quot; =&gt; &quot;;[$creature.$A340];&quot; // &quot;;[$creature.$I340])" office:value-type="string" office:string-value="mtsn,  null,  null, 51,  null,  null,  null,  null =&gt; mtsn // Snow Troll" calcext:value-type="string">
            <text:p>mtsn, <text:s/>null, <text:s/>null, 51, <text:s/>null, <text:s/>null, <text:s/>null, <text:s/>null =&gt; mtsn // Snow Troll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, &quot;;[$creature.$H341];&quot; =&gt; &quot;;[$creature.$A341];&quot; // &quot;;[$creature.$I341])" office:value-type="string" office:string-value="mummy,  null,  null, 19,  null,  null,  null,  null =&gt; mummy // Mummy" calcext:value-type="string">
            <text:p>mummy, <text:s/>null, <text:s/>null, 19, <text:s/>null, <text:s/>null, <text:s/>null, <text:s/>null =&gt; mummy // Mummy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, &quot;;[$creature.$H342];&quot; =&gt; &quot;;[$creature.$A342];&quot; // &quot;;[$creature.$I342])" office:value-type="string" office:string-value="murdaugh, 1,  null,  null, 1,  null,  null,  null =&gt; murdaugh // Murdaugh" calcext:value-type="string">
            <text:p>murdaugh, 1, <text:s/>null, <text:s/>null, 1, <text:s/>null, <text:s/>null, <text:s/>null =&gt; murdaugh // Murdaugh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, &quot;;[$creature.$H343];&quot; =&gt; &quot;;[$creature.$A343];&quot; // &quot;;[$creature.$I343])" office:value-type="string" office:string-value="myc8013,  null,  null, 18,  null,  null,  null,  null =&gt; myc8013 // Red Myconid" calcext:value-type="string">
            <text:p>myc8013, <text:s/>null, <text:s/>null, 18, <text:s/>null, <text:s/>null, <text:s/>null, <text:s/>null =&gt; myc8013 // Red Myconid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, &quot;;[$creature.$H344];&quot; =&gt; &quot;;[$creature.$A344];&quot; // &quot;;[$creature.$I344])" office:value-type="string" office:string-value="myconidb,  null,  null, 18,  null,  null,  null,  null =&gt; myconidb // Blue Myconid" calcext:value-type="string">
            <text:p>myconidb, <text:s/>null, <text:s/>null, 18, <text:s/>null, <text:s/>null, <text:s/>null, <text:s/>null =&gt; myconidb // Blue Myconid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, &quot;;[$creature.$H345];&quot; =&gt; &quot;;[$creature.$A345];&quot; // &quot;;[$creature.$I345])" office:value-type="string" office:string-value="myconidr,  null,  null, 18,  null,  null,  null,  null =&gt; myconidr // Red Myconid" calcext:value-type="string">
            <text:p>myconidr, <text:s/>null, <text:s/>null, 18, <text:s/>null, <text:s/>null, <text:s/>null, <text:s/>null =&gt; myconidr // Red Myconid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, &quot;;[$creature.$H346];&quot; =&gt; &quot;;[$creature.$A346];&quot; // &quot;;[$creature.$I346])" office:value-type="string" office:string-value="mytos,  null,  null,  null, 4,  null,  null,  null =&gt; mytos // Mytos" calcext:value-type="string">
            <text:p>mytos, <text:s/>null, <text:s/>null, <text:s/>null, 4, <text:s/>null, <text:s/>null, <text:s/>null =&gt; mytos // Mytos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, &quot;;[$creature.$H347];&quot; =&gt; &quot;;[$creature.$A347];&quot; // &quot;;[$creature.$I347])" office:value-type="string" office:string-value="neoorog, 1,  null,  null, 1,  null,  null,  null =&gt; neoorog // Neo Orog" calcext:value-type="string">
            <text:p>neoorog, 1, <text:s/>null, <text:s/>null, 1, <text:s/>null, <text:s/>null, <text:s/>null =&gt; neoorog // Neo Orog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, &quot;;[$creature.$H348];&quot; =&gt; &quot;;[$creature.$A348];&quot; // &quot;;[$creature.$I348])" office:value-type="string" office:string-value="neoorogc, 1,  null, 19, 1,  null,  null,  null =&gt; neoorogc // Krilag" calcext:value-type="string">
            <text:p>neoorogc, 1, <text:s/>null, 19, 1, <text:s/>null, <text:s/>null, <text:s/>null =&gt; neoorogc // Krila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, &quot;;[$creature.$H349];&quot; =&gt; &quot;;[$creature.$A349];&quot; // &quot;;[$creature.$I349])" office:value-type="string" office:string-value="neooroge, 1,  null,  null, 1,  null,  null,  null =&gt; neooroge // Neo Orog Marauder" calcext:value-type="string">
            <text:p>neooroge, 1, <text:s/>null, <text:s/>null, 1, <text:s/>null, <text:s/>null, <text:s/>null =&gt; neooroge // Neo Orog Maraude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, &quot;;[$creature.$H350];&quot; =&gt; &quot;;[$creature.$A350];&quot; // &quot;;[$creature.$I350])" office:value-type="string" office:string-value="neoorogg, 1,  null, 19, 1,  null,  null,  null =&gt; neoorogg // Neo Orog General" calcext:value-type="string">
            <text:p>neoorogg, 1, <text:s/>null, 19, 1, <text:s/>null, <text:s/>null, <text:s/>null =&gt; neoorogg // Neo Orog General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, &quot;;[$creature.$H351];&quot; =&gt; &quot;;[$creature.$A351];&quot; // &quot;;[$creature.$I351])" office:value-type="string" office:string-value="neoorogs, 1,  null, 19, 1,  null,  null,  null =&gt; neoorogs // Neo Orog" calcext:value-type="string">
            <text:p>neoorogs, 1, <text:s/>null, 19, 1, <text:s/>null, <text:s/>null, <text:s/>null =&gt; neoorogs // Neo Orog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, &quot;;[$creature.$H352];&quot; =&gt; &quot;;[$creature.$A352];&quot; // &quot;;[$creature.$I352])" office:value-type="string" office:string-value="norlinor, 4,  null, 17, null, 4, 255,  null =&gt; norlinor // Norlinor" calcext:value-type="string">
            <text:p>norlinor, 4, <text:s/>null, 17, null, 4, 255, <text:s/>null =&gt; norlinor // Norlinor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, &quot;;[$creature.$H353];&quot; =&gt; &quot;;[$creature.$A353];&quot; // &quot;;[$creature.$I353])" office:value-type="string" office:string-value="ogre,  null,  null,  null, 5,  null,  null,  null =&gt; ogre // Ogre" calcext:value-type="string">
            <text:p>ogre, <text:s/>null, <text:s/>null, <text:s/>null, 5, <text:s/>null, <text:s/>null, <text:s/>null =&gt; ogre // Ogr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, &quot;;[$creature.$H354];&quot; =&gt; &quot;;[$creature.$A354];&quot; // &quot;;[$creature.$I354])" office:value-type="string" office:string-value="orc2004, 1,  null, 19,  null,  null,  null,  null =&gt; orc2004 // Orc" calcext:value-type="string">
            <text:p>orc2004, 1, <text:s/>null, 19, <text:s/>null, <text:s/>null, <text:s/>null, <text:s/>null =&gt; orc2004 // Orc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, &quot;;[$creature.$H355];&quot; =&gt; &quot;;[$creature.$A355];&quot; // &quot;;[$creature.$I355])" office:value-type="string" office:string-value="orca2004, 1,  null, 19,  null,  null,  null,  null =&gt; orca2004 // Orc" calcext:value-type="string">
            <text:p>orca2004, 1, <text:s/>null, 19, <text:s/>null, <text:s/>null, <text:s/>null, <text:s/>null =&gt; orca2004 // Orc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, &quot;;[$creature.$H356];&quot; =&gt; &quot;;[$creature.$A356];&quot; // &quot;;[$creature.$I356])" office:value-type="string" office:string-value="orcewaxe, 1,  null, 19,  null,  null,  null,  null =&gt; orcewaxe // Orc Elite" calcext:value-type="string">
            <text:p>orcewaxe, 1, <text:s/>null, 19, <text:s/>null, <text:s/>null, <text:s/>null, <text:s/>null =&gt; orcewaxe // Orc Elite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, &quot;;[$creature.$H357];&quot; =&gt; &quot;;[$creature.$A357];&quot; // &quot;;[$creature.$I357])" office:value-type="string" office:string-value="orcewbow, 1,  null,  null,  null,  null,  null,  null =&gt; orcewbow // Orc Elite" calcext:value-type="string">
            <text:p>orcewbow, 1, <text:s/>null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, &quot;;[$creature.$H358];&quot; =&gt; &quot;;[$creature.$A358];&quot; // &quot;;[$creature.$I358])" office:value-type="string" office:string-value="orcsham, 1,  null,  null,  null,  null, 3,  null =&gt; orcsham // Orc Shaman" calcext:value-type="string">
            <text:p>orcsham, 1, <text:s/>null, <text:s/>null, <text:s/>null, <text:s/>null, 3, <text:s/>null =&gt; orcsham // Orc Shaman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, &quot;;[$creature.$H359];&quot; =&gt; &quot;;[$creature.$A359];&quot; // &quot;;[$creature.$I359])" office:value-type="string" office:string-value="orcwaxe, 1,  null, 19,  null,  null,  null,  null =&gt; orcwaxe // Orc" calcext:value-type="string">
            <text:p>orcwaxe, 1, <text:s/>null, 19, <text:s/>null, <text:s/>null, <text:s/>null, <text:s/>null =&gt; orcwaxe // Orc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, &quot;;[$creature.$H360];&quot; =&gt; &quot;;[$creature.$A360];&quot; // &quot;;[$creature.$I360])" office:value-type="string" office:string-value="orcwbow, 1,  null, 19,  null,  null,  null,  null =&gt; orcwbow // Orc" calcext:value-type="string">
            <text:p>orcwbow, 1, <text:s/>null, 19, <text:s/>null, <text:s/>null, <text:s/>null, <text:s/>null =&gt; orcwbow // Orc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, &quot;;[$creature.$H361];&quot; =&gt; &quot;;[$creature.$A361];&quot; // &quot;;[$creature.$I361])" office:value-type="string" office:string-value="orrick,  null,  null,  null, 1,  null,  null,  null =&gt; orrick // Orrick the Grey" calcext:value-type="string">
            <text:p>orrick, <text:s/>null, <text:s/>null, <text:s/>null, 1, <text:s/>null, <text:s/>null, <text:s/>null =&gt; orrick // Orrick the Grey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, &quot;;[$creature.$H362];&quot; =&gt; &quot;;[$creature.$A362];&quot; // &quot;;[$creature.$I362])" office:value-type="string" office:string-value="pbspir,  null,  null,  null,  null, 103,  null,  null =&gt; pbspir // Polar Bear Spirit" calcext:value-type="string">
            <text:p>pbspir, <text:s/>null, <text:s/>null, <text:s/>null, <text:s/>null, 103, <text:s/>null, <text:s/>null =&gt; pbspir // Polar Bear Spirit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, &quot;;[$creature.$H363];&quot; =&gt; &quot;;[$creature.$A363];&quot; // &quot;;[$creature.$I363])" office:value-type="string" office:string-value="pomab,  null,  null, 19,  null,  null,  null,  null =&gt; pomab // Pomab" calcext:value-type="string">
            <text:p>pomab, <text:s/>null, <text:s/>null, 19, <text:s/>null, <text:s/>null, <text:s/>null, <text:s/>null =&gt; pomab // Pomab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, &quot;;[$creature.$H364];&quot; =&gt; &quot;;[$creature.$A364];&quot; // &quot;;[$creature.$I364])" office:value-type="string" office:string-value="pomimg,  null,  null, 19,  null,  null,  null,  null =&gt; pomimg // False Pomab" calcext:value-type="string">
            <text:p>pomimg, <text:s/>null, <text:s/>null, 19, <text:s/>null, <text:s/>null, <text:s/>null, <text:s/>null =&gt; pomimg // False Pomab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, &quot;;[$creature.$H365];&quot; =&gt; &quot;;[$creature.$A365];&quot; // &quot;;[$creature.$I365])" office:value-type="string" office:string-value="poquelin, 1,  null,  null, 255, 1, 3,  null =&gt; poquelin // Revered Brother Poquelin" calcext:value-type="string">
            <text:p>poquelin, 1, <text:s/>null, <text:s/>null, 255, 1, 3, <text:s/>null =&gt; poquelin // Revered Brother Poquelin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, &quot;;[$creature.$H366];&quot; =&gt; &quot;;[$creature.$A366];&quot; // &quot;;[$creature.$I366])" office:value-type="string" office:string-value="presapp,  null,  null,  null, 1, 1, 1,  null =&gt; presapp // Presio's Apprentice" calcext:value-type="string">
            <text:p>presapp, <text:s/>null, <text:s/>null, <text:s/>null, 1, 1, 1, <text:s/>null =&gt; presapp // Presio's Apprentic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, &quot;;[$creature.$H367];&quot; =&gt; &quot;;[$creature.$A367];&quot; // &quot;;[$creature.$I367])" office:value-type="string" office:string-value="presfig, 1,  null,  null, 1, 1,  null,  null =&gt; presfig // Warrior" calcext:value-type="string">
            <text:p>presfig, 1, <text:s/>null, <text:s/>null, 1, 1, <text:s/>null, <text:s/>null =&gt; presfig // Warrior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, &quot;;[$creature.$H368];&quot; =&gt; &quot;;[$creature.$A368];&quot; // &quot;;[$creature.$I368])" office:value-type="string" office:string-value="priestd,  null,  null,  null, 3,  null,  null,  null =&gt; priestd // Acolyte" calcext:value-type="string">
            <text:p>priestd, <text:s/>null, <text:s/>null, <text:s/>null, 3, <text:s/>null, <text:s/>null, <text:s/>null =&gt; priestd // Acolyte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, &quot;;[$creature.$H369];&quot; =&gt; &quot;;[$creature.$A369];&quot; // &quot;;[$creature.$I369])" office:value-type="string" office:string-value="psborbtl,  null,  null, 34,  null,  null,  null,  null =&gt; psborbtl // Boring Beetle" calcext:value-type="string">
            <text:p>psborbtl, <text:s/>null, <text:s/>null, 34, <text:s/>null, <text:s/>null, <text:s/>null, <text:s/>null =&gt; psborbtl // Boring Beetle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, &quot;;[$creature.$H370];&quot; =&gt; &quot;;[$creature.$A370];&quot; // &quot;;[$creature.$I370])" office:value-type="string" office:string-value="psentry,  null,  null, 34,  null,  null,  null,  null =&gt; psentry // Bronze Sentry" calcext:value-type="string">
            <text:p>psentry, <text:s/>null, <text:s/>null, 34, <text:s/>null, <text:s/>null, <text:s/>null, <text:s/>null =&gt; psentry // Bronze Sentry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, &quot;;[$creature.$H371];&quot; =&gt; &quot;;[$creature.$A371];&quot; // &quot;;[$creature.$I371])" office:value-type="string" office:string-value="pshar, 2, 2,  null, 1, 1, 3,  null =&gt; pshar // Priestess of Shar" calcext:value-type="string">
            <text:p>pshar, 2, 2, <text:s/>null, 1, 1, 3, <text:s/>null =&gt; pshar // Priestess of Shar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, &quot;;[$creature.$H372];&quot; =&gt; &quot;;[$creature.$A372];&quot; // &quot;;[$creature.$I372])" office:value-type="string" office:string-value="pshard,  null,  null,  null, 3, 1, 3,  null =&gt; pshard // Priestess of Shar" calcext:value-type="string">
            <text:p>pshard, <text:s/>null, <text:s/>null, <text:s/>null, 3, 1, 3, <text:s/>null =&gt; pshard // Priestess of Shar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, &quot;;[$creature.$H373];&quot; =&gt; &quot;;[$creature.$A373];&quot; // &quot;;[$creature.$I373])" office:value-type="string" office:string-value="purvis,  null,  null,  null, 1,  null,  null,  null =&gt; purvis // Purvis" calcext:value-type="string">
            <text:p>purvis, <text:s/>null, <text:s/>null, <text:s/>null, 1, <text:s/>null, <text:s/>null, <text:s/>null =&gt; purvis // Purvis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, &quot;;[$creature.$H374];&quot; =&gt; &quot;;[$creature.$A374];&quot; // &quot;;[$creature.$I374])" office:value-type="string" office:string-value="purvish,  null,  null,  null, 1,  null,  null,  null =&gt; purvish // Purvis" calcext:value-type="string">
            <text:p>purvish, <text:s/>null, <text:s/>null, <text:s/>null, 1, <text:s/>null, <text:s/>null, <text:s/>null =&gt; purvish // Purvis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, &quot;;[$creature.$H375];&quot; =&gt; &quot;;[$creature.$A375];&quot; // &quot;;[$creature.$I375])" office:value-type="string" office:string-value="rakshasa, 1,  null,  null,  null,  null,  null,  null =&gt; rakshasa // Rakshasa" calcext:value-type="string">
            <text:p>rakshasa, 1, <text:s/>null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, &quot;;[$creature.$H376];&quot; =&gt; &quot;;[$creature.$A376];&quot; // &quot;;[$creature.$I376])" office:value-type="string" office:string-value="rakshinv, 1,  null,  null,  null,  null,  null,  null =&gt; rakshinv // Rakshasa" calcext:value-type="string">
            <text:p>rakshinv, 1, <text:s/>null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, &quot;;[$creature.$H377];&quot; =&gt; &quot;;[$creature.$A377];&quot; // &quot;;[$creature.$I377])" office:value-type="string" office:string-value="rawleigh,  null,  null, 34, 1,  null,  null,  null =&gt; rawleigh // Rawleigh Gallaway" calcext:value-type="string">
            <text:p>rawleigh, <text:s/>null, <text:s/>null, 34, 1, <text:s/>null, <text:s/>null, <text:s/>null =&gt; rawleigh // Rawleigh Gallaway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, &quot;;[$creature.$H378];&quot; =&gt; &quot;;[$creature.$A378];&quot; // &quot;;[$creature.$I378])" office:value-type="string" office:string-value="rdeliza, 1,  null, 34, 1,  null,  null,  null =&gt; rdeliza // Lizard Man" calcext:value-type="string">
            <text:p>rdeliza, 1, <text:s/>null, 34, 1, <text:s/>null, <text:s/>null, <text:s/>null =&gt; rdeliza // Lizard Man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, &quot;;[$creature.$H379];&quot; =&gt; &quot;;[$creature.$A379];&quot; // &quot;;[$creature.$I379])" office:value-type="string" office:string-value="rdeliztl,  null,  null,  null, 1,  null,  null,  null =&gt; rdeliztl // Tough Lizard Man" calcext:value-type="string">
            <text:p>rdeliztl, <text:s/>null, <text:s/>null, <text:s/>null, 1, <text:s/>null, <text:s/>null, <text:s/>null =&gt; rdeliztl // Tough Lizard Man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, &quot;;[$creature.$H380];&quot; =&gt; &quot;;[$creature.$A380];&quot; // &quot;;[$creature.$I380])" office:value-type="string" office:string-value="rdeyuane, 1,  null, 51,  null,  null,  null,  null =&gt; rdeyuane // Yuan-ti Elite" calcext:value-type="string">
            <text:p>rdeyuane, 1, <text:s/>null, 51, <text:s/>null, <text:s/>null, <text:s/>null, <text:s/>null =&gt; rdeyuane // Yuan-ti Elite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, &quot;;[$creature.$H381];&quot; =&gt; &quot;;[$creature.$A381];&quot; // &quot;;[$creature.$I381])" office:value-type="string" office:string-value="revnant,  null,  null,  null, 4, 108,  null,  null =&gt; revnant // Revenant" calcext:value-type="string">
            <text:p>revnant, <text:s/>null, <text:s/>null, <text:s/>null, 4, 108, <text:s/>null, <text:s/>null =&gt; revnant // Revenant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, &quot;;[$creature.$H382];&quot; =&gt; &quot;;[$creature.$A382];&quot; // &quot;;[$creature.$I382])" office:value-type="string" office:string-value="rikasha,  null,  null,  null, 1,  null,  null,  null =&gt; rikasha // Rikasha" calcext:value-type="string">
            <text:p>rikasha, <text:s/>null, <text:s/>null, <text:s/>null, 1, <text:s/>null, <text:s/>null, <text:s/>null =&gt; rikasha // Rikasha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, &quot;;[$creature.$H383];&quot; =&gt; &quot;;[$creature.$A383];&quot; // &quot;;[$creature.$I383])" office:value-type="string" office:string-value="rktskelm,  null,  null, 34,  null,  null,  null,  null =&gt; rktskelm // Skeleton" calcext:value-type="string">
            <text:p>rktskelm, <text:s/>null, <text:s/>null, 34, <text:s/>null, <text:s/>null, <text:s/>null, <text:s/>null =&gt; rktskelm // Skeleton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, &quot;;[$creature.$H384];&quot; =&gt; &quot;;[$creature.$A384];&quot; // &quot;;[$creature.$I384])" office:value-type="string" office:string-value="rktskelr,  null,  null, 34,  null,  null,  null,  null =&gt; rktskelr // Skeleton" calcext:value-type="string">
            <text:p>rktskelr, <text:s/>null, <text:s/>null, 34, <text:s/>null, <text:s/>null, <text:s/>null, <text:s/>null =&gt; rktskelr // Skeleton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, &quot;;[$creature.$H385];&quot; =&gt; &quot;;[$creature.$A385];&quot; // &quot;;[$creature.$I385])" office:value-type="string" office:string-value="rkttguam,  null,  null, 34,  null,  null,  null,  null =&gt; rkttguam // Temple Guardian" calcext:value-type="string">
            <text:p>rkttguam, <text:s/>null, <text:s/>null, 34, <text:s/>null, <text:s/>null, <text:s/>null, <text:s/>null =&gt; rkttguam // Temple Guardian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, &quot;;[$creature.$H386];&quot; =&gt; &quot;;[$creature.$A386];&quot; // &quot;;[$creature.$I386])" office:value-type="string" office:string-value="rldmycr,  null,  null, 18,  null,  null,  null,  null =&gt; rldmycr // Red Myconid" calcext:value-type="string">
            <text:p>rldmycr, <text:s/>null, <text:s/>null, 18, <text:s/>null, <text:s/>null, <text:s/>null, <text:s/>null =&gt; rldmycr // Red Myconid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, &quot;;[$creature.$H387];&quot; =&gt; &quot;;[$creature.$A387];&quot; // &quot;;[$creature.$I387])" office:value-type="string" office:string-value="rldumbh,  null,  null, 51,  null,  null,  null,  null =&gt; rldumbh // Umber Hulk" calcext:value-type="string">
            <text:p>rldumbh, <text:s/>null, <text:s/>null, 51, <text:s/>null, <text:s/>null, <text:s/>null, <text:s/>null =&gt; rldumbh // Umber Hulk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, &quot;;[$creature.$H388];&quot; =&gt; &quot;;[$creature.$A388];&quot; // &quot;;[$creature.$I388])" office:value-type="string" office:string-value="rndbomb,  null,  null, 34,  null,  null,  null,  null =&gt; rndbomb // Bombardier Beetle" calcext:value-type="string">
            <text:p>rndbomb, <text:s/>null, <text:s/>null, 34, <text:s/>null, <text:s/>null, <text:s/>null, <text:s/>null =&gt; rndbomb // Bombardier Beetle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, &quot;;[$creature.$H389];&quot; =&gt; &quot;;[$creature.$A389];&quot; // &quot;;[$creature.$I389])" office:value-type="string" office:string-value="rndcryp, 4,  null,  null, 4, 167,  null,  null =&gt; rndcryp // Crypt Thing" calcext:value-type="string">
            <text:p>rndcryp, 4, <text:s/>null, <text:s/>null, 4, 167, <text:s/>null, <text:s/>null =&gt; rndcryp // Crypt Thing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, &quot;;[$creature.$H390];&quot; =&gt; &quot;;[$creature.$A390];&quot; // &quot;;[$creature.$I390])" office:value-type="string" office:string-value="rndghos,  null,  null, 19,  null,  null,  null,  null =&gt; rndghos // Ghost" calcext:value-type="string">
            <text:p>rndghos, <text:s/>null, <text:s/>null, 19, <text:s/>null, <text:s/>null, <text:s/>null, <text:s/>null =&gt; rndghos // Ghost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, &quot;;[$creature.$H391];&quot; =&gt; &quot;;[$creature.$A391];&quot; // &quot;;[$creature.$I391])" office:value-type="string" office:string-value="rndrevn,  null,  null,  null, 4, 108,  null,  null =&gt; rndrevn // Revenant" calcext:value-type="string">
            <text:p>rndrevn, <text:s/>null, <text:s/>null, <text:s/>null, 4, 108, <text:s/>null, <text:s/>null =&gt; rndrevn // Revenant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, &quot;;[$creature.$H392];&quot; =&gt; &quot;;[$creature.$A392];&quot; // &quot;;[$creature.$I392])" office:value-type="string" office:string-value="rndstrol, 1,  null, 51, 5,  null,  null,  null =&gt; rndstrol // Snow Troll" calcext:value-type="string">
            <text:p>rndstrol, 1, <text:s/>null, 51, 5, <text:s/>null, <text:s/>null, <text:s/>null =&gt; rndstrol // Snow Troll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, &quot;;[$creature.$H393];&quot; =&gt; &quot;;[$creature.$A393];&quot; // &quot;;[$creature.$I393])" office:value-type="string" office:string-value="rndwwolf, 1,  null,  null, 2,  null,  null,  null =&gt; rndwwolf // Winter Wolf" calcext:value-type="string">
            <text:p>rndwwolf, 1, <text:s/>null, <text:s/>null, 2, <text:s/>null, <text:s/>null, <text:s/>null =&gt; rndwwolf // Winter Wolf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, &quot;;[$creature.$H394];&quot; =&gt; &quot;;[$creature.$A394];&quot; // &quot;;[$creature.$I394])" office:value-type="string" office:string-value="rndwyv, 1,  null,  null,  null,  null,  null,  null =&gt; rndwyv // Wyvern" calcext:value-type="string">
            <text:p>rndwyv, 1, <text:s/>null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, &quot;;[$creature.$H395];&quot; =&gt; &quot;;[$creature.$A395];&quot; // &quot;;[$creature.$I395])" office:value-type="string" office:string-value="roald,  null,  null, 17, 1,  null,  null,  null =&gt; roald // Roald Tunnelfist" calcext:value-type="string">
            <text:p>roald, <text:s/>null, <text:s/>null, 17, 1, <text:s/>null, <text:s/>null, <text:s/>null =&gt; roald // Roald Tunnelfist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, &quot;;[$creature.$H396];&quot; =&gt; &quot;;[$creature.$A396];&quot; // &quot;;[$creature.$I396])" office:value-type="string" office:string-value="rocorca, 1,  null, 19, 1,  null,  null,  null =&gt; rocorca // Orc" calcext:value-type="string">
            <text:p>rocorca, 1, <text:s/>null, 19, 1, <text:s/>null, <text:s/>null, <text:s/>null =&gt; rocorca // Orc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, &quot;;[$creature.$H397];&quot; =&gt; &quot;;[$creature.$A397];&quot; // &quot;;[$creature.$I397])" office:value-type="string" office:string-value="rsheac,  null,  null, 49,  null, 2,  null,  null =&gt; rsheac // Shadowed Elven Acolyte" calcext:value-type="string">
            <text:p>rsheac, <text:s/>null, <text:s/>null, 49, <text:s/>null, 2, <text:s/>null, <text:s/>null =&gt; rsheac // Shadowed Elven Acolyte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, &quot;;[$creature.$H398];&quot; =&gt; &quot;;[$creature.$A398];&quot; // &quot;;[$creature.$I398])" office:value-type="string" office:string-value="rshelfb,  null,  null, 49,  null, 2,  null,  null =&gt; rshelfb // Shadowed Elven Archer" calcext:value-type="string">
            <text:p>rshelfb, <text:s/>null, <text:s/>null, 49, <text:s/>null, 2, <text:s/>null, <text:s/>null =&gt; rshelfb // Shadowed Elven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, &quot;;[$creature.$H399];&quot; =&gt; &quot;;[$creature.$A399];&quot; // &quot;;[$creature.$I399])" office:value-type="string" office:string-value="rshelfs,  null,  null, 49,  null, 2,  null,  null =&gt; rshelfs // Shadowed Elven Swordsman" calcext:value-type="string">
            <text:p>rshelfs, <text:s/>null, <text:s/>null, 49, <text:s/>null, 2, <text:s/>null, <text:s/>null =&gt; rshelfs // Shadowed Elven Swordsman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, &quot;;[$creature.$H400];&quot; =&gt; &quot;;[$creature.$A400];&quot; // &quot;;[$creature.$I400])" office:value-type="string" office:string-value="rshorca,  null,  null, 19,  null, 160,  null,  null =&gt; rshorca // Shadowed Orc Grunt" calcext:value-type="string">
            <text:p>rshorca, <text:s/>null, <text:s/>null, 19, <text:s/>null, 160, <text:s/>null, <text:s/>null =&gt; rshorca // Shadowed Orc Grunt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, &quot;;[$creature.$H401];&quot; =&gt; &quot;;[$creature.$A401];&quot; // &quot;;[$creature.$I401])" office:value-type="string" office:string-value="rshorcb,  null,  null, 19,  null, 160,  null,  null =&gt; rshorcb // Shadowed Orc Archer" calcext:value-type="string">
            <text:p>rshorcb, <text:s/>null, <text:s/>null, 19, <text:s/>null, 160, <text:s/>null, <text:s/>null =&gt; rshorcb // Shadowed Orc Arch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, &quot;;[$creature.$H402];&quot; =&gt; &quot;;[$creature.$A402];&quot; // &quot;;[$creature.$I402])" office:value-type="string" office:string-value="rtfgverb, 1,  null, 35, 5,  null,  null,  null =&gt; rtfgverb // Verbeeg" calcext:value-type="string">
            <text:p>rtfgverb, 1, <text:s/>null, 35, 5, <text:s/>null, <text:s/>null, <text:s/>null =&gt; rtfgverb // Verbeeg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, &quot;;[$creature.$H403];&quot; =&gt; &quot;;[$creature.$A403];&quot; // &quot;;[$creature.$I403])" office:value-type="string" office:string-value="rudorog, 1,  null, 19, 1,  null,  null,  null =&gt; rudorog // Neo Orog Avenger" calcext:value-type="string">
            <text:p>rudorog, 1, <text:s/>null, 19, 1, <text:s/>null, <text:s/>null, <text:s/>null =&gt; rudorog // Neo Orog Avenger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, &quot;;[$creature.$H404];&quot; =&gt; &quot;;[$creature.$A404];&quot; // &quot;;[$creature.$I404])" office:value-type="string" office:string-value="rudoroge, 1,  null, 19, 1,  null,  null,  null =&gt; rudoroge // Neo Orog Marauder" calcext:value-type="string">
            <text:p>rudoroge, 1, <text:s/>null, 19, 1, <text:s/>null, <text:s/>null, <text:s/>null =&gt; rudoroge // Neo Orog Marauder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, &quot;;[$creature.$H405];&quot; =&gt; &quot;;[$creature.$A405];&quot; // &quot;;[$creature.$I405])" office:value-type="string" office:string-value="rvsyeti, 1,  null, 34, 5,  null,  null,  null =&gt; rvsyeti // Yeti" calcext:value-type="string">
            <text:p>rvsyeti, 1, <text:s/>null, 34, 5, <text:s/>null, <text:s/>null, <text:s/>null =&gt; rvsyeti // Yeti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, &quot;;[$creature.$H406];&quot; =&gt; &quot;;[$creature.$A406];&quot; // &quot;;[$creature.$I406])" office:value-type="string" office:string-value="rwtgice,  null,  null,  null, 5,  null,  null,  null =&gt; rwtgice // Greater Ice Troll" calcext:value-type="string">
            <text:p>rwtgice, <text:s/>null, <text:s/>null, <text:s/>null, 5, <text:s/>null, <text:s/>null, <text:s/>null =&gt; rwtgice // Greater Ice Troll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, &quot;;[$creature.$H407];&quot; =&gt; &quot;;[$creature.$A407];&quot; // &quot;;[$creature.$I407])" office:value-type="string" office:string-value="rwtwwolf, 1,  null,  null, 2,  null,  null,  null =&gt; rwtwwolf // Winter Wolf" calcext:value-type="string">
            <text:p>rwtwwolf, 1, <text:s/>null, <text:s/>null, 2, <text:s/>null, <text:s/>null, <text:s/>null =&gt; rwtwwolf // Winter Wolf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, &quot;;[$creature.$H408];&quot; =&gt; &quot;;[$creature.$A408];&quot; // &quot;;[$creature.$I408])" office:value-type="string" office:string-value="saablic,  null,  null, 35,  null,  null,  null,  null =&gt; saablic // Saablic Tan" calcext:value-type="string">
            <text:p>saablic, <text:s/>null, <text:s/>null, 35, <text:s/>null, <text:s/>null, <text:s/>null, <text:s/>null =&gt; saablic // Saablic Tan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, &quot;;[$creature.$H409];&quot; =&gt; &quot;;[$creature.$A409];&quot; // &quot;;[$creature.$I409])" office:value-type="string" office:string-value="sagrdm,  null,  null, 19,  null,  null,  null,  null =&gt; sagrdm // Sahuagin Royal Guard" calcext:value-type="string">
            <text:p>sagrdm, <text:s/>null, <text:s/>null, 19, <text:s/>null, <text:s/>null, <text:s/>null, <text:s/>null =&gt; sagrdm // Sahuagin Royal Guard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, &quot;;[$creature.$H410];&quot; =&gt; &quot;;[$creature.$A410];&quot; // &quot;;[$creature.$I410])" office:value-type="string" office:string-value="sarguard,  null,  null, 19,  null,  null,  null,  null =&gt; sarguard // Sahuagin Royal Guard" calcext:value-type="string">
            <text:p>sarguard, <text:s/>null, <text:s/>null, 19, <text:s/>null, <text:s/>null, <text:s/>null, <text:s/>null =&gt; sarguard // Sahuagin Royal Guard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, &quot;;[$creature.$H411];&quot; =&gt; &quot;;[$creature.$A411];&quot; // &quot;;[$creature.$I411])" office:value-type="string" office:string-value="sarpries,  null,  null,  null,  null,  null, 3,  null =&gt; sarpries // Sahuagin Royal High Priestess" calcext:value-type="string">
            <text:p>sarpries, <text:s/>null, <text:s/>null, <text:s/>null, <text:s/>null, <text:s/>null, 3, <text:s/>null =&gt; sarpries // Sahuagin Royal High Priestess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, &quot;;[$creature.$H412];&quot; =&gt; &quot;;[$creature.$A412];&quot; // &quot;;[$creature.$I412])" office:value-type="string" office:string-value="saumber,  null,  null,  null, 255,  null,  null,  null =&gt; saumber // Vodyanoi" calcext:value-type="string">
            <text:p>saumber, <text:s/>null, <text:s/>null, <text:s/>null, 255, <text:s/>null, <text:s/>null, <text:s/>null =&gt; saumber // Vodyanoi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, &quot;;[$creature.$H413];&quot; =&gt; &quot;;[$creature.$A413];&quot; // &quot;;[$creature.$I413])" office:value-type="string" office:string-value="saumber2,  null,  null,  null, 255,  null,  null,  null =&gt; saumber2 // Vodyanoi" calcext:value-type="string">
            <text:p>saumber2, <text:s/>null, <text:s/>null, <text:s/>null, 255, <text:s/>null, <text:s/>null, <text:s/>null =&gt; saumber2 // Vodyanoi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, &quot;;[$creature.$H414];&quot; =&gt; &quot;;[$creature.$A414];&quot; // &quot;;[$creature.$I414])" office:value-type="string" office:string-value="sbethla,  null,  null,  null, 1, 1,  null,  null =&gt; sbethla // Priestess of Illmater" calcext:value-type="string">
            <text:p>sbethla, <text:s/>null, <text:s/>null, <text:s/>null, 1, 1, <text:s/>null, <text:s/>null =&gt; sbethla // Priestess of Illmat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, &quot;;[$creature.$H415];&quot; =&gt; &quot;;[$creature.$A415];&quot; // &quot;;[$creature.$I415])" office:value-type="string" office:string-value="sdelfac,  null,  null, 49,  null, 2,  null,  null =&gt; sdelfac // Shadowed Elven Acolyte" calcext:value-type="string">
            <text:p>sdelfac, <text:s/>null, <text:s/>null, 49, <text:s/>null, 2, <text:s/>null, <text:s/>null =&gt; sdelfac // Shadowed Elven Acolyte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, &quot;;[$creature.$H416];&quot; =&gt; &quot;;[$creature.$A416];&quot; // &quot;;[$creature.$I416])" office:value-type="string" office:string-value="sdelfbw1,  null,  null, 49,  null, 2,  null,  null =&gt; sdelfbw1 // Shadowed Elven Archer" calcext:value-type="string">
            <text:p>sdelfbw1, <text:s/>null, <text:s/>null, 49, <text:s/>null, 2, <text:s/>null, <text:s/>null =&gt; sdelfbw1 // Shadowed Elven Archer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, &quot;;[$creature.$H417];&quot; =&gt; &quot;;[$creature.$A417];&quot; // &quot;;[$creature.$I417])" office:value-type="string" office:string-value="sdelfbw2,  null,  null, 49,  null, 2,  null,  null =&gt; sdelfbw2 // Shadowed Elven Archer" calcext:value-type="string">
            <text:p>sdelfbw2, <text:s/>null, <text:s/>null, 49, <text:s/>null, 2, <text:s/>null, <text:s/>null =&gt; sdelfbw2 // Shadowed Elven Arch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, &quot;;[$creature.$H418];&quot; =&gt; &quot;;[$creature.$A418];&quot; // &quot;;[$creature.$I418])" office:value-type="string" office:string-value="sdelfcl,  null,  null, 49,  null, 2,  null,  null =&gt; sdelfcl // Shadowed Elven Cleric" calcext:value-type="string">
            <text:p>sdelfcl, <text:s/>null, <text:s/>null, 49, <text:s/>null, 2, <text:s/>null, <text:s/>null =&gt; sdelfcl // Shadowed Elven Cleric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, &quot;;[$creature.$H419];&quot; =&gt; &quot;;[$creature.$A419];&quot; // &quot;;[$creature.$I419])" office:value-type="string" office:string-value="sdelfcl2,  null,  null, 49,  null, 2,  null,  null =&gt; sdelfcl2 // Shadowed Elven Cleric" calcext:value-type="string">
            <text:p>sdelfcl2, <text:s/>null, <text:s/>null, 49, <text:s/>null, 2, <text:s/>null, <text:s/>null =&gt; sdelfcl2 // Shadowed Elven Cleric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, &quot;;[$creature.$H420];&quot; =&gt; &quot;;[$creature.$A420];&quot; // &quot;;[$creature.$I420])" office:value-type="string" office:string-value="sdelfof1,  null,  null, 49,  null, 2,  null,  null =&gt; sdelfof1 // Shadowed Elven Officer" calcext:value-type="string">
            <text:p>sdelfof1, <text:s/>null, <text:s/>null, 49, <text:s/>null, 2, <text:s/>null, <text:s/>null =&gt; sdelfof1 // Shadowed Elven Officer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, &quot;;[$creature.$H421];&quot; =&gt; &quot;;[$creature.$A421];&quot; // &quot;;[$creature.$I421])" office:value-type="string" office:string-value="sdelfof2,  null,  null, 49,  null, 2,  null,  null =&gt; sdelfof2 // Shadowed Elven Officer" calcext:value-type="string">
            <text:p>sdelfof2, <text:s/>null, <text:s/>null, 49, <text:s/>null, 2, <text:s/>null, <text:s/>null =&gt; sdelfof2 // Shadowed Elven Officer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, &quot;;[$creature.$H422];&quot; =&gt; &quot;;[$creature.$A422];&quot; // &quot;;[$creature.$I422])" office:value-type="string" office:string-value="sdelfof3,  null,  null, 49,  null, 2,  null,  null =&gt; sdelfof3 // Shadowed Elven Officer" calcext:value-type="string">
            <text:p>sdelfof3, <text:s/>null, <text:s/>null, 49, <text:s/>null, 2, <text:s/>null, <text:s/>null =&gt; sdelfof3 // Shadowed Elven Officer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, &quot;;[$creature.$H423];&quot; =&gt; &quot;;[$creature.$A423];&quot; // &quot;;[$creature.$I423])" office:value-type="string" office:string-value="sdelfpr,  null,  null, 49,  null, 2,  null,  null =&gt; sdelfpr // Shadowed Elven Priest" calcext:value-type="string">
            <text:p>sdelfpr, <text:s/>null, <text:s/>null, 49, <text:s/>null, 2, <text:s/>null, <text:s/>null =&gt; sdelfpr // Shadowed Elven Priest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, &quot;;[$creature.$H424];&quot; =&gt; &quot;;[$creature.$A424];&quot; // &quot;;[$creature.$I424])" office:value-type="string" office:string-value="sdelfsw1,  null,  null,  null,  null, 2,  null,  null =&gt; sdelfsw1 // Shadowed Elven Swordsman" calcext:value-type="string">
            <text:p>sdelfsw1, <text:s/>null, <text:s/>null, <text:s/>null, <text:s/>null, 2, <text:s/>null, <text:s/>null =&gt; sdelfsw1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, &quot;;[$creature.$H425];&quot; =&gt; &quot;;[$creature.$A425];&quot; // &quot;;[$creature.$I425])" office:value-type="string" office:string-value="sdelfsw2,  null,  null, 49,  null, 2,  null,  null =&gt; sdelfsw2 // Shadowed Elven Swordsman" calcext:value-type="string">
            <text:p>sdelfsw2, <text:s/>null, <text:s/>null, 49, <text:s/>null, 2, <text:s/>null, <text:s/>null =&gt; sdelfsw2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, &quot;;[$creature.$H426];&quot; =&gt; &quot;;[$creature.$A426];&quot; // &quot;;[$creature.$I426])" office:value-type="string" office:string-value="sdelfsw3,  null,  null, 49,  null, 2,  null,  null =&gt; sdelfsw3 // Shadowed Elven Swordsman" calcext:value-type="string">
            <text:p>sdelfsw3, <text:s/>null, <text:s/>null, 49, <text:s/>null, 2, <text:s/>null, <text:s/>null =&gt; sdelfsw3 // Shadowed Elven Swordsman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, &quot;;[$creature.$H427];&quot; =&gt; &quot;;[$creature.$A427];&quot; // &quot;;[$creature.$I427])" office:value-type="string" office:string-value="sdelfsw4,  null,  null, 49,  null, 2,  null,  null =&gt; sdelfsw4 // Shadowed Elven Swordsman" calcext:value-type="string">
            <text:p>sdelfsw4, <text:s/>null, <text:s/>null, 49, <text:s/>null, 2, <text:s/>null, <text:s/>null =&gt; sdelfsw4 // Shadowed Elven Swordsman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, &quot;;[$creature.$H428];&quot; =&gt; &quot;;[$creature.$A428];&quot; // &quot;;[$creature.$I428])" office:value-type="string" office:string-value="sdelfsw5,  null,  null, 49,  null, 2,  null,  null =&gt; sdelfsw5 // Shadowed Elven Swordsman" calcext:value-type="string">
            <text:p>sdelfsw5, <text:s/>null, <text:s/>null, 49, <text:s/>null, 2, <text:s/>null, <text:s/>null =&gt; sdelfsw5 // Shadowed Elven Swordsman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, &quot;;[$creature.$H429];&quot; =&gt; &quot;;[$creature.$A429];&quot; // &quot;;[$creature.$I429])" office:value-type="string" office:string-value="sdelfwz1,  null,  null, 49,  null, 2,  null,  null =&gt; sdelfwz1 // Shadowed Elven Wizard" calcext:value-type="string">
            <text:p>sdelfwz1, <text:s/>null, <text:s/>null, 49, <text:s/>null, 2, <text:s/>null, <text:s/>null =&gt; sdelfwz1 // Shadowed Elven Wizard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, &quot;;[$creature.$H430];&quot; =&gt; &quot;;[$creature.$A430];&quot; // &quot;;[$creature.$I430])" office:value-type="string" office:string-value="sdgobax1,  null,  null, 19,  null, 155,  null,  null =&gt; sdgobax1 // Shadowed Goblin Grunt" calcext:value-type="string">
            <text:p>sdgobax1, <text:s/>null, <text:s/>null, 19, <text:s/>null, 155, <text:s/>null, <text:s/>null =&gt; sdgobax1 // Shadowed Goblin Grunt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, &quot;;[$creature.$H431];&quot; =&gt; &quot;;[$creature.$A431];&quot; // &quot;;[$creature.$I431])" office:value-type="string" office:string-value="sdgobax2,  null,  null, 19,  null, 155,  null,  null =&gt; sdgobax2 // Shadowed Goblin Warrior" calcext:value-type="string">
            <text:p>sdgobax2, <text:s/>null, <text:s/>null, 19, <text:s/>null, 155, <text:s/>null, <text:s/>null =&gt; sdgobax2 // Shadowed Goblin Warrior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, &quot;;[$creature.$H432];&quot; =&gt; &quot;;[$creature.$A432];&quot; // &quot;;[$creature.$I432])" office:value-type="string" office:string-value="sdgobax3,  null,  null, 19,  null, 155,  null,  null =&gt; sdgobax3 // Shadowed Goblin Warrior" calcext:value-type="string">
            <text:p>sdgobax3, <text:s/>null, <text:s/>null, 19, <text:s/>null, 155, <text:s/>null, <text:s/>null =&gt; sdgobax3 // Shadowed Goblin Warrio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, &quot;;[$creature.$H433];&quot; =&gt; &quot;;[$creature.$A433];&quot; // &quot;;[$creature.$I433])" office:value-type="string" office:string-value="sdgobbw1,  null,  null, 19,  null, 155,  null,  null =&gt; sdgobbw1 // Shadowed Goblin Archer" calcext:value-type="string">
            <text:p>sdgobbw1, <text:s/>null, <text:s/>null, 19, <text:s/>null, 155, <text:s/>null, <text:s/>null =&gt; sdgobbw1 // Shadowed Goblin Archer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, &quot;;[$creature.$H434];&quot; =&gt; &quot;;[$creature.$A434];&quot; // &quot;;[$creature.$I434])" office:value-type="string" office:string-value="sdgobbw2,  null,  null, 19,  null, 155,  null,  null =&gt; sdgobbw2 // Shadowed Goblin Marksman" calcext:value-type="string">
            <text:p>sdgobbw2, <text:s/>null, <text:s/>null, 19, <text:s/>null, 155, <text:s/>null, <text:s/>null =&gt; sdgobbw2 // Shadowed Goblin Marksman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, &quot;;[$creature.$H435];&quot; =&gt; &quot;;[$creature.$A435];&quot; // &quot;;[$creature.$I435])" office:value-type="string" office:string-value="sdgobtrn,  null,  null, 19,  null, 155,  null,  null =&gt; sdgobtrn // Shadowed Goblin Trainer" calcext:value-type="string">
            <text:p>sdgobtrn, <text:s/>null, <text:s/>null, 19, <text:s/>null, 155, <text:s/>null, <text:s/>null =&gt; sdgobtrn // Shadowed Goblin Trainer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, &quot;;[$creature.$H436];&quot; =&gt; &quot;;[$creature.$A436];&quot; // &quot;;[$creature.$I436])" office:value-type="string" office:string-value="sdogre,  null,  null, 51,  null, 113,  null,  null =&gt; sdogre // Shadowed Ogre" calcext:value-type="string">
            <text:p>sdogre, <text:s/>null, <text:s/>null, 51, <text:s/>null, 113, <text:s/>null, <text:s/>null =&gt; sdogre // Shadowed Ogre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, &quot;;[$creature.$H437];&quot; =&gt; &quot;;[$creature.$A437];&quot; // &quot;;[$creature.$I437])" office:value-type="string" office:string-value="sdogre2,  null,  null, 51,  null, 167,  null,  null =&gt; sdogre2 // Shadowed Ogre" calcext:value-type="string">
            <text:p>sdogre2, <text:s/>null, <text:s/>null, 51, <text:s/>null, 167, <text:s/>null, <text:s/>null =&gt; sdogre2 // Shadowed Ogre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, &quot;;[$creature.$H438];&quot; =&gt; &quot;;[$creature.$A438];&quot; // &quot;;[$creature.$I438])" office:value-type="string" office:string-value="sdorcax1,  null,  null, 19,  null, 160,  null,  null =&gt; sdorcax1 // Shadowed Orc Grunt" calcext:value-type="string">
            <text:p>sdorcax1, <text:s/>null, <text:s/>null, 19, <text:s/>null, 160, <text:s/>null, <text:s/>null =&gt; sdorcax1 // Shadowed Orc Grunt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, &quot;;[$creature.$H439];&quot; =&gt; &quot;;[$creature.$A439];&quot; // &quot;;[$creature.$I439])" office:value-type="string" office:string-value="sdorcax3,  null,  null, 19,  null, 160,  null,  null =&gt; sdorcax3 // Shadowed Orc Chieftain" calcext:value-type="string">
            <text:p>sdorcax3, <text:s/>null, <text:s/>null, 19, <text:s/>null, 160, <text:s/>null, <text:s/>null =&gt; sdorcax3 // Shadowed Orc Chieftai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, &quot;;[$creature.$H440];&quot; =&gt; &quot;;[$creature.$A440];&quot; // &quot;;[$creature.$I440])" office:value-type="string" office:string-value="sdorcbw1,  null,  null, 19,  null, 160,  null,  null =&gt; sdorcbw1 // Shadowed Orc Archer" calcext:value-type="string">
            <text:p>sdorcbw1, <text:s/>null, <text:s/>null, 19, <text:s/>null, 160, <text:s/>null, <text:s/>null =&gt; sdorcbw1 // Shadowed Orc Archer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, &quot;;[$creature.$H441];&quot; =&gt; &quot;;[$creature.$A441];&quot; // &quot;;[$creature.$I441])" office:value-type="string" office:string-value="sdorcbw2,  null,  null, 19,  null, 160,  null,  null =&gt; sdorcbw2 // Shadowed Orc Marksman" calcext:value-type="string">
            <text:p>sdorcbw2, <text:s/>null, <text:s/>null, 19, <text:s/>null, 160, <text:s/>null, <text:s/>null =&gt; sdorcbw2 // Shadowed Orc Marksman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, &quot;;[$creature.$H442];&quot; =&gt; &quot;;[$creature.$A442];&quot; // &quot;;[$creature.$I442])" office:value-type="string" office:string-value="sdorcshm,  null,  null, 19,  null, 160,  null,  null =&gt; sdorcshm // Shadowed Orc Shaman" calcext:value-type="string">
            <text:p>sdorcshm, <text:s/>null, <text:s/>null, 19, <text:s/>null, 160, <text:s/>null, <text:s/>null =&gt; sdorcshm // Shadowed Orc Shaman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, &quot;;[$creature.$H443];&quot; =&gt; &quot;;[$creature.$A443];&quot; // &quot;;[$creature.$I443])" office:value-type="string" office:string-value="sdworg,  null,  null, 35,  null, 117,  null,  null =&gt; sdworg // Shadowed Worg" calcext:value-type="string">
            <text:p>sdworg, <text:s/>null, <text:s/>null, 35, <text:s/>null, 117, <text:s/>null, <text:s/>null =&gt; sdworg // Shadowed Worg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, &quot;;[$creature.$H444];&quot; =&gt; &quot;;[$creature.$A444];&quot; // &quot;;[$creature.$I444])" office:value-type="string" office:string-value="sentry,  null,  null,  null,  null, 156,  null,  null =&gt; sentry // Cryshal Sentry" calcext:value-type="string">
            <text:p>sentry, <text:s/>null, <text:s/>null, <text:s/>null, <text:s/>null, 156, <text:s/>null, <text:s/>null =&gt; sentry // Cryshal Sentry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, &quot;;[$creature.$H445];&quot; =&gt; &quot;;[$creature.$A445];&quot; // &quot;;[$creature.$I445])" office:value-type="string" office:string-value="serrhya,  null,  null, 49,  null,  null,  null,  null =&gt; serrhya // Sehriya" calcext:value-type="string">
            <text:p>serrhya, <text:s/>null, <text:s/>null, 49, <text:s/>null, <text:s/>null, <text:s/>null, <text:s/>null =&gt; serrhya // Sehriya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, &quot;;[$creature.$H446];&quot; =&gt; &quot;;[$creature.$A446];&quot; // &quot;;[$creature.$I446])" office:value-type="string" office:string-value="sevsoul, 4,  null, 19,  null,  null,  null,  null =&gt; sevsoul // Severed Soul" calcext:value-type="string">
            <text:p>sevsoul, 4, <text:s/>null, 19, <text:s/>null, <text:s/>null, <text:s/>null, <text:s/>null =&gt; sevsoul // Sever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, &quot;;[$creature.$H447];&quot; =&gt; &quot;;[$creature.$A447];&quot; // &quot;;[$creature.$I447])" office:value-type="string" office:string-value="shadow,  null,  null, 51,  null,  null,  null,  null =&gt; shadow // Shadow" calcext:value-type="string">
            <text:p>shadow, <text:s/>null, <text:s/>null, 51, <text:s/>null, <text:s/>null, <text:s/>null, <text:s/>null =&gt; shadow // Shadow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, &quot;;[$creature.$H448];&quot; =&gt; &quot;;[$creature.$A448];&quot; // &quot;;[$creature.$I448])" office:value-type="string" office:string-value="shadowb,  null,  null, 51,  null,  null,  null,  null =&gt; shadowb // Buff Shadow" calcext:value-type="string">
            <text:p>shadowb, <text:s/>null, <text:s/>null, 51, <text:s/>null, <text:s/>null, <text:s/>null, <text:s/>null =&gt; shadowb // Buff Shadow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, &quot;;[$creature.$H449];&quot; =&gt; &quot;;[$creature.$A449];&quot; // &quot;;[$creature.$I449])" office:value-type="string" office:string-value="shadsoul,  null,  null, 19,  null,  null,  null,  null =&gt; shadsoul // Shadowed Soul" calcext:value-type="string">
            <text:p>shadsoul, <text:s/>null, <text:s/>null, 19, <text:s/>null, <text:s/>null, <text:s/>null, <text:s/>null =&gt; shadsoul // Shadowed Soul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, &quot;;[$creature.$H450];&quot; =&gt; &quot;;[$creature.$A450];&quot; // &quot;;[$creature.$I450])" office:value-type="string" office:string-value="shatsoul, 4,  null, 19,  null,  null,  null,  null =&gt; shatsoul // Shattered Soul" calcext:value-type="string">
            <text:p>shatsoul, 4, <text:s/>null, 19, <text:s/>null, <text:s/>null, <text:s/>null, <text:s/>null =&gt; shatsoul // Shattered Soul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, &quot;;[$creature.$H451];&quot; =&gt; &quot;;[$creature.$A451];&quot; // &quot;;[$creature.$I451])" office:value-type="string" office:string-value="shdelfpt,  null,  null, 49,  null,  null,  null,  null =&gt; shdelfpt // Shadowed Elf" calcext:value-type="string">
            <text:p>shdelfpt, <text:s/>null, <text:s/>null, 49, <text:s/>null, <text:s/>null, <text:s/>null, <text:s/>null =&gt; shdelfpt // Shadowed Elf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, &quot;;[$creature.$H452];&quot; =&gt; &quot;;[$creature.$A452];&quot; // &quot;;[$creature.$I452])" office:value-type="string" office:string-value="sheemish, 1, 1,  null,  null,  null,  null,  null =&gt; sheemish // Sheemish" calcext:value-type="string">
            <text:p>sheemish, 1, 1, <text:s/>null, <text:s/>null, <text:s/>null, <text:s/>null, <text:s/>null =&gt; sheemish // Sheemish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, &quot;;[$creature.$H453];&quot; =&gt; &quot;;[$creature.$A453];&quot; // &quot;;[$creature.$I453])" office:value-type="string" office:string-value="shmblr, 4,  null,  null, 255, 176,  null,  null =&gt; shmblr // Shambler" calcext:value-type="string">
            <text:p>shmblr, 4, <text:s/>null, <text:s/>null, 255, 176, <text:s/>null, <text:s/>null =&gt; shmblr // Shambler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, &quot;;[$creature.$H454];&quot; =&gt; &quot;;[$creature.$A454];&quot; // &quot;;[$creature.$I454])" office:value-type="string" office:string-value="shrieker,  null,  null, 34,  null,  null,  null,  null =&gt; shrieker // Shrieker" calcext:value-type="string">
            <text:p>shrieker, <text:s/>null, <text:s/>null, 34, <text:s/>null, <text:s/>null, <text:s/>null, <text:s/>null =&gt; shrieker // Shrieker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, &quot;;[$creature.$H455];&quot; =&gt; &quot;;[$creature.$A455];&quot; // &quot;;[$creature.$I455])" office:value-type="string" office:string-value="sincylia,  null,  null,  null, 1, 1,  null,  null =&gt; sincylia // Sister Incylia" calcext:value-type="string">
            <text:p>sincylia, <text:s/>null, <text:s/>null, <text:s/>null, 1, 1, <text:s/>null, <text:s/>null =&gt; sincylia // Sister Incylia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, &quot;;[$creature.$H456];&quot; =&gt; &quot;;[$creature.$A456];&quot; // &quot;;[$creature.$I456])" office:value-type="string" office:string-value="skarmax,  null,  null, 34,  null,  null,  null,  null =&gt; skarmax // Armored Skeleton" calcext:value-type="string">
            <text:p>skarmax, <text:s/>null, <text:s/>null, 34, <text:s/>null, <text:s/>null, <text:s/>null, <text:s/>null =&gt; skarmax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, &quot;;[$creature.$H457];&quot; =&gt; &quot;;[$creature.$A457];&quot; // &quot;;[$creature.$I457])" office:value-type="string" office:string-value="skarmms,  null,  null, 34,  null,  null,  null,  null =&gt; skarmms // Armored Skeleton" calcext:value-type="string">
            <text:p>skarmms, <text:s/>null, <text:s/>null, 34, <text:s/>null, <text:s/>null, <text:s/>null, <text:s/>null =&gt; skarmms // Armor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, &quot;;[$creature.$H458];&quot; =&gt; &quot;;[$creature.$A458];&quot; // &quot;;[$creature.$I458])" office:value-type="string" office:string-value="skarmsw,  null,  null, 34,  null,  null,  null,  null =&gt; skarmsw // Armored Skeleton" calcext:value-type="string">
            <text:p>skarmsw, <text:s/>null, <text:s/>null, 34, <text:s/>null, <text:s/>null, <text:s/>null, <text:s/>null =&gt; skarmsw // Armored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, &quot;;[$creature.$H459];&quot; =&gt; &quot;;[$creature.$A459];&quot; // &quot;;[$creature.$I459])" office:value-type="string" office:string-value="skelarm,  null,  null, 34,  null,  null,  null,  null =&gt; skelarm // Armored Skeleton" calcext:value-type="string">
            <text:p>skelarm, <text:s/>null, <text:s/>null, 34, <text:s/>null, <text:s/>null, <text:s/>null, <text:s/>null =&gt; skelarm // Armored Skeleton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, &quot;;[$creature.$H460];&quot; =&gt; &quot;;[$creature.$A460];&quot; // &quot;;[$creature.$I460])" office:value-type="string" office:string-value="skelblad,  null,  null, 34,  null,  null,  null,  null =&gt; skelblad // Bladed Skeleton" calcext:value-type="string">
            <text:p>skelblad, <text:s/>null, <text:s/>null, 34, <text:s/>null, <text:s/>null, <text:s/>null, <text:s/>null =&gt; skelblad // Blad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, &quot;;[$creature.$H461];&quot; =&gt; &quot;;[$creature.$A461];&quot; // &quot;;[$creature.$I461])" office:value-type="string" office:string-value="skelblaz, 4,  null, 34,  null,  null,  null,  null =&gt; skelblaz // Burning Skeleton" calcext:value-type="string">
            <text:p>skelblaz, 4, <text:s/>null, 34, <text:s/>null, <text:s/>null, <text:s/>null, <text:s/>null =&gt; skelblaz // Burning Skeleton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, &quot;;[$creature.$H462];&quot; =&gt; &quot;;[$creature.$A462];&quot; // &quot;;[$creature.$I462])" office:value-type="string" office:string-value="skelbow,  null,  null, 34,  null,  null,  null,  null =&gt; skelbow // Skeleton Archer" calcext:value-type="string">
            <text:p>skelbow, <text:s/>null, <text:s/>null, 34, <text:s/>null, <text:s/>null, <text:s/>null, <text:s/>null =&gt; skelbow // Skeleton Archer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, &quot;;[$creature.$H463];&quot; =&gt; &quot;;[$creature.$A463];&quot; // &quot;;[$creature.$I463])" office:value-type="string" office:string-value="skelserr,  null,  null, 34,  null,  null,  null,  null =&gt; skelserr // Serrated Skeleton" calcext:value-type="string">
            <text:p>skelserr, <text:s/>null, <text:s/>null, 34, <text:s/>null, <text:s/>null, <text:s/>null, <text:s/>null =&gt; skelserr // Serrated Skeleton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, &quot;;[$creature.$H464];&quot; =&gt; &quot;;[$creature.$A464];&quot; // &quot;;[$creature.$I464])" office:value-type="string" office:string-value="slavedf1,  null,  null, 34, 3,  null,  null,  null =&gt; slavedf1 // Dead Slave" calcext:value-type="string">
            <text:p>slavedf1, <text:s/>null, <text:s/>null, 34, 3, <text:s/>null, <text:s/>null, <text:s/>null =&gt; slavedf1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, &quot;;[$creature.$H465];&quot; =&gt; &quot;;[$creature.$A465];&quot; // &quot;;[$creature.$I465])" office:value-type="string" office:string-value="slavedf2,  null,  null, 34, 3,  null,  null,  null =&gt; slavedf2 // Dead Slave" calcext:value-type="string">
            <text:p>slavedf2, <text:s/>null, <text:s/>null, 34, 3, <text:s/>null, <text:s/>null, <text:s/>null =&gt; slavedf2 // Dead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, &quot;;[$creature.$H466];&quot; =&gt; &quot;;[$creature.$A466];&quot; // &quot;;[$creature.$I466])" office:value-type="string" office:string-value="slavedm1,  null,  null, 34, 3,  null,  null,  null =&gt; slavedm1 // Dead Slave" calcext:value-type="string">
            <text:p>slavedm1, <text:s/>null, <text:s/>null, 34, 3, <text:s/>null, <text:s/>null, <text:s/>null =&gt; slavedm1 // Dead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, &quot;;[$creature.$H467];&quot; =&gt; &quot;;[$creature.$A467];&quot; // &quot;;[$creature.$I467])" office:value-type="string" office:string-value="slavedm2,  null,  null, 34, 3,  null,  null,  null =&gt; slavedm2 // Dead Slave" calcext:value-type="string">
            <text:p>slavedm2, <text:s/>null, <text:s/>null, 34, 3, <text:s/>null, <text:s/>null, <text:s/>null =&gt; slavedm2 // Dead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, &quot;;[$creature.$H468];&quot; =&gt; &quot;;[$creature.$A468];&quot; // &quot;;[$creature.$I468])" office:value-type="string" office:string-value="slavef1,  null,  null, 34,  null,  null,  null,  null =&gt; slavef1 // Slave" calcext:value-type="string">
            <text:p>slavef1, <text:s/>null, <text:s/>null, 34, <text:s/>null, <text:s/>null, <text:s/>null, <text:s/>null =&gt; slavef1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, &quot;;[$creature.$H469];&quot; =&gt; &quot;;[$creature.$A469];&quot; // &quot;;[$creature.$I469])" office:value-type="string" office:string-value="slavef2,  null,  null, 34,  null,  null,  null,  null =&gt; slavef2 // Slave" calcext:value-type="string">
            <text:p>slavef2, <text:s/>null, <text:s/>null, 34, <text:s/>null, <text:s/>null, <text:s/>null, <text:s/>null =&gt; slavef2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, &quot;;[$creature.$H470];&quot; =&gt; &quot;;[$creature.$A470];&quot; // &quot;;[$creature.$I470])" office:value-type="string" office:string-value="slavef3,  null,  null, 34,  null,  null,  null,  null =&gt; slavef3 // Slave" calcext:value-type="string">
            <text:p>slavef3, <text:s/>null, <text:s/>null, 34, <text:s/>null, <text:s/>null, <text:s/>null, <text:s/>null =&gt; slavef3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, &quot;;[$creature.$H471];&quot; =&gt; &quot;;[$creature.$A471];&quot; // &quot;;[$creature.$I471])" office:value-type="string" office:string-value="slavef4,  null,  null, 34,  null,  null,  null,  null =&gt; slavef4 // Slave" calcext:value-type="string">
            <text:p>slavef4, <text:s/>null, <text:s/>null, 34, <text:s/>null, <text:s/>null, <text:s/>null, <text:s/>null =&gt; slavef4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, &quot;;[$creature.$H472];&quot; =&gt; &quot;;[$creature.$A472];&quot; // &quot;;[$creature.$I472])" office:value-type="string" office:string-value="slavef5,  null,  null, 34,  null,  null,  null,  null =&gt; slavef5 // Slave" calcext:value-type="string">
            <text:p>slavef5, <text:s/>null, <text:s/>null, 34, <text:s/>null, <text:s/>null, <text:s/>null, <text:s/>null =&gt; slavef5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, &quot;;[$creature.$H473];&quot; =&gt; &quot;;[$creature.$A473];&quot; // &quot;;[$creature.$I473])" office:value-type="string" office:string-value="slavem1,  null,  null, 34,  null,  null,  null,  null =&gt; slavem1 // Slave" calcext:value-type="string">
            <text:p>slavem1, <text:s/>null, <text:s/>null, 34, <text:s/>null, <text:s/>null, <text:s/>null, <text:s/>null =&gt; slavem1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, &quot;;[$creature.$H474];&quot; =&gt; &quot;;[$creature.$A474];&quot; // &quot;;[$creature.$I474])" office:value-type="string" office:string-value="slavem2,  null,  null, 34,  null,  null,  null,  null =&gt; slavem2 // Slave" calcext:value-type="string">
            <text:p>slavem2, <text:s/>null, <text:s/>null, 34, <text:s/>null, <text:s/>null, <text:s/>null, <text:s/>null =&gt; slavem2 // Slav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, &quot;;[$creature.$H475];&quot; =&gt; &quot;;[$creature.$A475];&quot; // &quot;;[$creature.$I475])" office:value-type="string" office:string-value="slavem3,  null,  null, 34,  null,  null,  null,  null =&gt; slavem3 // Slave" calcext:value-type="string">
            <text:p>slavem3, <text:s/>null, <text:s/>null, 34, <text:s/>null, <text:s/>null, <text:s/>null, <text:s/>null =&gt; slavem3 // Slave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, &quot;;[$creature.$H476];&quot; =&gt; &quot;;[$creature.$A476];&quot; // &quot;;[$creature.$I476])" office:value-type="string" office:string-value="slavem5,  null,  null, 34,  null,  null,  null,  null =&gt; slavem5 // Slave" calcext:value-type="string">
            <text:p>slavem5, <text:s/>null, <text:s/>null, 34, <text:s/>null, <text:s/>null, <text:s/>null, <text:s/>null =&gt; slavem5 // Slave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, &quot;;[$creature.$H477];&quot; =&gt; &quot;;[$creature.$A477];&quot; // &quot;;[$creature.$I477])" office:value-type="string" office:string-value="slmzomb,  null,  null,  null, 4, 108,  null,  null =&gt; slmzomb // Slime Zombie" calcext:value-type="string">
            <text:p>slmzomb, <text:s/>null, <text:s/>null, <text:s/>null, 4, 108, <text:s/>null, <text:s/>null =&gt; slmzomb // Slime Zombie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, &quot;;[$creature.$H478];&quot; =&gt; &quot;;[$creature.$A478];&quot; // &quot;;[$creature.$I478])" office:value-type="string" office:string-value="soth,  null,  null, 34,  null,  null,  null,  null =&gt; soth // Soth" calcext:value-type="string">
            <text:p>soth, <text:s/>null, <text:s/>null, 34, <text:s/>null, <text:s/>null, <text:s/>null, <text:s/>null =&gt; soth // Soth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, &quot;;[$creature.$H479];&quot; =&gt; &quot;;[$creature.$A479];&quot; // &quot;;[$creature.$I479])" office:value-type="string" office:string-value="spcook,  null,  null,  null, 4,  null,  null,  null =&gt; spcook // Spectral Cook" calcext:value-type="string">
            <text:p>spcook, <text:s/>null, <text:s/>null, <text:s/>null, 4, <text:s/>null, <text:s/>null, <text:s/>null =&gt; spcook // Spectral Cook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, &quot;;[$creature.$H480];&quot; =&gt; &quot;;[$creature.$A480];&quot; // &quot;;[$creature.$I480])" office:value-type="string" office:string-value="spcourtf,  null, 2,  null, 4,  null,  null,  null =&gt; spcourtf // Spectral Courtier" calcext:value-type="string">
            <text:p>spcourtf, <text:s/>null, 2, <text:s/>null, 4, <text:s/>null, <text:s/>null, <text:s/>null =&gt; spcourtf // Spectral Courtier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, &quot;;[$creature.$H481];&quot; =&gt; &quot;;[$creature.$A481];&quot; // &quot;;[$creature.$I481])" office:value-type="string" office:string-value="spcourtm,  null,  null,  null, 4,  null,  null,  null =&gt; spcourtm // Spectral Courtier" calcext:value-type="string">
            <text:p>spcourtm, <text:s/>null, <text:s/>null, <text:s/>null, 4, <text:s/>null, <text:s/>null, <text:s/>null =&gt; spcourtm // Spectral Courtier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, &quot;;[$creature.$H482];&quot; =&gt; &quot;;[$creature.$A482];&quot; // &quot;;[$creature.$I482])" office:value-type="string" office:string-value="spknight,  null,  null, 34,  null,  null,  null,  null =&gt; spknight // Spectral Knight" calcext:value-type="string">
            <text:p>spknight, <text:s/>null, <text:s/>null, 34, <text:s/>null, <text:s/>null, <text:s/>null, <text:s/>null =&gt; spknight // Spectral Knight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, &quot;;[$creature.$H483];&quot; =&gt; &quot;;[$creature.$A483];&quot; // &quot;;[$creature.$I483])" office:value-type="string" office:string-value="squirel,  null,  null, 34,  null,  null,  null,  null =&gt; squirel // Squirrel" calcext:value-type="string">
            <text:p>squirel, <text:s/>null, <text:s/>null, 34, <text:s/>null, <text:s/>null, <text:s/>null, <text:s/>null =&gt; squirel // Squirrel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, &quot;;[$creature.$H484];&quot; =&gt; &quot;;[$creature.$A484];&quot; // &quot;;[$creature.$I484])" office:value-type="string" office:string-value="squirel2,  null,  null, 34,  null,  null,  null,  null =&gt; squirel2 // Squirrel" calcext:value-type="string">
            <text:p>squirel2, <text:s/>null, <text:s/>null, 34, <text:s/>null, <text:s/>null, <text:s/>null, <text:s/>null =&gt; squirel2 // Squirrel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, &quot;;[$creature.$H485];&quot; =&gt; &quot;;[$creature.$A485];&quot; // &quot;;[$creature.$I485])" office:value-type="string" office:string-value="ss1gob1,  null,  null, 19, 1,  null,  null,  null =&gt; ss1gob1 // Goblin" calcext:value-type="string">
            <text:p>ss1gob1, <text:s/>null, <text:s/>null, 19, 1, <text:s/>null, <text:s/>null, <text:s/>null =&gt; ss1gob1 // Gobli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, &quot;;[$creature.$H486];&quot; =&gt; &quot;;[$creature.$A486];&quot; // &quot;;[$creature.$I486])" office:value-type="string" office:string-value="ss1gob2,  null,  null, 19, 1,  null,  null,  null =&gt; ss1gob2 // Goblin" calcext:value-type="string">
            <text:p>ss1gob2, <text:s/>null, <text:s/>null, 19, 1, <text:s/>null, <text:s/>null, <text:s/>null =&gt; ss1gob2 // Gobli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, &quot;;[$creature.$H487];&quot; =&gt; &quot;;[$creature.$A487];&quot; // &quot;;[$creature.$I487])" office:value-type="string" office:string-value="ss1gob3,  null,  null, 19, 1,  null,  null,  null =&gt; ss1gob3 // Goblin" calcext:value-type="string">
            <text:p>ss1gob3, <text:s/>null, <text:s/>null, 19, 1, <text:s/>null, <text:s/>null, <text:s/>null =&gt; ss1gob3 // Goblin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, &quot;;[$creature.$H488];&quot; =&gt; &quot;;[$creature.$A488];&quot; // &quot;;[$creature.$I488])" office:value-type="string" office:string-value="ss1liz3,  null,  null,  null, 1,  null,  null,  null =&gt; ss1liz3 // Lizard Man" calcext:value-type="string">
            <text:p>ss1liz3, <text:s/>null, <text:s/>null, <text:s/>null, 1, <text:s/>null, <text:s/>null, <text:s/>null =&gt; ss1liz3 // Lizard Man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, &quot;;[$creature.$H489];&quot; =&gt; &quot;;[$creature.$A489];&quot; // &quot;;[$creature.$I489])" office:value-type="string" office:string-value="ss1liz4,  null,  null,  null, 1,  null,  null,  null =&gt; ss1liz4 // Lizard Man" calcext:value-type="string">
            <text:p>ss1liz4, <text:s/>null, <text:s/>null, <text:s/>null, 1, <text:s/>null, <text:s/>null, <text:s/>null =&gt; ss1liz4 // Lizard Man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, &quot;;[$creature.$H490];&quot; =&gt; &quot;;[$creature.$A490];&quot; // &quot;;[$creature.$I490])" office:value-type="string" office:string-value="ss1trl6,  null,  null,  null, 5,  null,  null,  null =&gt; ss1trl6 // Troll" calcext:value-type="string">
            <text:p>ss1trl6, <text:s/>null, <text:s/>null, <text:s/>null, 5, <text:s/>null, <text:s/>null, <text:s/>null =&gt; ss1trl6 // Troll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, &quot;;[$creature.$H491];&quot; =&gt; &quot;;[$creature.$A491];&quot; // &quot;;[$creature.$I491])" office:value-type="string" office:string-value="ss1trl7,  null,  null,  null, 5,  null,  null,  null =&gt; ss1trl7 // Troll" calcext:value-type="string">
            <text:p>ss1trl7, <text:s/>null, <text:s/>null, <text:s/>null, 5, <text:s/>null, <text:s/>null, <text:s/>null =&gt; ss1trl7 // Troll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, &quot;;[$creature.$H492];&quot; =&gt; &quot;;[$creature.$A492];&quot; // &quot;;[$creature.$I492])" office:value-type="string" office:string-value="ss1trl8,  null,  null,  null, 5,  null,  null,  null =&gt; ss1trl8 // Troll" calcext:value-type="string">
            <text:p>ss1trl8, <text:s/>null, <text:s/>null, <text:s/>null, 5, <text:s/>null, <text:s/>null, <text:s/>null =&gt; ss1trl8 // Troll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, &quot;;[$creature.$H493];&quot; =&gt; &quot;;[$creature.$A493];&quot; // &quot;;[$creature.$I493])" office:value-type="string" office:string-value="ss2gob1,  null,  null, 19, 1,  null,  null,  null =&gt; ss2gob1 // Goblin Elite" calcext:value-type="string">
            <text:p>ss2gob1, <text:s/>null, <text:s/>null, 19, 1, <text:s/>null, <text:s/>null, <text:s/>null =&gt; ss2gob1 // Goblin Elite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, &quot;;[$creature.$H494];&quot; =&gt; &quot;;[$creature.$A494];&quot; // &quot;;[$creature.$I494])" office:value-type="string" office:string-value="ss2gob2,  null,  null, 19, 1,  null,  null,  null =&gt; ss2gob2 // Goblin Elite" calcext:value-type="string">
            <text:p>ss2gob2, <text:s/>null, <text:s/>null, 19, 1, <text:s/>null, <text:s/>null, <text:s/>null =&gt; ss2gob2 // Goblin Elite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, &quot;;[$creature.$H495];&quot; =&gt; &quot;;[$creature.$A495];&quot; // &quot;;[$creature.$I495])" office:value-type="string" office:string-value="ss2gob3,  null,  null, 19, 1,  null,  null,  null =&gt; ss2gob3 // Goblin Elite" calcext:value-type="string">
            <text:p>ss2gob3, <text:s/>null, <text:s/>null, 19, 1, <text:s/>null, <text:s/>null, <text:s/>null =&gt; ss2gob3 // Goblin Elite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, &quot;;[$creature.$H496];&quot; =&gt; &quot;;[$creature.$A496];&quot; // &quot;;[$creature.$I496])" office:value-type="string" office:string-value="ss2liz5,  null,  null,  null, 1,  null,  null,  null =&gt; ss2liz5 // Tough Lizard Man" calcext:value-type="string">
            <text:p>ss2liz5, <text:s/>null, <text:s/>null, <text:s/>null, 1, <text:s/>null, <text:s/>null, <text:s/>null =&gt; ss2liz5 // Tough Lizard Man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, &quot;;[$creature.$H497];&quot; =&gt; &quot;;[$creature.$A497];&quot; // &quot;;[$creature.$I497])" office:value-type="string" office:string-value="ss2liz6,  null,  null,  null, 1,  null,  null,  null =&gt; ss2liz6 // Tough Lizard Man" calcext:value-type="string">
            <text:p>ss2liz6, <text:s/>null, <text:s/>null, <text:s/>null, 1, <text:s/>null, <text:s/>null, <text:s/>null =&gt; ss2liz6 // Tough Lizard Man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, &quot;;[$creature.$H498];&quot; =&gt; &quot;;[$creature.$A498];&quot; // &quot;;[$creature.$I498])" office:value-type="string" office:string-value="ss2liz7,  null,  null,  null, 1,  null,  null,  null =&gt; ss2liz7 // Tough Lizard Man" calcext:value-type="string">
            <text:p>ss2liz7, <text:s/>null, <text:s/>null, <text:s/>null, 1, <text:s/>null, <text:s/>null, <text:s/>null =&gt; ss2liz7 // Tough Lizard Man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, &quot;;[$creature.$H499];&quot; =&gt; &quot;;[$creature.$A499];&quot; // &quot;;[$creature.$I499])" office:value-type="string" office:string-value="ss3trl7,  null,  null,  null, 5,  null,  null,  null =&gt; ss3trl7 // Troll" calcext:value-type="string">
            <text:p>ss3trl7, <text:s/>null, <text:s/>null, <text:s/>null, 5, <text:s/>null, <text:s/>null, <text:s/>null =&gt; ss3trl7 // Troll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, &quot;;[$creature.$H500];&quot; =&gt; &quot;;[$creature.$A500];&quot; // &quot;;[$creature.$I500])" office:value-type="string" office:string-value="ss3trl8,  null,  null,  null, 5,  null,  null,  null =&gt; ss3trl8 // Troll" calcext:value-type="string">
            <text:p>ss3trl8, <text:s/>null, <text:s/>null, <text:s/>null, 5, <text:s/>null, <text:s/>null, <text:s/>null =&gt; ss3trl8 // Troll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, &quot;;[$creature.$H501];&quot; =&gt; &quot;;[$creature.$A501];&quot; // &quot;;[$creature.$I501])" office:value-type="string" office:string-value="ss3umb8,  null,  null, 51,  null,  null,  null,  null =&gt; ss3umb8 // Umber Hulk" calcext:value-type="string">
            <text:p>ss3umb8, <text:s/>null, <text:s/>null, 51, <text:s/>null, <text:s/>null, <text:s/>null, <text:s/>null =&gt; ss3umb8 // Umber Hulk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, &quot;;[$creature.$H502];&quot; =&gt; &quot;;[$creature.$A502];&quot; // &quot;;[$creature.$I502])" office:value-type="string" office:string-value="ss3umb9,  null,  null, 51,  null,  null,  null,  null =&gt; ss3umb9 // Umber Hulk" calcext:value-type="string">
            <text:p>ss3umb9, <text:s/>null, <text:s/>null, 51, <text:s/>null, <text:s/>null, <text:s/>null, <text:s/>null =&gt; ss3umb9 // Umber Hulk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, &quot;;[$creature.$H503];&quot; =&gt; &quot;;[$creature.$A503];&quot; // &quot;;[$creature.$I503])" office:value-type="string" office:string-value="sshamb,  null,  null,  null,  null, 176,  null,  null =&gt; sshamb // Shambling Mound" calcext:value-type="string">
            <text:p>sshamb, <text:s/>null, <text:s/>null, <text:s/>null, <text:s/>null, 176, <text:s/>null, <text:s/>null =&gt; sshamb // Shambling Mound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, &quot;;[$creature.$H504];&quot; =&gt; &quot;;[$creature.$A504];&quot; // &quot;;[$creature.$I504])" office:value-type="string" office:string-value="stnnui,  null,  null, 34, 255,  null,  null,  null =&gt; stnnui // Stone Nuisance" calcext:value-type="string">
            <text:p>stnnui, <text:s/>null, <text:s/>null, 34, 255, <text:s/>null, <text:s/>null, <text:s/>null =&gt; stnnui // Stone Nuisance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, &quot;;[$creature.$H505];&quot; =&gt; &quot;;[$creature.$A505];&quot; // &quot;;[$creature.$I505])" office:value-type="string" office:string-value="stoolm1,  null,  null, 34,  null,  null,  null,  null =&gt; stoolm1 // Townsperson" calcext:value-type="string">
            <text:p>stoolm1, <text:s/>null, <text:s/>null, 34, <text:s/>null, <text:s/>null, <text:s/>null, <text:s/>null =&gt; stoolm1 // Townsperson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, &quot;;[$creature.$H506];&quot; =&gt; &quot;;[$creature.$A506];&quot; // &quot;;[$creature.$I506])" office:value-type="string" office:string-value="stoolm2,  null,  null, 34,  null,  null,  null,  null =&gt; stoolm2 // Townsperson" calcext:value-type="string">
            <text:p>stoolm2, <text:s/>null, <text:s/>null, 34, <text:s/>null, <text:s/>null, <text:s/>null, <text:s/>null =&gt; stoolm2 // Townsperson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, &quot;;[$creature.$H507];&quot; =&gt; &quot;;[$creature.$A507];&quot; // &quot;;[$creature.$I507])" office:value-type="string" office:string-value="stoolm3,  null,  null, 34,  null,  null,  null,  null =&gt; stoolm3 // Townsperson" calcext:value-type="string">
            <text:p>stoolm3, <text:s/>null, <text:s/>null, 34, <text:s/>null, <text:s/>null, <text:s/>null, <text:s/>null =&gt; stoolm3 // Townsperson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, &quot;;[$creature.$H508];&quot; =&gt; &quot;;[$creature.$A508];&quot; // &quot;;[$creature.$I508])" office:value-type="string" office:string-value="sumdoom,  null,  null, 34,  null,  null,  null,  null =&gt; sumdoom // Creeping Doom" calcext:value-type="string">
            <text:p>sumdoom, <text:s/>null, <text:s/>null, 34, <text:s/>null, <text:s/>null, <text:s/>null, <text:s/>null =&gt; sumdoom // Creeping Doom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, &quot;;[$creature.$H509];&quot; =&gt; &quot;;[$creature.$A509];&quot; // &quot;;[$creature.$I509])" office:value-type="string" office:string-value="sumshad,  null,  null, 51,  null,  null,  null,  null =&gt; sumshad // Shadow" calcext:value-type="string">
            <text:p>sumshad, <text:s/>null, <text:s/>null, 51, <text:s/>null, <text:s/>null, <text:s/>null, <text:s/>null =&gt; sumshad // Shadow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, &quot;;[$creature.$H510];&quot; =&gt; &quot;;[$creature.$A510];&quot; // &quot;;[$creature.$I510])" office:value-type="string" office:string-value="sumstlk,  null,  null, 34,  null, 152,  null,  null =&gt; sumstlk // Invisible Stalker" calcext:value-type="string">
            <text:p>sumstlk, <text:s/>null, <text:s/>null, 34, <text:s/>null, 152, <text:s/>null, <text:s/>null =&gt; sumstlk // Invisible Stalker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, &quot;;[$creature.$H511];&quot; =&gt; &quot;;[$creature.$A511];&quot; // &quot;;[$creature.$I511])" office:value-type="string" office:string-value="svirfneb,  null,  null, 33,  null,  null,  null,  null =&gt; svirfneb // Svirfneblin" calcext:value-type="string">
            <text:p>svirfneb, <text:s/>null, <text:s/>null, 33, <text:s/>null, <text:s/>null, <text:s/>null, <text:s/>null =&gt; svirfneb // Svirfneblin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, &quot;;[$creature.$H512];&quot; =&gt; &quot;;[$creature.$A512];&quot; // &quot;;[$creature.$I512])" office:value-type="string" office:string-value="talodead, 1, 1,  null, 3,  null, 3,  null =&gt; talodead // Talonite Priest" calcext:value-type="string">
            <text:p>talodead, 1, 1, <text:s/>null, 3, <text:s/>null, 3, <text:s/>null =&gt; talodead // Talonite Priest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, &quot;;[$creature.$H513];&quot; =&gt; &quot;;[$creature.$A513];&quot; // &quot;;[$creature.$I513])" office:value-type="string" office:string-value="tarnelm, 1,  null,  null,  null,  null,  null,  null =&gt; tarnelm // Tarnelm" calcext:value-type="string">
            <text:p>tarnelm, 1, <text:s/>null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, &quot;;[$creature.$H514];&quot; =&gt; &quot;;[$creature.$A514];&quot; // &quot;;[$creature.$I514])" office:value-type="string" office:string-value="tarnsen,  null,  null, 34,  null,  null,  null,  null =&gt; tarnsen // Tarnished Sentry" calcext:value-type="string">
            <text:p>tarnsen, <text:s/>null, <text:s/>null, 34, <text:s/>null, <text:s/>null, <text:s/>null, <text:s/>null =&gt; tarnsen // Tarnished Sentry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, &quot;;[$creature.$H515];&quot; =&gt; &quot;;[$creature.$A515];&quot; // &quot;;[$creature.$I515])" office:value-type="string" office:string-value="telanis, 1,  null, 49,  null, 2,  null,  null =&gt; telanis // Telanis" calcext:value-type="string">
            <text:p>telanis, 1, <text:s/>null, 49, <text:s/>null, 2, <text:s/>null, <text:s/>null =&gt; telanis // Telanis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, &quot;;[$creature.$H516];&quot; =&gt; &quot;;[$creature.$A516];&quot; // &quot;;[$creature.$I516])" office:value-type="string" office:string-value="therik,  null,  null, 34, 4,  null,  null,  null =&gt; therik // Therik" calcext:value-type="string">
            <text:p>therik, <text:s/>null, <text:s/>null, 34, 4, <text:s/>null, <text:s/>null, <text:s/>null =&gt; therik // Therik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, &quot;;[$creature.$H517];&quot; =&gt; &quot;;[$creature.$A517];&quot; // &quot;;[$creature.$I517])" office:value-type="string" office:string-value="thom,  null,  null,  null, 1,  null,  null,  null =&gt; thom // Thom Farold" calcext:value-type="string">
            <text:p>thom, <text:s/>null, <text:s/>null, <text:s/>null, 1, <text:s/>null, <text:s/>null, <text:s/>null =&gt; thom // Thom Farold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, &quot;;[$creature.$H518];&quot; =&gt; &quot;;[$creature.$A518];&quot; // &quot;;[$creature.$I518])" office:value-type="string" office:string-value="tiernon,  null,  null, 17,  null,  null,  null,  null =&gt; tiernon // Tiernon" calcext:value-type="string">
            <text:p>tiernon, <text:s/>null, <text:s/>null, 17, <text:s/>null, <text:s/>null, <text:s/>null, <text:s/>null =&gt; tiernon // Tiern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, &quot;;[$creature.$H519];&quot; =&gt; &quot;;[$creature.$A519];&quot; // &quot;;[$creature.$I519])" office:value-type="string" office:string-value="townief1,  null,  null, 34,  null,  null,  null,  null =&gt; townief1 // Townsperson" calcext:value-type="string">
            <text:p>townief1, <text:s/>null, <text:s/>null, 34, <text:s/>null, <text:s/>null, <text:s/>null, <text:s/>null =&gt; townief1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, &quot;;[$creature.$H520];&quot; =&gt; &quot;;[$creature.$A520];&quot; // &quot;;[$creature.$I520])" office:value-type="string" office:string-value="townief2,  null,  null, 34,  null,  null,  null,  null =&gt; townief2 // Townsperson" calcext:value-type="string">
            <text:p>townief2, <text:s/>null, <text:s/>null, 34, <text:s/>null, <text:s/>null, <text:s/>null, <text:s/>null =&gt; townief2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, &quot;;[$creature.$H521];&quot; =&gt; &quot;;[$creature.$A521];&quot; // &quot;;[$creature.$I521])" office:value-type="string" office:string-value="townief3,  null,  null, 34,  null,  null,  null,  null =&gt; townief3 // Townsperson" calcext:value-type="string">
            <text:p>townief3, <text:s/>null, <text:s/>null, 34, <text:s/>null, <text:s/>null, <text:s/>null, <text:s/>null =&gt; townief3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, &quot;;[$creature.$H522];&quot; =&gt; &quot;;[$creature.$A522];&quot; // &quot;;[$creature.$I522])" office:value-type="string" office:string-value="townief4,  null,  null, 34,  null,  null,  null,  null =&gt; townief4 // Townsperson" calcext:value-type="string">
            <text:p>townief4, <text:s/>null, <text:s/>null, 34, <text:s/>null, <text:s/>null, <text:s/>null, <text:s/>null =&gt; townief4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, &quot;;[$creature.$H523];&quot; =&gt; &quot;;[$creature.$A523];&quot; // &quot;;[$creature.$I523])" office:value-type="string" office:string-value="townief5,  null,  null, 34,  null,  null,  null,  null =&gt; townief5 // Townsperson" calcext:value-type="string">
            <text:p>townief5, <text:s/>null, <text:s/>null, 34, <text:s/>null, <text:s/>null, <text:s/>null, <text:s/>null =&gt; townief5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, &quot;;[$creature.$H524];&quot; =&gt; &quot;;[$creature.$A524];&quot; // &quot;;[$creature.$I524])" office:value-type="string" office:string-value="towniem1,  null,  null, 34,  null,  null,  null,  null =&gt; towniem1 // Townsperson" calcext:value-type="string">
            <text:p>towniem1, <text:s/>null, <text:s/>null, 34, <text:s/>null, <text:s/>null, <text:s/>null, <text:s/>null =&gt; towniem1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, &quot;;[$creature.$H525];&quot; =&gt; &quot;;[$creature.$A525];&quot; // &quot;;[$creature.$I525])" office:value-type="string" office:string-value="towniem2,  null,  null, 34,  null,  null,  null,  null =&gt; towniem2 // Townsperson" calcext:value-type="string">
            <text:p>towniem2, <text:s/>null, <text:s/>null, 34, <text:s/>null, <text:s/>null, <text:s/>null, <text:s/>null =&gt; towniem2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, &quot;;[$creature.$H526];&quot; =&gt; &quot;;[$creature.$A526];&quot; // &quot;;[$creature.$I526])" office:value-type="string" office:string-value="towniem3,  null,  null, 34,  null,  null,  null,  null =&gt; towniem3 // Townsperson" calcext:value-type="string">
            <text:p>towniem3, <text:s/>null, <text:s/>null, 34, <text:s/>null, <text:s/>null, <text:s/>null, <text:s/>null =&gt; towniem3 // Townsperson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, &quot;;[$creature.$H527];&quot; =&gt; &quot;;[$creature.$A527];&quot; // &quot;;[$creature.$I527])" office:value-type="string" office:string-value="towniem4,  null,  null, 34,  null,  null,  null,  null =&gt; towniem4 // Townsperson" calcext:value-type="string">
            <text:p>towniem4, <text:s/>null, <text:s/>null, 34, <text:s/>null, <text:s/>null, <text:s/>null, <text:s/>null =&gt; towniem4 // Townsperson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, &quot;;[$creature.$H528];&quot; =&gt; &quot;;[$creature.$A528];&quot; // &quot;;[$creature.$I528])" office:value-type="string" office:string-value="towniem5,  null,  null, 34,  null,  null,  null,  null =&gt; towniem5 // Townsperson" calcext:value-type="string">
            <text:p>towniem5, <text:s/>null, <text:s/>null, 34, <text:s/>null, <text:s/>null, <text:s/>null, <text:s/>null =&gt; towniem5 // Townsperson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, &quot;;[$creature.$H529];&quot; =&gt; &quot;;[$creature.$A529];&quot; // &quot;;[$creature.$I529])" office:value-type="string" office:string-value="tradran,  null,  null,  null, 4,  null,  null,  null =&gt; tradran // Spectral Hero" calcext:value-type="string">
            <text:p>tradran, <text:s/>null, <text:s/>null, <text:s/>null, 4, <text:s/>null, <text:s/>null, <text:s/>null =&gt; tradran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, &quot;;[$creature.$H530];&quot; =&gt; &quot;;[$creature.$A530];&quot; // &quot;;[$creature.$I530])" office:value-type="string" office:string-value="trcriek,  null,  null,  null, 4,  null,  null,  null =&gt; trcriek // Spectral Hero" calcext:value-type="string">
            <text:p>trcriek, <text:s/>null, <text:s/>null, <text:s/>null, 4, <text:s/>null, <text:s/>null, <text:s/>null =&gt; trcriek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, &quot;;[$creature.$H531];&quot; =&gt; &quot;;[$creature.$A531];&quot; // &quot;;[$creature.$I531])" office:value-type="string" office:string-value="trgbard,  null,  null,  null, 4, 1,  null,  null =&gt; trgbard // Luremaster" calcext:value-type="string">
            <text:p>trgbard, <text:s/>null, <text:s/>null, <text:s/>null, 4, 1, <text:s/>null, <text:s/>null =&gt; trgbard // Luremaster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, &quot;;[$creature.$H532];&quot; =&gt; &quot;;[$creature.$A532];&quot; // &quot;;[$creature.$I532])" office:value-type="string" office:string-value="trharld,  null,  null,  null, 4,  null,  null,  null =&gt; trharld // Spectral Hero" calcext:value-type="string">
            <text:p>trharld, <text:s/>null, <text:s/>null, <text:s/>null, 4, <text:s/>null, <text:s/>null, <text:s/>null =&gt; trharld // Spectral Hero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, &quot;;[$creature.$H533];&quot; =&gt; &quot;;[$creature.$A533];&quot; // &quot;;[$creature.$I533])" office:value-type="string" office:string-value="trhobrt,  null,  null,  null, 4,  null,  null,  null =&gt; trhobrt // Spectral Hero" calcext:value-type="string">
            <text:p>trhobrt, <text:s/>null, <text:s/>null, <text:s/>null, 4, <text:s/>null, <text:s/>null, <text:s/>null =&gt; trhobrt // Spectral Hero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, &quot;;[$creature.$H534];&quot; =&gt; &quot;;[$creature.$A534];&quot; // &quot;;[$creature.$I534])" office:value-type="string" office:string-value="troll,  null,  null,  null, 5,  null,  null,  null =&gt; troll // Troll" calcext:value-type="string">
            <text:p>troll, <text:s/>null, <text:s/>null, <text:s/>null, 5, <text:s/>null, <text:s/>null, <text:s/>null =&gt; troll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, &quot;;[$creature.$H535];&quot; =&gt; &quot;;[$creature.$A535];&quot; // &quot;;[$creature.$I535])" office:value-type="string" office:string-value="trollice,  null,  null,  null, 5,  null,  null,  null =&gt; trollice // Ice Troll" calcext:value-type="string">
            <text:p>trollice, <text:s/>null, <text:s/>null, <text:s/>null, 5, <text:s/>null, <text:s/>null, <text:s/>null =&gt; trollice // Ice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, &quot;;[$creature.$H536];&quot; =&gt; &quot;;[$creature.$A536];&quot; // &quot;;[$creature.$I536])" office:value-type="string" office:string-value="trollsno, 1,  null, 51, 5,  null,  null,  null =&gt; trollsno // Snow Troll" calcext:value-type="string">
            <text:p>trollsno, 1, <text:s/>null, 51, 5, <text:s/>null, <text:s/>null, <text:s/>null =&gt; trollsno // Snow Troll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, &quot;;[$creature.$H537];&quot; =&gt; &quot;;[$creature.$A537];&quot; // &quot;;[$creature.$I537])" office:value-type="string" office:string-value="trollt,  null,  null,  null, 5,  null,  null,  null =&gt; trollt // Troll" calcext:value-type="string">
            <text:p>trollt, <text:s/>null, <text:s/>null, <text:s/>null, 5, <text:s/>null, <text:s/>null, <text:s/>null =&gt; trollt // Troll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, &quot;;[$creature.$H538];&quot; =&gt; &quot;;[$creature.$A538];&quot; // &quot;;[$creature.$I538])" office:value-type="string" office:string-value="trolly,  null,  null,  null, 5,  null,  null,  null =&gt; trolly // Troll" calcext:value-type="string">
            <text:p>trolly, <text:s/>null, <text:s/>null, <text:s/>null, 5, <text:s/>null, <text:s/>null, <text:s/>null =&gt; trolly // Troll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, &quot;;[$creature.$H539];&quot; =&gt; &quot;;[$creature.$A539];&quot; // &quot;;[$creature.$I539])" office:value-type="string" office:string-value="trshelh,  null,  null,  null, 4,  null,  null,  null =&gt; trshelh // Spectral Hero" calcext:value-type="string">
            <text:p>trshelh, <text:s/>null, <text:s/>null, <text:s/>null, 4, <text:s/>null, <text:s/>null, <text:s/>null =&gt; trshelh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, &quot;;[$creature.$H540];&quot; =&gt; &quot;;[$creature.$A540];&quot; // &quot;;[$creature.$I540])" office:value-type="string" office:string-value="trsph1,  null,  null,  null, 4, 4,  null,  null =&gt; trsph1 // Spectral Hero" calcext:value-type="string">
            <text:p>trsph1, <text:s/>null, <text:s/>null, <text:s/>null, 4, 4, <text:s/>null, <text:s/>null =&gt; trsph1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, &quot;;[$creature.$H541];&quot; =&gt; &quot;;[$creature.$A541];&quot; // &quot;;[$creature.$I541])" office:value-type="string" office:string-value="trsph2,  null,  null,  null, 4, 2,  null,  null =&gt; trsph2 // Spectral Hero" calcext:value-type="string">
            <text:p>trsph2, <text:s/>null, <text:s/>null, <text:s/>null, 4, 2, <text:s/>null, <text:s/>null =&gt; trsph2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, &quot;;[$creature.$H542];&quot; =&gt; &quot;;[$creature.$A542];&quot; // &quot;;[$creature.$I542])" office:value-type="string" office:string-value="trsph3,  null,  null,  null, 4, 1,  null,  null =&gt; trsph3 // Spectral Hero" calcext:value-type="string">
            <text:p>trsph3, <text:s/>null, <text:s/>null, <text:s/>null, 4, 1, <text:s/>null, <text:s/>null =&gt; trsph3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, &quot;;[$creature.$H543];&quot; =&gt; &quot;;[$creature.$A543];&quot; // &quot;;[$creature.$I543])" office:value-type="string" office:string-value="trsph4,  null,  null,  null, 4, 3,  null,  null =&gt; trsph4 // Spectral Hero" calcext:value-type="string">
            <text:p>trsph4, <text:s/>null, <text:s/>null, <text:s/>null, 4, 3, <text:s/>null, <text:s/>null =&gt; trsph4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, &quot;;[$creature.$H544];&quot; =&gt; &quot;;[$creature.$A544];&quot; // &quot;;[$creature.$I544])" office:value-type="string" office:string-value="trsph5,  null,  null,  null, 4, 1,  null,  null =&gt; trsph5 // Spectral Hero" calcext:value-type="string">
            <text:p>trsph5, <text:s/>null, <text:s/>null, <text:s/>null, 4, 1, <text:s/>null, <text:s/>null =&gt; trsph5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, &quot;;[$creature.$H545];&quot; =&gt; &quot;;[$creature.$A545];&quot; // &quot;;[$creature.$I545])" office:value-type="string" office:string-value="trsph6,  null,  null,  null, 4, 1,  null,  null =&gt; trsph6 // Spectral Hero" calcext:value-type="string">
            <text:p>trsph6, <text:s/>null, <text:s/>null, <text:s/>null, 4, 1, <text:s/>null, <text:s/>null =&gt; trsph6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, &quot;;[$creature.$H546];&quot; =&gt; &quot;;[$creature.$A546];&quot; // &quot;;[$creature.$I546])" office:value-type="string" office:string-value="trsph7,  null,  null,  null, 4, 1,  null,  null =&gt; trsph7 // Spectral Hero" calcext:value-type="string">
            <text:p>trsph7, <text:s/>null, <text:s/>null, <text:s/>null, 4, 1, <text:s/>null, <text:s/>null =&gt; trsph7 // Spectral Hero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, &quot;;[$creature.$H547];&quot; =&gt; &quot;;[$creature.$A547];&quot; // &quot;;[$creature.$I547])" office:value-type="string" office:string-value="trsph8,  null,  null,  null, 4, 4,  null,  null =&gt; trsph8 // Spectral Hero" calcext:value-type="string">
            <text:p>trsph8, <text:s/>null, <text:s/>null, <text:s/>null, 4, 4, <text:s/>null, <text:s/>null =&gt; trsph8 // Spectral Hero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, &quot;;[$creature.$H548];&quot; =&gt; &quot;;[$creature.$A548];&quot; // &quot;;[$creature.$I548])" office:value-type="string" office:string-value="trsph9,  null,  null,  null, 4, 2,  null,  null =&gt; trsph9 // Spectral Hero" calcext:value-type="string">
            <text:p>trsph9, <text:s/>null, <text:s/>null, <text:s/>null, 4, 2, <text:s/>null, <text:s/>null =&gt; trsph9 // Spectral Hero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, &quot;;[$creature.$H549];&quot; =&gt; &quot;;[$creature.$A549];&quot; // &quot;;[$creature.$I549])" office:value-type="string" office:string-value="udghast,  null,  null, 51, 4,  null,  null,  null =&gt; udghast // Ghast" calcext:value-type="string">
            <text:p>udghast, <text:s/>null, <text:s/>null, 51, 4, <text:s/>null, <text:s/>null, <text:s/>null =&gt; udghast // Ghast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, &quot;;[$creature.$H550];&quot; =&gt; &quot;;[$creature.$A550];&quot; // &quot;;[$creature.$I550])" office:value-type="string" office:string-value="udghoul,  null,  null, 51, 4,  null,  null,  null =&gt; udghoul // Ghoul" calcext:value-type="string">
            <text:p>udghoul, <text:s/>null, <text:s/>null, 51, 4, <text:s/>null, <text:s/>null, <text:s/>null =&gt; udghoul // Ghoul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, &quot;;[$creature.$H551];&quot; =&gt; &quot;;[$creature.$A551];&quot; // &quot;;[$creature.$I551])" office:value-type="string" office:string-value="udwight,  null,  null, 19, 4,  null,  null,  null =&gt; udwight // Wight" calcext:value-type="string">
            <text:p>udwight, <text:s/>null, <text:s/>null, 19, 4, <text:s/>null, <text:s/>null, <text:s/>null =&gt; udwight // Wight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, &quot;;[$creature.$H552];&quot; =&gt; &quot;;[$creature.$A552];&quot; // &quot;;[$creature.$I552])" office:value-type="string" office:string-value="uhlk8004,  null,  null, 51,  null,  null,  null,  null =&gt; uhlk8004 // Umber Hulk" calcext:value-type="string">
            <text:p>uhlk8004, <text:s/>null, <text:s/>null, 51, <text:s/>null, <text:s/>null, <text:s/>null, <text:s/>null =&gt; uhlk8004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, &quot;;[$creature.$H553];&quot; =&gt; &quot;;[$creature.$A553];&quot; // &quot;;[$creature.$I553])" office:value-type="string" office:string-value="uhlk8010,  null,  null, 51,  null,  null,  null,  null =&gt; uhlk8010 // Umber Hulk" calcext:value-type="string">
            <text:p>uhlk8010, <text:s/>null, <text:s/>null, 51, <text:s/>null, <text:s/>null, <text:s/>null, <text:s/>null =&gt; uhlk8010 // Umber Hulk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, &quot;;[$creature.$H554];&quot; =&gt; &quot;;[$creature.$A554];&quot; // &quot;;[$creature.$I554])" office:value-type="string" office:string-value="uligar,  null,  null,  null, 1,  null,  null,  null =&gt; uligar // Uligar" calcext:value-type="string">
            <text:p>uligar, <text:s/>null, <text:s/>null, <text:s/>null, 1, <text:s/>null, <text:s/>null, <text:s/>null =&gt; uligar // Uligar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, &quot;;[$creature.$H555];&quot; =&gt; &quot;;[$creature.$A555];&quot; // &quot;;[$creature.$I555])" office:value-type="string" office:string-value="umberhlk,  null,  null, 51,  null,  null,  null,  null =&gt; umberhlk // Umber Hulk" calcext:value-type="string">
            <text:p>umberhlk, <text:s/>null, <text:s/>null, 51, <text:s/>null, <text:s/>null, <text:s/>null, <text:s/>null =&gt; umberhlk // Umber Hulk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, &quot;;[$creature.$H556];&quot; =&gt; &quot;;[$creature.$A556];&quot; // &quot;;[$creature.$I556])" office:value-type="string" office:string-value="undeadlt,  null,  null, 34, 4,  null,  null,  null =&gt; undeadlt // Undead Lieutenant" calcext:value-type="string">
            <text:p>undeadlt, <text:s/>null, <text:s/>null, 34, 4, <text:s/>null, <text:s/>null, <text:s/>null =&gt; undeadlt // Undead Lieutenant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, &quot;;[$creature.$H557];&quot; =&gt; &quot;;[$creature.$A557];&quot; // &quot;;[$creature.$I557])" office:value-type="string" office:string-value="vaarglan,  null,  null,  null, 1,  null, 1,  null =&gt; vaarglan // Vaarglan" calcext:value-type="string">
            <text:p>vaarglan, <text:s/>null, <text:s/>null, <text:s/>null, 1, <text:s/>null, 1, <text:s/>null =&gt; vaarglan // Vaarglan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, &quot;;[$creature.$H558];&quot; =&gt; &quot;;[$creature.$A558];&quot; // &quot;;[$creature.$I558])" office:value-type="string" office:string-value="vaarglnd,  null,  null,  null, 3,  null, 1,  null =&gt; vaarglnd // Vaarglan" calcext:value-type="string">
            <text:p>vaarglnd, <text:s/>null, <text:s/>null, <text:s/>null, 3, <text:s/>null, 1, <text:s/>null =&gt; vaarglnd // Vaarglan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, &quot;;[$creature.$H559];&quot; =&gt; &quot;;[$creature.$A559];&quot; // &quot;;[$creature.$I559])" office:value-type="string" office:string-value="valestis, 1,  null, 49,  null,  null,  null,  null =&gt; valestis // Valestis" calcext:value-type="string">
            <text:p>valestis, 1, <text:s/>null, 49, <text:s/>null, <text:s/>null, <text:s/>null, <text:s/>null =&gt; valestis // Valestis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, &quot;;[$creature.$H560];&quot; =&gt; &quot;;[$creature.$A560];&quot; // &quot;;[$creature.$I560])" office:value-type="string" office:string-value="verbdead, 1,  null, 35, 3,  null,  null,  null =&gt; verbdead // Verbeeg" calcext:value-type="string">
            <text:p>verbdead, 1, <text:s/>null, 35, 3, <text:s/>null, <text:s/>null, <text:s/>null =&gt; verbdead // Verbeeg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, &quot;;[$creature.$H561];&quot; =&gt; &quot;;[$creature.$A561];&quot; // &quot;;[$creature.$I561])" office:value-type="string" office:string-value="verbeeg, 1,  null, 35, 5,  null,  null,  null =&gt; verbeeg // Verbeeg" calcext:value-type="string">
            <text:p>verbeeg, 1, <text:s/>null, 35, 5, <text:s/>null, <text:s/>null, <text:s/>null =&gt; verbeeg // Verbeeg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, &quot;;[$creature.$H562];&quot; =&gt; &quot;;[$creature.$A562];&quot; // &quot;;[$creature.$I562])" office:value-type="string" office:string-value="verbeegd, 1,  null, 35, 5,  null,  null,  null =&gt; verbeegd // Verbeeg" calcext:value-type="string">
            <text:p>verbeegd, 1, <text:s/>null, 35, 5, <text:s/>null, <text:s/>null, <text:s/>null =&gt; verbeegd // Verbeeg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, &quot;;[$creature.$H563];&quot; =&gt; &quot;;[$creature.$A563];&quot; // &quot;;[$creature.$I563])" office:value-type="string" office:string-value="voice,  null,  null,  null,  null, 115,  null,  null =&gt; voice // The Voice of Durdel Anatha" calcext:value-type="string">
            <text:p>voice, <text:s/>null, <text:s/>null, <text:s/>null, <text:s/>null, 115, <text:s/>null, <text:s/>null =&gt; voice // The Voice of Durdel Anatha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, &quot;;[$creature.$H564];&quot; =&gt; &quot;;[$creature.$A564];&quot; // &quot;;[$creature.$I564])" office:value-type="string" office:string-value="vscyeti, 1,  null, 34, 5,  null,  null,  null =&gt; vscyeti // Yeti Chieftain" calcext:value-type="string">
            <text:p>vscyeti, 1, <text:s/>null, 34, 5, <text:s/>null, <text:s/>null, <text:s/>null =&gt; vscyeti // Yeti Chieftain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, &quot;;[$creature.$H565];&quot; =&gt; &quot;;[$creature.$A565];&quot; // &quot;;[$creature.$I565])" office:value-type="string" office:string-value="vslyeti,  null,  null,  null, 5,  null,  null,  null =&gt; vslyeti // Yeti" calcext:value-type="string">
            <text:p>vslyeti, <text:s/>null, <text:s/>null, <text:s/>null, 5, <text:s/>null, <text:s/>null, <text:s/>null =&gt; vsl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, &quot;;[$creature.$H566];&quot; =&gt; &quot;;[$creature.$A566];&quot; // &quot;;[$creature.$I566])" office:value-type="string" office:string-value="vsshad1,  null,  null, 51,  null,  null,  null,  null =&gt; vsshad1 // Lesser Shadow" calcext:value-type="string">
            <text:p>vsshad1, <text:s/>null, <text:s/>null, 51, <text:s/>null, <text:s/>null, <text:s/>null, <text:s/>null =&gt; vsshad1 // Lesser Shadow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, &quot;;[$creature.$H567];&quot; =&gt; &quot;;[$creature.$A567];&quot; // &quot;;[$creature.$I567])" office:value-type="string" office:string-value="vsshadow,  null,  null, 51,  null,  null,  null,  null =&gt; vsshadow // Lesser Shadow" calcext:value-type="string">
            <text:p>vsshadow, <text:s/>null, <text:s/>null, 51, <text:s/>null, <text:s/>null, <text:s/>null, <text:s/>null =&gt; vsshadow // Lesser Shadow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, &quot;;[$creature.$H568];&quot; =&gt; &quot;;[$creature.$A568];&quot; // &quot;;[$creature.$I568])" office:value-type="string" office:string-value="vsyeti, 1,  null, 34, 5,  null,  null,  null =&gt; vsyeti // Yeti" calcext:value-type="string">
            <text:p>vsyeti, 1, <text:s/>null, 34, 5, <text:s/>null, <text:s/>null, <text:s/>null =&gt; vsyeti // Yeti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, &quot;;[$creature.$H569];&quot; =&gt; &quot;;[$creature.$A569];&quot; // &quot;;[$creature.$I569])" office:value-type="string" office:string-value="vsyetii, 1,  null, 34, 5,  null,  null,  null =&gt; vsyetii // Yeti" calcext:value-type="string">
            <text:p>vsyetii, 1, <text:s/>null, 34, 5, <text:s/>null, <text:s/>null, <text:s/>null =&gt; vsyetii // Yeti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, &quot;;[$creature.$H570];&quot; =&gt; &quot;;[$creature.$A570];&quot; // &quot;;[$creature.$I570])" office:value-type="string" office:string-value="vulture, 1,  null, 34,  null,  null,  null,  null =&gt; vulture // Vulture" calcext:value-type="string">
            <text:p>vulture, 1, <text:s/>null, 34, <text:s/>null, <text:s/>null, <text:s/>null, <text:s/>null =&gt; vulture // Vulture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, &quot;;[$creature.$H571];&quot; =&gt; &quot;;[$creature.$A571];&quot; // &quot;;[$creature.$I571])" office:value-type="string" office:string-value="wbishop,  null,  null, 34,  null,  null,  null,  null =&gt; wbishop // White Bishop " calcext:value-type="string">
            <text:p>wbishop, <text:s/>null, <text:s/>null, 34, <text:s/>null, <text:s/>null, <text:s/>null, <text:s/>null =&gt; wbishop // White Bishop 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, &quot;;[$creature.$H572];&quot; =&gt; &quot;;[$creature.$A572];&quot; // &quot;;[$creature.$I572])" office:value-type="string" office:string-value="werewlf, 1,  null,  null, 1,  null,  null,  null =&gt; werewlf // Greater Werewolf" calcext:value-type="string">
            <text:p>werewlf, 1, <text:s/>null, <text:s/>null, 1, <text:s/>null, <text:s/>null, <text:s/>null =&gt; werewlf // Greater Werewolf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, &quot;;[$creature.$H573];&quot; =&gt; &quot;;[$creature.$A573];&quot; // &quot;;[$creature.$I573])" office:value-type="string" office:string-value="whitcomb, 1,  null,  null, 1,  null,  null,  null =&gt; whitcomb // Whitcomb" calcext:value-type="string">
            <text:p>whitcomb, 1, <text:s/>null, <text:s/>null, 1, <text:s/>null, <text:s/>null, <text:s/>null =&gt; whitcomb // Whitcomb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, &quot;;[$creature.$H574];&quot; =&gt; &quot;;[$creature.$A574];&quot; // &quot;;[$creature.$I574])" office:value-type="string" office:string-value="wight,  null,  null, 19,  null,  null,  null,  null =&gt; wight // Wight" calcext:value-type="string">
            <text:p>wight, <text:s/>null, <text:s/>null, 19, <text:s/>null, <text:s/>null, <text:s/>null, <text:s/>null =&gt; wight // Wight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, &quot;;[$creature.$H575];&quot; =&gt; &quot;;[$creature.$A575];&quot; // &quot;;[$creature.$I575])" office:value-type="string" office:string-value="wight2,  null,  null, 19,  null,  null,  null,  null =&gt; wight2 // Wight" calcext:value-type="string">
            <text:p>wight2, <text:s/>null, <text:s/>null, 19, <text:s/>null, <text:s/>null, <text:s/>null, <text:s/>null =&gt; wight2 // Wight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, &quot;;[$creature.$H576];&quot; =&gt; &quot;;[$creature.$A576];&quot; // &quot;;[$creature.$I576])" office:value-type="string" office:string-value="wight3,  null,  null, 19,  null,  null,  null,  null =&gt; wight3 // Wight" calcext:value-type="string">
            <text:p>wight3, <text:s/>null, <text:s/>null, 19, <text:s/>null, <text:s/>null, <text:s/>null, <text:s/>null =&gt; wight3 // Wight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, &quot;;[$creature.$H577];&quot; =&gt; &quot;;[$creature.$A577];&quot; // &quot;;[$creature.$I577])" office:value-type="string" office:string-value="winwolf, 1,  null,  null, 2,  null,  null,  null =&gt; winwolf // Winter Wolf" calcext:value-type="string">
            <text:p>winwolf, 1, <text:s/>null, <text:s/>null, 2, <text:s/>null, <text:s/>null, <text:s/>null =&gt; winwolf // Winter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, &quot;;[$creature.$H578];&quot; =&gt; &quot;;[$creature.$A578];&quot; // &quot;;[$creature.$I578])" office:value-type="string" office:string-value="winwolfp, 1,  null,  null, 2,  null,  null,  null =&gt; winwolfp // Winter Wolf" calcext:value-type="string">
            <text:p>winwolfp, 1, <text:s/>null, <text:s/>null, 2, <text:s/>null, <text:s/>null, <text:s/>null =&gt; winwolfp // Winter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, &quot;;[$creature.$H579];&quot; =&gt; &quot;;[$creature.$A579];&quot; // &quot;;[$creature.$I579])" office:value-type="string" office:string-value="wolf,  null,  null, 34,  null,  null,  null,  null =&gt; wolf // Wolf" calcext:value-type="string">
            <text:p>wolf, <text:s/>null, <text:s/>null, 34, <text:s/>null, <text:s/>null, <text:s/>null, <text:s/>null =&gt; wolf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, &quot;;[$creature.$H580];&quot; =&gt; &quot;;[$creature.$A580];&quot; // &quot;;[$creature.$I580])" office:value-type="string" office:string-value="wolf12,  null,  null, 34,  null,  null,  null,  null =&gt; wolf12 // Wolf" calcext:value-type="string">
            <text:p>wolf12, <text:s/>null, <text:s/>null, 34, <text:s/>null, <text:s/>null, <text:s/>null, <text:s/>null =&gt; wolf12 //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, &quot;;[$creature.$H581];&quot; =&gt; &quot;;[$creature.$A581];&quot; // &quot;;[$creature.$I581])" office:value-type="string" office:string-value="wolfbel,  null,  null, 34,  null,  null,  null,  null =&gt; wolfbel // Wolf" calcext:value-type="string">
            <text:p>wolfbel, <text:s/>null, <text:s/>null, 34, <text:s/>null, <text:s/>null, <text:s/>null, <text:s/>null =&gt; wolfbel // Wolf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, &quot;;[$creature.$H582];&quot; =&gt; &quot;;[$creature.$A582];&quot; // &quot;;[$creature.$I582])" office:value-type="string" office:string-value="wolfe,  null,  null, 34,  null,  null,  null,  null =&gt; wolfe // Wolf" calcext:value-type="string">
            <text:p>wolfe, <text:s/>null, <text:s/>null, 34, <text:s/>null, <text:s/>null, <text:s/>null, <text:s/>null =&gt; wolfe // Wolf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, &quot;;[$creature.$H583];&quot; =&gt; &quot;;[$creature.$A583];&quot; // &quot;;[$creature.$I583])" office:value-type="string" office:string-value="wolfwint,  null,  null, 35,  null,  null,  null,  null =&gt; wolfwint // Winter Wolf" calcext:value-type="string">
            <text:p>wolfwint, <text:s/>null, <text:s/>null, 35, <text:s/>null, <text:s/>null, <text:s/>null, <text:s/>null =&gt; wolfwint // Winter Wolf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, &quot;;[$creature.$H584];&quot; =&gt; &quot;;[$creature.$A584];&quot; // &quot;;[$creature.$I584])" office:value-type="string" office:string-value="wspir,  null,  null,  null,  null, 117,  null,  null =&gt; wspir // Wolf Spirit" calcext:value-type="string">
            <text:p>wspir, <text:s/>null, <text:s/>null, <text:s/>null, <text:s/>null, 117, <text:s/>null, <text:s/>null =&gt; wspir // Wolf Spirit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, &quot;;[$creature.$H585];&quot; =&gt; &quot;;[$creature.$A585];&quot; // &quot;;[$creature.$I585])" office:value-type="string" office:string-value="wtcyeti,  null,  null, 34, 5,  null,  null,  null =&gt; wtcyeti // Yeti Chieftain" calcext:value-type="string">
            <text:p>wtcyeti, <text:s/>null, <text:s/>null, 34, 5, <text:s/>null, <text:s/>null, <text:s/>null =&gt; wtcyeti // Yeti Chieftain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, &quot;;[$creature.$H586];&quot; =&gt; &quot;;[$creature.$A586];&quot; // &quot;;[$creature.$I586])" office:value-type="string" office:string-value="wtettin,  null,  null, 51, 5, 153,  null,  null =&gt; wtettin // Ettin" calcext:value-type="string">
            <text:p>wtettin, <text:s/>null, <text:s/>null, 51, 5, 153, <text:s/>null, <text:s/>null =&gt; wtettin // Etti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, &quot;;[$creature.$H587];&quot; =&gt; &quot;;[$creature.$A587];&quot; // &quot;;[$creature.$I587])" office:value-type="string" office:string-value="wticetr1,  null,  null,  null, 5,  null,  null,  null =&gt; wticetr1 // Greater Ice Troll" calcext:value-type="string">
            <text:p>wticetr1, <text:s/>null, <text:s/>null, <text:s/>null, 5, <text:s/>null, <text:s/>null, <text:s/>null =&gt; wticetr1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, &quot;;[$creature.$H588];&quot; =&gt; &quot;;[$creature.$A588];&quot; // &quot;;[$creature.$I588])" office:value-type="string" office:string-value="wticetr2,  null,  null,  null, 255,  null,  null,  null =&gt; wticetr2 // Ice Troll" calcext:value-type="string">
            <text:p>wticetr2, <text:s/>null, <text:s/>null, <text:s/>null, 255, <text:s/>null, <text:s/>null, <text:s/>null =&gt; wticetr2 // Ice Troll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, &quot;;[$creature.$H589];&quot; =&gt; &quot;;[$creature.$A589];&quot; // &quot;;[$creature.$I589])" office:value-type="string" office:string-value="wticetri,  null,  null,  null, 255,  null,  null,  null =&gt; wticetri // unknown" calcext:value-type="string">
            <text:p>wticetri, <text:s/>null, <text:s/>null, <text:s/>null, 255, <text:s/>null, <text:s/>null, <text:s/>null =&gt; wticetri // unknown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, &quot;;[$creature.$H590];&quot; =&gt; &quot;;[$creature.$A590];&quot; // &quot;;[$creature.$I590])" office:value-type="string" office:string-value="wticetrl,  null,  null,  null, 255,  null,  null,  null =&gt; wticetrl // Greater Ice Troll" calcext:value-type="string">
            <text:p>wticetrl, <text:s/>null, <text:s/>null, <text:s/>null, 255, <text:s/>null, <text:s/>null, <text:s/>null =&gt; wticetrl // Greater Ice Troll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, &quot;;[$creature.$H591];&quot; =&gt; &quot;;[$creature.$A591];&quot; // &quot;;[$creature.$I591])" office:value-type="string" office:string-value="wtsalf1,  null,  null, 51,  null,  null,  null,  null =&gt; wtsalf1 // Frost Salamander" calcext:value-type="string">
            <text:p>wtsalf1, <text:s/>null, <text:s/>null, 51, <text:s/>null, <text:s/>null, <text:s/>null, <text:s/>null =&gt; wtsalf1 // Frost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, &quot;;[$creature.$H592];&quot; =&gt; &quot;;[$creature.$A592];&quot; // &quot;;[$creature.$I592])" office:value-type="string" office:string-value="wtsalf2,  null,  null, 51,  null,  null,  null,  null =&gt; wtsalf2 // Frost Salamander" calcext:value-type="string">
            <text:p>wtsalf2, <text:s/>null, <text:s/>null, 51, <text:s/>null, <text:s/>null, <text:s/>null, <text:s/>null =&gt; wtsalf2 // Frost Salamander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, &quot;;[$creature.$H593];&quot; =&gt; &quot;;[$creature.$A593];&quot; // &quot;;[$creature.$I593])" office:value-type="string" office:string-value="wtsalf3,  null,  null, 51,  null,  null,  null,  null =&gt; wtsalf3 // Frost Salamander" calcext:value-type="string">
            <text:p>wtsalf3, <text:s/>null, <text:s/>null, 51, <text:s/>null, <text:s/>null, <text:s/>null, <text:s/>null =&gt; wtsalf3 // Frost Salamander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, &quot;;[$creature.$H594];&quot; =&gt; &quot;;[$creature.$A594];&quot; // &quot;;[$creature.$I594])" office:value-type="string" office:string-value="wtsalfd,  null,  null, 51, 3,  null,  null,  null =&gt; wtsalfd // Dead Salamander" calcext:value-type="string">
            <text:p>wtsalfd, <text:s/>null, <text:s/>null, 51, 3, <text:s/>null, <text:s/>null, <text:s/>null =&gt; wtsalfd // Dead Salamander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, &quot;;[$creature.$H595];&quot; =&gt; &quot;;[$creature.$A595];&quot; // &quot;;[$creature.$I595])" office:value-type="string" office:string-value="wtsnotro, 1,  null, 51, 5,  null,  null,  null =&gt; wtsnotro // Snow Troll" calcext:value-type="string">
            <text:p>wtsnotro, 1, <text:s/>null, 51, 5, <text:s/>null, <text:s/>null, <text:s/>null =&gt; wtsnotro // Snow Troll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, &quot;;[$creature.$H596];&quot; =&gt; &quot;;[$creature.$A596];&quot; // &quot;;[$creature.$I596])" office:value-type="string" office:string-value="wtyeti, 1,  null, 34, 5,  null,  null,  null =&gt; wtyeti // Glacier Yeti" calcext:value-type="string">
            <text:p>wtyeti, 1, <text:s/>null, 34, 5, <text:s/>null, <text:s/>null, <text:s/>null =&gt; wtyeti // Glacier Yeti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, &quot;;[$creature.$H597];&quot; =&gt; &quot;;[$creature.$A597];&quot; // &quot;;[$creature.$I597])" office:value-type="string" office:string-value="wyrm, 1,  null,  null,  null,  null,  null,  null =&gt; wyrm // White Wyrm" calcext:value-type="string">
            <text:p>wyrm, 1, <text:s/>null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, &quot;;[$creature.$H598];&quot; =&gt; &quot;;[$creature.$A598];&quot; // &quot;;[$creature.$I598])" office:value-type="string" office:string-value="wyvern, 1,  null,  null,  null,  null,  null,  null =&gt; wyvern // Wyvern" calcext:value-type="string">
            <text:p>wyvern, 1, <text:s/>null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, &quot;;[$creature.$H599];&quot; =&gt; &quot;;[$creature.$A599];&quot; // &quot;;[$creature.$I599])" office:value-type="string" office:string-value="wyvmat,  null, 2,  null,  null,  null,  null,  null =&gt; wyvmat // Wyvern Matron" calcext:value-type="string">
            <text:p>wyvmat, <text:s/>null, 2, <text:s/>null, <text:s/>null, <text:s/>null, <text:s/>null, <text:s/>null =&gt; wyvmat // Wyvern Matron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, &quot;;[$creature.$H600];&quot; =&gt; &quot;;[$creature.$A600];&quot; // &quot;;[$creature.$I600])" office:value-type="string" office:string-value="xactile,  null,  null, 19, 255, 169,  null,  null =&gt; xactile // Xactile" calcext:value-type="string">
            <text:p>xactile, <text:s/>null, <text:s/>null, 19, 255, 169, <text:s/>null, <text:s/>null =&gt; xactile // Xactil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, &quot;;[$creature.$H601];&quot; =&gt; &quot;;[$creature.$A601];&quot; // &quot;;[$creature.$I601])" office:value-type="string" office:string-value="yuaewax, 1,  null, 51,  null,  null,  null,  null =&gt; yuaewax // Yuan-ti Elite" calcext:value-type="string">
            <text:p>yuaewax, 1, <text:s/>null, 51, <text:s/>null, <text:s/>null, <text:s/>null, <text:s/>null =&gt; yuaewax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, &quot;;[$creature.$H602];&quot; =&gt; &quot;;[$creature.$A602];&quot; // &quot;;[$creature.$I602])" office:value-type="string" office:string-value="yuaewbl, 1,  null, 51,  null,  null,  null,  null =&gt; yuaewbl // Yuan-ti Elite" calcext:value-type="string">
            <text:p>yuaewbl, 1, <text:s/>null, 51, <text:s/>null, <text:s/>null, <text:s/>null, <text:s/>null =&gt; yuaewbl // Yuan-ti Elit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, &quot;;[$creature.$H603];&quot; =&gt; &quot;;[$creature.$A603];&quot; // &quot;;[$creature.$I603])" office:value-type="string" office:string-value="yuaewbo, 1,  null,  null,  null,  null,  null,  null =&gt; yuaewbo // Yuan-ti Elite" calcext:value-type="string">
            <text:p>yuaewbo, 1, <text:s/>null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, &quot;;[$creature.$H604];&quot; =&gt; &quot;;[$creature.$A604];&quot; // &quot;;[$creature.$I604])" office:value-type="string" office:string-value="yuaewsw, 1,  null, 51,  null,  null,  null,  null =&gt; yuaewsw // Yuan-ti Elite" calcext:value-type="string">
            <text:p>yuaewsw, 1, <text:s/>null, 51, <text:s/>null, <text:s/>null, <text:s/>null, <text:s/>null =&gt; yuaewsw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, &quot;;[$creature.$H605];&quot; =&gt; &quot;;[$creature.$A605];&quot; // &quot;;[$creature.$I605])" office:value-type="string" office:string-value="yuanmag, 1,  null,  null,  null,  null,  null,  null =&gt; yuanmag // Yuan-ti Mage" calcext:value-type="string">
            <text:p>yuanmag, 1, <text:s/>null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, &quot;;[$creature.$H606];&quot; =&gt; &quot;;[$creature.$A606];&quot; // &quot;;[$creature.$I606])" office:value-type="string" office:string-value="yuanti, 1,  null, 51,  null,  null,  null,  null =&gt; yuanti // Yuan-ti" calcext:value-type="string">
            <text:p>yuanti, 1, <text:s/>null, 51, <text:s/>null, <text:s/>null, <text:s/>null, <text:s/>null =&gt; yuanti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, &quot;;[$creature.$H607];&quot; =&gt; &quot;;[$creature.$A607];&quot; // &quot;;[$creature.$I607])" office:value-type="string" office:string-value="yuantie, 1,  null, 51,  null,  null,  null,  null =&gt; yuantie // Yuan-ti Elite" calcext:value-type="string">
            <text:p>yuantie, 1, <text:s/>null, 51, <text:s/>null, <text:s/>null, <text:s/>null, <text:s/>null =&gt; yuantie // Yuan-ti Elite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, &quot;;[$creature.$H608];&quot; =&gt; &quot;;[$creature.$A608];&quot; // &quot;;[$creature.$I608])" office:value-type="string" office:string-value="yuantip, 1,  null,  null,  null,  null, 3,  null =&gt; yuantip // Yuan-ti Priest" calcext:value-type="string">
            <text:p>yuantip, 1, <text:s/>null, <text:s/>null, <text:s/>null, <text:s/>null, 3, <text:s/>null =&gt; yuantip // Yuan-ti Priest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, &quot;;[$creature.$H609];&quot; =&gt; &quot;;[$creature.$A609];&quot; // &quot;;[$creature.$I609])" office:value-type="string" office:string-value="yuanwax, 1,  null, 51,  null,  null,  null,  null =&gt; yuanwax // Yuan-ti" calcext:value-type="string">
            <text:p>yuanwax, 1, <text:s/>null, 51, <text:s/>null, <text:s/>null, <text:s/>null, <text:s/>null =&gt; yuanwax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, &quot;;[$creature.$H610];&quot; =&gt; &quot;;[$creature.$A610];&quot; // &quot;;[$creature.$I610])" office:value-type="string" office:string-value="yuanwbi, 1,  null, 51,  null,  null,  null,  null =&gt; yuanwbi // Yuan-ti" calcext:value-type="string">
            <text:p>yuanwbi, 1, <text:s/>null, 51, <text:s/>null, <text:s/>null, <text:s/>null, <text:s/>null =&gt; yuanwbi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, &quot;;[$creature.$H611];&quot; =&gt; &quot;;[$creature.$A611];&quot; // &quot;;[$creature.$I611])" office:value-type="string" office:string-value="yuanwsw, 1,  null, 51,  null,  null,  null,  null =&gt; yuanwsw // Yuan-ti" calcext:value-type="string">
            <text:p>yuanwsw, 1, <text:s/>null, 51, <text:s/>null, <text:s/>null, <text:s/>null, <text:s/>null =&gt; yuanwsw // Yuan-ti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, &quot;;[$creature.$H612];&quot; =&gt; &quot;;[$creature.$A612];&quot; // &quot;;[$creature.$I612])" office:value-type="string" office:string-value="yuaxdin, 1,  null, 51,  null,  null,  null,  null =&gt; yuaxdin // Yuan-ti" calcext:value-type="string">
            <text:p>yuaxdin, 1, <text:s/>null, 51, <text:s/>null, <text:s/>null, <text:s/>null, <text:s/>null =&gt; yuax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, &quot;;[$creature.$H613];&quot; =&gt; &quot;;[$creature.$A613];&quot; // &quot;;[$creature.$I613])" office:value-type="string" office:string-value="yubldin, 1,  null, 51,  null,  null,  null,  null =&gt; yubldin // Yuan-ti" calcext:value-type="string">
            <text:p>yubldin, 1, <text:s/>null, 51, <text:s/>null, <text:s/>null, <text:s/>null, <text:s/>null =&gt; yubldin // Yuan-ti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, &quot;;[$creature.$H614];&quot; =&gt; &quot;;[$creature.$A614];&quot; // &quot;;[$creature.$I614])" office:value-type="string" office:string-value="yuchamp, 1,  null,  null,  null,  null,  null,  null =&gt; yuchamp // Yuan-Ti Champion" calcext:value-type="string">
            <text:p>yuchamp, 1, <text:s/>null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, &quot;;[$creature.$H615];&quot; =&gt; &quot;;[$creature.$A615];&quot; // &quot;;[$creature.$I615])" office:value-type="string" office:string-value="yuswdin, 1,  null, 51,  null,  null,  null,  null =&gt; yuswdin // Yuan-ti" calcext:value-type="string">
            <text:p>yuswdin, 1, <text:s/>null, 51, <text:s/>null, <text:s/>null, <text:s/>null, <text:s/>null =&gt; yuswdin // Yuan-ti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, &quot;;[$creature.$H616];&quot; =&gt; &quot;;[$creature.$A616];&quot; // &quot;;[$creature.$I616])" office:value-type="string" office:string-value="yxungirl,  null,  null,  null, 255, 164,  null,  null =&gt; yxungirl // Odd Little Girl" calcext:value-type="string">
            <text:p>yxungirl, <text:s/>null, <text:s/>null, <text:s/>null, 255, 164, <text:s/>null, <text:s/>null =&gt; yxungirl // Odd Little Girl</text:p>
          </table:table-cell>
        </table:table-row>
        <table:table-row table:style-name="ro3">
          <table:table-cell table:formula="of:=CONCATENATE([$creature.$A617];&quot;, &quot;;[$creature.$B617];&quot;, &quot;;[$creature.$C617];&quot;, &quot;;[$creature.$D617];&quot;, &quot;;[$creature.$E617];&quot;, &quot;;[$creature.$F617];&quot;, &quot;;[$creature.$G617];&quot;, &quot;;[$creature.$H617];&quot; =&gt; &quot;;[$creature.$A617];&quot; // &quot;;[$creature.$I617])" office:value-type="string" office:string-value="zombie,  null,  null, 34,  null,  null,  null,  null =&gt; zombie // Zombie" calcext:value-type="string">
            <text:p>zombie, <text:s/>null, <text:s/>null, 34, <text:s/>null, <text:s/>null, <text:s/>null, <text:s/>null =&gt; zombie // Zombie</text:p>
          </table:table-cell>
        </table:table-row>
        <table:table-row table:style-name="ro3">
          <table:table-cell table:formula="of:=CONCATENATE([$creature.$A618];&quot;, &quot;;[$creature.$B618];&quot;, &quot;;[$creature.$C618];&quot;, &quot;;[$creature.$D618];&quot;, &quot;;[$creature.$E618];&quot;, &quot;;[$creature.$F618];&quot;, &quot;;[$creature.$G618];&quot;, &quot;;[$creature.$H618];&quot; =&gt; &quot;;[$creature.$A618];&quot; // &quot;;[$creature.$I618])" office:value-type="string" office:string-value="zombie2,  null,  null, 34,  null,  null,  null,  null =&gt; zombie2 // Zombie" calcext:value-type="string">
            <text:p>zombie2, <text:s/>null, <text:s/>null, 34, <text:s/>null, <text:s/>null, <text:s/>null, <text:s/>null =&gt; zombie2 //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7" table:default-cell-style-name="ce12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2"/>
        <table:table-column table:style-name="co15" table:default-cell-style-name="ce32"/>
        <table:table-column table:style-name="co5" table:number-columns-repeated="1015" table:default-cell-style-name="ce32"/>
        <table:table-row table:style-name="ro1">
          <table:table-cell table:style-name="ce11" office:value-type="string" calcext:value-type="string">
            <text:p>file</text:p>
          </table:table-cell>
          <table:table-cell table:style-name="ce23" office:value-type="string" calcext:value-type="string">
            <text:p>magical</text:p>
          </table:table-cell>
          <table:table-cell table:style-name="ce23" office:value-type="string" calcext:value-type="string">
            <text:p>enchantment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price</text:p>
          </table:table-cell>
          <table:table-cell table:style-name="ce23" office:value-type="string" calcext:value-type="string">
            <text:p>weapon speed</text:p>
          </table:table-cell>
          <table:table-cell table:style-name="ce23" office:value-type="string" calcext:value-type="string">
            <text:p>item type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Notes</text:p>
          </table:table-cell>
          <table:table-cell table:style-name="ce26" table:number-columns-repeated="1014"/>
          <table:table-cell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ne Talis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ub6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m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sl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o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ol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g2-20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ire giant's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orge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hast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as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lysy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egole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ron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ron golem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ba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labac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 Amul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uradek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m1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q2-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ato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ck of Potato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Stone 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z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tainer of Razorvine Extra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mor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i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r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fla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l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esser 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ow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1h0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astard Sword +1, +3 vs. Shapeshifters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hel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Geddi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Gil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Err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4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Zier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cwi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ld wigh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g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wy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oul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ylfin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ylfdene's Tribal Insign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14in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f6a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j6sp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6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1:item.A1048576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office:forms form:automatic-focus="false" form:apply-design-mode="false"/>
        <table:table-column table:style-name="co16" table:default-cell-style-name="Default"/>
        <table:table-row table:style-name="ro3">
          <table:table-cell table:formula="of:=CONCATENATE(;&quot;  &quot;;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  file, magical, enchantment, weight, price, weapon speed, item type =&gt; file // Name" calcext:value-type="string">
            <text:p><text:s text:c="2"/>file, magical, enchantment, weight, price, weapon speed, item type =&gt; file // Name</text:p>
          </table:table-cell>
        </table:table-row>
        <table:table-row table:style-name="ro3">
          <table:table-cell table:formula="of:=CONCATENATE(;&quot;  &quot;;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  bagh01, 1, null, null, null, null, null =&gt; bagh01 // Bag of Holding" calcext:value-type="string">
            <text:p><text:s text:c="2"/>bagh01, 1, null, null, null, null, null =&gt; bagh01 // Bag of Holding</text:p>
          </table:table-cell>
        </table:table-row>
        <table:table-row table:style-name="ro3">
          <table:table-cell table:formula="of:=CONCATENATE(;&quot;  &quot;;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  bagh02, 1, null, null, null, null, null =&gt; bagh02 // Bag of Holding" calcext:value-type="string">
            <text:p><text:s text:c="2"/>bagh02, 1, null, null, null, null, null =&gt; bagh02 // Bag of Holding</text:p>
          </table:table-cell>
        </table:table-row>
        <table:table-row table:style-name="ro3">
          <table:table-cell table:formula="of:=CONCATENATE(;&quot;  &quot;;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  blun01, null, null, null, 2, null, null =&gt; blun01 // Club" calcext:value-type="string">
            <text:p><text:s text:c="2"/>blun01, null, null, null, 2, null, null =&gt; blun01 // Club</text:p>
          </table:table-cell>
        </table:table-row>
        <table:table-row table:style-name="ro3">
          <table:table-cell table:formula="of:=CONCATENATE(;&quot;  &quot;;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  boneam, null, null, 3, null, null, null =&gt; boneam // Bone Talisman" calcext:value-type="string">
            <text:p><text:s text:c="2"/>boneam, null, null, 3, null, null, null =&gt; boneam // Bone Talisman</text:p>
          </table:table-cell>
        </table:table-row>
        <table:table-row table:style-name="ro3">
          <table:table-cell table:formula="of:=CONCATENATE(;&quot;  &quot;;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  book39, null, null, 2, null, null, null =&gt; book39 // History of the Drow II" calcext:value-type="string">
            <text:p><text:s text:c="2"/>book39, null, null, 2, null, null, null =&gt; book39 // History of the Drow II</text:p>
          </table:table-cell>
        </table:table-row>
        <table:table-row table:style-name="ro3">
          <table:table-cell table:formula="of:=CONCATENATE(;&quot;  &quot;;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  cairn, null, null, null, null, 6, null =&gt; cairn // Cairn Blade" calcext:value-type="string">
            <text:p><text:s text:c="2"/>cairn, null, null, null, null, 6, null =&gt; cairn // Cairn Blade</text:p>
          </table:table-cell>
        </table:table-row>
        <table:table-row table:style-name="ro3">
          <table:table-cell table:formula="of:=CONCATENATE(;&quot;  &quot;;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  club6-24, 1, 2, null, null, null, null =&gt; club6-24 // &lt;invalid strref -1&gt;" calcext:value-type="string">
            <text:p><text:s text:c="2"/>club6-24, 1, 2, null, null, null, null =&gt; club6-24 // &lt;invalid strref -1&gt;</text:p>
          </table:table-cell>
        </table:table-row>
        <table:table-row table:style-name="ro3">
          <table:table-cell table:formula="of:=CONCATENATE(;&quot;  &quot;;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  cwmjell, 1, 1, null, null, null, null =&gt; cwmjell // attack" calcext:value-type="string">
            <text:p><text:s text:c="2"/>cwmjell, 1, 1, null, null, null, null =&gt; cwmjell // attack</text:p>
          </table:table-cell>
        </table:table-row>
        <table:table-row table:style-name="ro3">
          <table:table-cell table:formula="of:=CONCATENATE(;&quot;  &quot;;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  cwojell, 1, 1, null, null, null, null =&gt; cwojell // attack" calcext:value-type="string">
            <text:p><text:s text:c="2"/>cwojell, 1, 1, null, null, null, null =&gt; cwojell // attack</text:p>
          </table:table-cell>
        </table:table-row>
        <table:table-row table:style-name="ro3">
          <table:table-cell table:formula="of:=CONCATENATE(;&quot;  &quot;;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  cwoslim, 1, 1, null, null, null, null =&gt; cwoslim // attack" calcext:value-type="string">
            <text:p><text:s text:c="2"/>cwoslim, 1, 1, null, null, null, null =&gt; cwoslim // attack</text:p>
          </table:table-cell>
        </table:table-row>
        <table:table-row table:style-name="ro3">
          <table:table-cell table:formula="of:=CONCATENATE(;&quot;  &quot;;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  decasta, null, null, 0, null, null, 26 =&gt; decasta // Decastave" calcext:value-type="string">
            <text:p><text:s text:c="2"/>decasta, null, null, 0, null, null, 26 =&gt; decasta // Decastave</text:p>
          </table:table-cell>
        </table:table-row>
        <table:table-row table:style-name="ro3">
          <table:table-cell table:formula="of:=CONCATENATE(;&quot;  &quot;;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  dver, null, null, null, 1, null, 0 =&gt; dver // Dver's Note" calcext:value-type="string">
            <text:p><text:s text:c="2"/>dver, null, null, null, 1, null, 0 =&gt; dver // Dver's Note</text:p>
          </table:table-cell>
        </table:table-row>
        <table:table-row table:style-name="ro3">
          <table:table-cell table:formula="of:=CONCATENATE(;&quot;  &quot;;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  eidanrng, 0, null, null, null, null, null =&gt; eidanrng // Eidan's Legacy Ring" calcext:value-type="string">
            <text:p><text:s text:c="2"/>eidanrng, 0, null, null, null, null, null =&gt; eidanrng // Eidan's Legacy Ring</text:p>
          </table:table-cell>
        </table:table-row>
        <table:table-row table:style-name="ro3">
          <table:table-cell table:formula="of:=CONCATENATE(;&quot;  &quot;;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  fblade, 0, 0, null, null, null, 20 =&gt; fblade // Flame Blade" calcext:value-type="string">
            <text:p><text:s text:c="2"/>fblade, 0, 0, null, null, null, 20 =&gt; fblade // Flame Blade</text:p>
          </table:table-cell>
        </table:table-row>
        <table:table-row table:style-name="ro3">
          <table:table-cell table:formula="of:=CONCATENATE(;&quot;  &quot;;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  fbolt, 1, 3, null, null, null, null =&gt; fbolt // bolt" calcext:value-type="string">
            <text:p><text:s text:c="2"/>fbolt, 1, 3, null, null, null, null =&gt; fbolt // bolt</text:p>
          </table:table-cell>
        </table:table-row>
        <table:table-row table:style-name="ro3">
          <table:table-cell table:formula="of:=CONCATENATE(;&quot;  &quot;;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  fele1-8, 1, 4, null, null, null, null =&gt; fele1-8 // Skull" calcext:value-type="string">
            <text:p><text:s text:c="2"/>fele1-8, 1, 4, null, null, null, null =&gt; fele1-8 // Skull</text:p>
          </table:table-cell>
        </table:table-row>
        <table:table-row table:style-name="ro3">
          <table:table-cell table:formula="of:=CONCATENATE(;&quot;  &quot;;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  fg2-20c, 1, 3, null, null, null, null =&gt; fg2-20c // fire giant's hammer" calcext:value-type="string">
            <text:p><text:s text:c="2"/>fg2-20c, 1, 3, null, null, null, null =&gt; fg2-20c // fire giant's hammer</text:p>
          </table:table-cell>
        </table:table-row>
        <table:table-row table:style-name="ro3">
          <table:table-cell table:formula="of:=CONCATENATE(;&quot;  &quot;;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  fkey, null, null, null, 1, null, null =&gt; fkey // Forge Key" calcext:value-type="string">
            <text:p><text:s text:c="2"/>fkey, null, null, null, 1, null, null =&gt; fkey // Forge Key</text:p>
          </table:table-cell>
        </table:table-row>
        <table:table-row table:style-name="ro3">
          <table:table-cell table:formula="of:=CONCATENATE(;&quot;  &quot;;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  ghast1, 1, 1, null, null, null, null =&gt; ghast1 // ghast weapon" calcext:value-type="string">
            <text:p><text:s text:c="2"/>ghast1, 1, 1, null, null, null, null =&gt; ghast1 // ghast weapon</text:p>
          </table:table-cell>
        </table:table-row>
        <table:table-row table:style-name="ro3">
          <table:table-cell table:formula="of:=CONCATENATE(;&quot;  &quot;;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  holysym, null, null, null, 1, null, null =&gt; holysym // Holy Symbol" calcext:value-type="string">
            <text:p><text:s text:c="2"/>holysym, null, null, null, 1, null, null =&gt; holysym // Holy Symbol</text:p>
          </table:table-cell>
        </table:table-row>
        <table:table-row table:style-name="ro3">
          <table:table-cell table:formula="of:=CONCATENATE(;&quot;  &quot;;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  icegolem, 1, 4, null, null, null, null =&gt; icegolem // &lt;invalid strref -1&gt;" calcext:value-type="string">
            <text:p><text:s text:c="2"/>icegolem, 1, 4, null, null, null, null =&gt; icegolem // &lt;invalid strref -1&gt;</text:p>
          </table:table-cell>
        </table:table-row>
        <table:table-row table:style-name="ro3">
          <table:table-cell table:formula="of:=CONCATENATE(;&quot;  &quot;;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  ironman, 1, 4, null, null, null, null =&gt; ironman // iron golem weapon" calcext:value-type="string">
            <text:p><text:s text:c="2"/>ironman, 1, 4, null, null, null, null =&gt; ironman // iron golem weapon</text:p>
          </table:table-cell>
        </table:table-row>
        <table:table-row table:style-name="ro3">
          <table:table-cell table:formula="of:=CONCATENATE(;&quot;  &quot;;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  kalabac, null, null, null, 1, null, null =&gt; kalabac // Kalabac's Journal" calcext:value-type="string">
            <text:p><text:s text:c="2"/>kalabac, null, null, null, 1, null, null =&gt; kalabac // Kalabac's Journal</text:p>
          </table:table-cell>
        </table:table-row>
        <table:table-row table:style-name="ro3">
          <table:table-cell table:formula="of:=CONCATENATE(;&quot;  &quot;;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  king, 0, null, null, null, null, null =&gt; king // Winter King's Plate" calcext:value-type="string">
            <text:p><text:s text:c="2"/>king, 0, null, null, null, null, null =&gt; king // Winter King's Plate</text:p>
          </table:table-cell>
        </table:table-row>
        <table:table-row table:style-name="ro3">
          <table:table-cell table:formula="of:=CONCATENATE(;&quot;  &quot;;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  mielikk, null, null, null, null, 4, null =&gt; mielikk // Cradle of Mielikki" calcext:value-type="string">
            <text:p><text:s text:c="2"/>mielikk, null, null, null, null, 4, null =&gt; mielikk // Cradle of Mielikki</text:p>
          </table:table-cell>
        </table:table-row>
        <table:table-row table:style-name="ro3">
          <table:table-cell table:formula="of:=CONCATENATE(;&quot;  &quot;;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  mirror, null, null, null, 1, null, null =&gt; mirror // Mirror of Black Ice" calcext:value-type="string">
            <text:p><text:s text:c="2"/>mirror, null, null, null, 1, null, null =&gt; mirror // Mirror of Black Ice</text:p>
          </table:table-cell>
        </table:table-row>
        <table:table-row table:style-name="ro3">
          <table:table-cell table:formula="of:=CONCATENATE(;&quot;  &quot;;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  mirror2, null, null, null, 1, null, null =&gt; mirror2 // Mirror of Black Ice Amulet" calcext:value-type="string">
            <text:p><text:s text:c="2"/>mirror2, null, null, null, 1, null, null =&gt; mirror2 // Mirror of Black Ice Amulet</text:p>
          </table:table-cell>
        </table:table-row>
        <table:table-row table:style-name="ro3">
          <table:table-cell table:formula="of:=CONCATENATE(;&quot;  &quot;;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  misc75, null, 2, null, null, null, null =&gt; misc75 // Dagger of Venom" calcext:value-type="string">
            <text:p><text:s text:c="2"/>misc75, null, 2, null, null, null, null =&gt; misc75 // Dagger of Venom</text:p>
          </table:table-cell>
        </table:table-row>
        <table:table-row table:style-name="ro3">
          <table:table-cell table:formula="of:=CONCATENATE(;&quot;  &quot;;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  mjourn, null, null, null, 1, null, null =&gt; mjourn // Maluradek's Journal" calcext:value-type="string">
            <text:p><text:s text:c="2"/>mjourn, null, null, null, 1, null, null =&gt; mjourn // Maluradek's Journal</text:p>
          </table:table-cell>
        </table:table-row>
        <table:table-row table:style-name="ro3">
          <table:table-cell table:formula="of:=CONCATENATE(;&quot;  &quot;;[$item.$A31];&quot;, &quot;;[$item.$B31];&quot;, &quot;;[$item.$C31];&quot;, &quot;;[$item.$D31];&quot;, &quot;;[$item.$E31];&quot;, &quot;;[$item.$F31];&quot;, &quot;;[$item.$G31];&quot; =&gt; &quot;;[$item.$A31];&quot; // &quot;;[$item.$H31])" office:value-type="string" office:string-value="  msword, 1, 2, null, null, null, null =&gt; msword // Mordenkainen's Sword" calcext:value-type="string">
            <text:p><text:s text:c="2"/>msword, 1, 2, null, null, null, null =&gt; msword // Mordenkainen's Sword</text:p>
          </table:table-cell>
        </table:table-row>
        <table:table-row table:style-name="ro3">
          <table:table-cell table:formula="of:=CONCATENATE(;&quot;  &quot;;[$item.$A32];&quot;, &quot;;[$item.$B32];&quot;, &quot;;[$item.$C32];&quot;, &quot;;[$item.$D32];&quot;, &quot;;[$item.$E32];&quot;, &quot;;[$item.$F32];&quot;, &quot;;[$item.$G32];&quot; =&gt; &quot;;[$item.$A32];&quot; // &quot;;[$item.$H32])" office:value-type="string" office:string-value="  mum1-12, 1, 2, null, null, null, null =&gt; mum1-12 // &lt;invalid strref -1&gt;" calcext:value-type="string">
            <text:p><text:s text:c="2"/>mum1-12, 1, 2, null, null, null, null =&gt; mum1-12 // &lt;invalid strref -1&gt;</text:p>
          </table:table-cell>
        </table:table-row>
        <table:table-row table:style-name="ro3">
          <table:table-cell table:formula="of:=CONCATENATE(;&quot;  &quot;;[$item.$A33];&quot;, &quot;;[$item.$B33];&quot;, &quot;;[$item.$C33];&quot;, &quot;;[$item.$D33];&quot;, &quot;;[$item.$E33];&quot;, &quot;;[$item.$F33];&quot;, &quot;;[$item.$G33];&quot; =&gt; &quot;;[$item.$A33];&quot; // &quot;;[$item.$H33])" office:value-type="string" office:string-value="  poq2-16, 1, 5, null, null, null, null =&gt; poq2-16 // &lt;invalid strref -1&gt;" calcext:value-type="string">
            <text:p><text:s text:c="2"/>poq2-16, 1, 5, null, null, null, null =&gt; poq2-16 // &lt;invalid strref -1&gt;</text:p>
          </table:table-cell>
        </table:table-row>
        <table:table-row table:style-name="ro3">
          <table:table-cell table:formula="of:=CONCATENATE(;&quot;  &quot;;[$item.$A34];&quot;, &quot;;[$item.$B34];&quot;, &quot;;[$item.$C34];&quot;, &quot;;[$item.$D34];&quot;, &quot;;[$item.$E34];&quot;, &quot;;[$item.$F34];&quot;, &quot;;[$item.$G34];&quot; =&gt; &quot;;[$item.$A34];&quot; // &quot;;[$item.$H34])" office:value-type="string" office:string-value="  portrait, null, null, null, null, null, 0 =&gt; portrait // Portrait of Marketh" calcext:value-type="string">
            <text:p><text:s text:c="2"/>portrait, null, null, null, null, null, 0 =&gt; portrait // Portrait of Marketh</text:p>
          </table:table-cell>
        </table:table-row>
        <table:table-row table:style-name="ro3">
          <table:table-cell table:formula="of:=CONCATENATE(;&quot;  &quot;;[$item.$A35];&quot;, &quot;;[$item.$B35];&quot;, &quot;;[$item.$C35];&quot;, &quot;;[$item.$D35];&quot;, &quot;;[$item.$E35];&quot;, &quot;;[$item.$F35];&quot;, &quot;;[$item.$G35];&quot; =&gt; &quot;;[$item.$A35];&quot; // &quot;;[$item.$H35])" office:value-type="string" office:string-value="  potatoes, null, null, null, 1, null, null =&gt; potatoes // Sack of Potatoes" calcext:value-type="string">
            <text:p><text:s text:c="2"/>potatoes, null, null, null, 1, null, null =&gt; potatoes // Sack of Potatoes</text:p>
          </table:table-cell>
        </table:table-row>
        <table:table-row table:style-name="ro3">
          <table:table-cell table:formula="of:=CONCATENATE(;&quot;  &quot;;[$item.$A36];&quot;, &quot;;[$item.$B36];&quot;, &quot;;[$item.$C36];&quot;, &quot;;[$item.$D36];&quot;, &quot;;[$item.$E36];&quot;, &quot;;[$item.$F36];&quot;, &quot;;[$item.$G36];&quot; =&gt; &quot;;[$item.$A36];&quot; // &quot;;[$item.$H36])" office:value-type="string" office:string-value="  potn41, null, null, 1, null, null, null =&gt; potn41 // Potion of Power" calcext:value-type="string">
            <text:p><text:s text:c="2"/>potn41, null, null, 1, null, null, null =&gt; potn41 // Potion of Power</text:p>
          </table:table-cell>
        </table:table-row>
        <table:table-row table:style-name="ro3">
          <table:table-cell table:formula="of:=CONCATENATE(;&quot;  &quot;;[$item.$A37];&quot;, &quot;;[$item.$B37];&quot;, &quot;;[$item.$C37];&quot;, &quot;;[$item.$D37];&quot;, &quot;;[$item.$E37];&quot;, &quot;;[$item.$F37];&quot;, &quot;;[$item.$G37];&quot; =&gt; &quot;;[$item.$A37];&quot; // &quot;;[$item.$H37])" office:value-type="string" office:string-value="  potn46, null, null, 1, null, null, null =&gt; potn46 // Potion of Stone Form" calcext:value-type="string">
            <text:p><text:s text:c="2"/>potn46, null, null, 1, null, null, null =&gt; potn46 // Potion of Stone Form</text:p>
          </table:table-cell>
        </table:table-row>
        <table:table-row table:style-name="ro3">
          <table:table-cell table:formula="of:=CONCATENATE(;&quot;  &quot;;[$item.$A38];&quot;, &quot;;[$item.$B38];&quot;, &quot;;[$item.$C38];&quot;, &quot;;[$item.$D38];&quot;, &quot;;[$item.$E38];&quot;, &quot;;[$item.$F38];&quot;, &quot;;[$item.$G38];&quot; =&gt; &quot;;[$item.$A38];&quot; // &quot;;[$item.$H38])" office:value-type="string" office:string-value="  presdag, null, 2, null, null, null, null =&gt; presdag // Presio's Dagger" calcext:value-type="string">
            <text:p><text:s text:c="2"/>presdag, null, 2, null, null, null, null =&gt; presdag // Presio's Dagger</text:p>
          </table:table-cell>
        </table:table-row>
        <table:table-row table:style-name="ro3">
          <table:table-cell table:formula="of:=CONCATENATE(;&quot;  &quot;;[$item.$A39];&quot;, &quot;;[$item.$B39];&quot;, &quot;;[$item.$C39];&quot;, &quot;;[$item.$D39];&quot;, &quot;;[$item.$E39];&quot;, &quot;;[$item.$F39];&quot;, &quot;;[$item.$G39];&quot; =&gt; &quot;;[$item.$A39];&quot; // &quot;;[$item.$H39])" office:value-type="string" office:string-value="  razor, null, null, null, 1, null, null =&gt; razor // Container of Razorvine Extract" calcext:value-type="string">
            <text:p><text:s text:c="2"/>razor, null, null, null, 1, null, null =&gt; razor // Container of Razorvine Extract</text:p>
          </table:table-cell>
        </table:table-row>
        <table:table-row table:style-name="ro3">
          <table:table-cell table:formula="of:=CONCATENATE(;&quot;  &quot;;[$item.$A40];&quot;, &quot;;[$item.$B40];&quot;, &quot;;[$item.$C40];&quot;, &quot;;[$item.$D40];&quot;, &quot;;[$item.$E40];&quot;, &quot;;[$item.$F40];&quot;, &quot;;[$item.$G40];&quot; =&gt; &quot;;[$item.$A40];&quot; // &quot;;[$item.$H40])" office:value-type="string" office:string-value="  remorha, 1, 3, null, null, null, null =&gt; remorha // &lt;invalid strref -1&gt;" calcext:value-type="string">
            <text:p><text:s text:c="2"/>remorha, 1, 3, null, null, null, null =&gt; remorha // &lt;invalid strref -1&gt;</text:p>
          </table:table-cell>
        </table:table-row>
        <table:table-row table:style-name="ro3">
          <table:table-cell table:formula="of:=CONCATENATE(;&quot;  &quot;;[$item.$A41];&quot;, &quot;;[$item.$B41];&quot;, &quot;;[$item.$C41];&quot;, &quot;;[$item.$D41];&quot;, &quot;;[$item.$E41];&quot;, &quot;;[$item.$F41];&quot;, &quot;;[$item.$G41];&quot; =&gt; &quot;;[$item.$A41];&quot; // &quot;;[$item.$H41])" office:value-type="string" office:string-value="  salfire, 1, 3, null, null, null, null =&gt; salfire // &lt;invalid strref -1&gt;" calcext:value-type="string">
            <text:p><text:s text:c="2"/>salfire, 1, 3, null, null, null, null =&gt; salfire // &lt;invalid strref -1&gt;</text:p>
          </table:table-cell>
        </table:table-row>
        <table:table-row table:style-name="ro3">
          <table:table-cell table:formula="of:=CONCATENATE(;&quot;  &quot;;[$item.$A42];&quot;, &quot;;[$item.$B42];&quot;, &quot;;[$item.$C42];&quot;, &quot;;[$item.$D42];&quot;, &quot;;[$item.$E42];&quot;, &quot;;[$item.$F42];&quot;, &quot;;[$item.$G42];&quot; =&gt; &quot;;[$item.$A42];&quot; // &quot;;[$item.$H42])" office:value-type="string" office:string-value="  salfros, 1, 3, null, null, null, null =&gt; salfros // &lt;invalid strref -1&gt;" calcext:value-type="string">
            <text:p><text:s text:c="2"/>salfros, 1, 3, null, null, null, null =&gt; salfros // &lt;invalid strref -1&gt;</text:p>
          </table:table-cell>
        </table:table-row>
        <table:table-row table:style-name="ro3">
          <table:table-cell table:formula="of:=CONCATENATE(;&quot;  &quot;;[$item.$A43];&quot;, &quot;;[$item.$B43];&quot;, &quot;;[$item.$C43];&quot;, &quot;;[$item.$D43];&quot;, &quot;;[$item.$E43];&quot;, &quot;;[$item.$F43];&quot;, &quot;;[$item.$G43];&quot; =&gt; &quot;;[$item.$A43];&quot; // &quot;;[$item.$H43])" office:value-type="string" office:string-value="  scrnote, null, null, null, null, null, 0 =&gt; scrnote // Scribbled Note" calcext:value-type="string">
            <text:p><text:s text:c="2"/>scrnote, null, null, null, null, null, 0 =&gt; scrnote // Scribbled Note</text:p>
          </table:table-cell>
        </table:table-row>
        <table:table-row table:style-name="ro3">
          <table:table-cell table:formula="of:=CONCATENATE(;&quot;  &quot;;[$item.$A44];&quot;, &quot;;[$item.$B44];&quot;, &quot;;[$item.$C44];&quot;, &quot;;[$item.$D44];&quot;, &quot;;[$item.$E44];&quot;, &quot;;[$item.$F44];&quot;, &quot;;[$item.$G44];&quot; =&gt; &quot;;[$item.$A44];&quot; // &quot;;[$item.$H44])" office:value-type="string" office:string-value="  sflail, 1, 3, null, null, null, null =&gt; sflail // flail" calcext:value-type="string">
            <text:p><text:s text:c="2"/>sflail, 1, 3, null, null, null, null =&gt; sflail // flail</text:p>
          </table:table-cell>
        </table:table-row>
        <table:table-row table:style-name="ro3">
          <table:table-cell table:formula="of:=CONCATENATE(;&quot;  &quot;;[$item.$A45];&quot;, &quot;;[$item.$B45];&quot;, &quot;;[$item.$C45];&quot;, &quot;;[$item.$D45];&quot;, &quot;;[$item.$E45];&quot;, &quot;;[$item.$F45];&quot;, &quot;;[$item.$G45];&quot; =&gt; &quot;;[$item.$A45];&quot; // &quot;;[$item.$H45])" office:value-type="string" office:string-value="  shadless, 1, 1, null, null, null, null =&gt; shadless // lesser shadow weapon" calcext:value-type="string">
            <text:p><text:s text:c="2"/>shadless, 1, 1, null, null, null, null =&gt; shadless // lesser shadow weapon</text:p>
          </table:table-cell>
        </table:table-row>
        <table:table-row table:style-name="ro3">
          <table:table-cell table:formula="of:=CONCATENATE(;&quot;  &quot;;[$item.$A46];&quot;, &quot;;[$item.$B46];&quot;, &quot;;[$item.$C46];&quot;, &quot;;[$item.$D46];&quot;, &quot;;[$item.$E46];&quot;, &quot;;[$item.$F46];&quot;, &quot;;[$item.$G46];&quot; =&gt; &quot;;[$item.$A46];&quot; // &quot;;[$item.$H46])" office:value-type="string" office:string-value="  shadow1, 1, 1, null, null, null, null =&gt; shadow1 // shadow weapon" calcext:value-type="string">
            <text:p><text:s text:c="2"/>shadow1, 1, 1, null, null, null, null =&gt; shadow1 // shadow weapon</text:p>
          </table:table-cell>
        </table:table-row>
        <table:table-row table:style-name="ro3">
          <table:table-cell table:formula="of:=CONCATENATE(;&quot;  &quot;;[$item.$A47];&quot;, &quot;;[$item.$B47];&quot;, &quot;;[$item.$C47];&quot;, &quot;;[$item.$D47];&quot;, &quot;;[$item.$E47];&quot;, &quot;;[$item.$F47];&quot;, &quot;;[$item.$G47];&quot; =&gt; &quot;;[$item.$A47];&quot; // &quot;;[$item.$H47])" office:value-type="string" office:string-value="  shamme2, null, 2, null, null, null, null =&gt; shamme2 // Spiritual Hammer" calcext:value-type="string">
            <text:p><text:s text:c="2"/>shamme2, null, 2, null, null, null, null =&gt; shamme2 // Spiritual Hammer</text:p>
          </table:table-cell>
        </table:table-row>
        <table:table-row table:style-name="ro3">
          <table:table-cell table:formula="of:=CONCATENATE(;&quot;  &quot;;[$item.$A48];&quot;, &quot;;[$item.$B48];&quot;, &quot;;[$item.$C48];&quot;, &quot;;[$item.$D48];&quot;, &quot;;[$item.$E48];&quot;, &quot;;[$item.$F48];&quot;, &quot;;[$item.$G48];&quot; =&gt; &quot;;[$item.$A48];&quot; // &quot;;[$item.$H48])" office:value-type="string" office:string-value="  shamme3, null, 3, null, null, null, null =&gt; shamme3 // Spiritual Hammer" calcext:value-type="string">
            <text:p><text:s text:c="2"/>shamme3, null, 3, null, null, null, null =&gt; shamme3 // Spiritual Hammer</text:p>
          </table:table-cell>
        </table:table-row>
        <table:table-row table:style-name="ro3">
          <table:table-cell table:formula="of:=CONCATENATE(;&quot;  &quot;;[$item.$A49];&quot;, &quot;;[$item.$B49];&quot;, &quot;;[$item.$C49];&quot;, &quot;;[$item.$D49];&quot;, &quot;;[$item.$E49];&quot;, &quot;;[$item.$F49];&quot;, &quot;;[$item.$G49];&quot; =&gt; &quot;;[$item.$A49];&quot; // &quot;;[$item.$H49])" office:value-type="string" office:string-value="  shillel, 1, 1, 0, null, null, null =&gt; shillel // Shillelagh" calcext:value-type="string">
            <text:p><text:s text:c="2"/>shillel, 1, 1, 0, null, null, null =&gt; shillel // Shillelagh</text:p>
          </table:table-cell>
        </table:table-row>
        <table:table-row table:style-name="ro3">
          <table:table-cell table:formula="of:=CONCATENATE(;&quot;  &quot;;[$item.$A50];&quot;, &quot;;[$item.$B50];&quot;, &quot;;[$item.$C50];&quot;, &quot;;[$item.$D50];&quot;, &quot;;[$item.$E50];&quot;, &quot;;[$item.$F50];&quot;, &quot;;[$item.$G50];&quot; =&gt; &quot;;[$item.$A50];&quot; // &quot;;[$item.$H50])" office:value-type="string" office:string-value="  slng01, null, null, null, 1, null, null =&gt; slng01 // Sling" calcext:value-type="string">
            <text:p><text:s text:c="2"/>slng01, null, null, null, 1, null, null =&gt; slng01 // Sling</text:p>
          </table:table-cell>
        </table:table-row>
        <table:table-row table:style-name="ro3">
          <table:table-cell table:formula="of:=CONCATENATE(;&quot;  &quot;;[$item.$A51];&quot;, &quot;;[$item.$B51];&quot;, &quot;;[$item.$C51];&quot;, &quot;;[$item.$D51];&quot;, &quot;;[$item.$E51];&quot;, &quot;;[$item.$F51];&quot;, &quot;;[$item.$G51];&quot; =&gt; &quot;;[$item.$A51];&quot; // &quot;;[$item.$H51])" office:value-type="string" office:string-value="  smcudge, null, 4, null, null, 0, null =&gt; smcudge // Star Metal Cudgel" calcext:value-type="string">
            <text:p><text:s text:c="2"/>smcudge, null, 4, null, null, 0, null =&gt; smcudge // Star Metal Cudgel</text:p>
          </table:table-cell>
        </table:table-row>
        <table:table-row table:style-name="ro3">
          <table:table-cell table:formula="of:=CONCATENATE(;&quot;  &quot;;[$item.$A52];&quot;, &quot;;[$item.$B52];&quot;, &quot;;[$item.$C52];&quot;, &quot;;[$item.$D52];&quot;, &quot;;[$item.$E52];&quot;, &quot;;[$item.$F52];&quot;, &quot;;[$item.$G52];&quot; =&gt; &quot;;[$item.$A52];&quot; // &quot;;[$item.$H52])" office:value-type="string" office:string-value="  staf01, null, null, null, 4, null, null =&gt; staf01 // Quarter Staff" calcext:value-type="string">
            <text:p><text:s text:c="2"/>staf01, null, null, null, 4, null, null =&gt; staf01 // Quarter Staff</text:p>
          </table:table-cell>
        </table:table-row>
        <table:table-row table:style-name="ro3">
          <table:table-cell table:formula="of:=CONCATENATE(;&quot;  &quot;;[$item.$A53];&quot;, &quot;;[$item.$B53];&quot;, &quot;;[$item.$C53];&quot;, &quot;;[$item.$D53];&quot;, &quot;;[$item.$E53];&quot;, &quot;;[$item.$F53];&quot;, &quot;;[$item.$G53];&quot; =&gt; &quot;;[$item.$A53];&quot; // &quot;;[$item.$H53])" office:value-type="string" office:string-value="  stafhmg, null, 1, null, null, null, null =&gt; stafhmg // Staff of the Hanged Men's Glee" calcext:value-type="string">
            <text:p><text:s text:c="2"/>stafhmg, null, 1, null, null, null, null =&gt; stafhmg // Staff of the Hanged Men's Glee</text:p>
          </table:table-cell>
        </table:table-row>
        <table:table-row table:style-name="ro3">
          <table:table-cell table:formula="of:=CONCATENATE(;&quot;  &quot;;[$item.$A54];&quot;, &quot;;[$item.$B54];&quot;, &quot;;[$item.$C54];&quot;, &quot;;[$item.$D54];&quot;, &quot;;[$item.$E54];&quot;, &quot;;[$item.$F54];&quot;, &quot;;[$item.$G54];&quot; =&gt; &quot;;[$item.$A54];&quot; // &quot;;[$item.$H54])" office:value-type="string" office:string-value="  sw1h03, null, 3, null, null, null, null =&gt; sw1h03 // Bastard Sword +1, +3 vs. Shapeshifters " calcext:value-type="string">
            <text:p><text:s text:c="2"/>sw1h03, null, 3, null, null, null, null =&gt; sw1h03 // Bastard Sword +1, +3 vs. Shapeshifters </text:p>
          </table:table-cell>
        </table:table-row>
        <table:table-row table:style-name="ro3">
          <table:table-cell table:formula="of:=CONCATENATE(;&quot;  &quot;;[$item.$A55];&quot;, &quot;;[$item.$B55];&quot;, &quot;;[$item.$C55];&quot;, &quot;;[$item.$D55];&quot;, &quot;;[$item.$E55];&quot;, &quot;;[$item.$F55];&quot;, &quot;;[$item.$G55];&quot; =&gt; &quot;;[$item.$A55];&quot; // &quot;;[$item.$H55])" office:value-type="string" office:string-value="  symhelm, null, null, null, 1, null, null =&gt; symhelm // Holy Symbol" calcext:value-type="string">
            <text:p><text:s text:c="2"/>symhelm, null, null, null, 1, null, null =&gt; symhelm // Holy Symbol</text:p>
          </table:table-cell>
        </table:table-row>
        <table:table-row table:style-name="ro3">
          <table:table-cell table:formula="of:=CONCATENATE(;&quot;  &quot;;[$item.$A56];&quot;, &quot;;[$item.$B56];&quot;, &quot;;[$item.$C56];&quot;, &quot;;[$item.$D56];&quot;, &quot;;[$item.$E56];&quot;, &quot;;[$item.$F56];&quot;, &quot;;[$item.$G56];&quot; =&gt; &quot;;[$item.$A56];&quot; // &quot;;[$item.$H56])" office:value-type="string" office:string-value="  tale1, null, null, null, 0, null, null =&gt; tale1 // The Tale of Sir Geddian" calcext:value-type="string">
            <text:p><text:s text:c="2"/>tale1, null, null, null, 0, null, null =&gt; tale1 // The Tale of Sir Geddian</text:p>
          </table:table-cell>
        </table:table-row>
        <table:table-row table:style-name="ro3">
          <table:table-cell table:formula="of:=CONCATENATE(;&quot;  &quot;;[$item.$A57];&quot;, &quot;;[$item.$B57];&quot;, &quot;;[$item.$C57];&quot;, &quot;;[$item.$D57];&quot;, &quot;;[$item.$E57];&quot;, &quot;;[$item.$F57];&quot;, &quot;;[$item.$G57];&quot; =&gt; &quot;;[$item.$A57];&quot; // &quot;;[$item.$H57])" office:value-type="string" office:string-value="  tale2, null, null, null, 0, null, null =&gt; tale2 // The Tale of Sir Giles" calcext:value-type="string">
            <text:p><text:s text:c="2"/>tale2, null, null, null, 0, null, null =&gt; tale2 // The Tale of Sir Giles</text:p>
          </table:table-cell>
        </table:table-row>
        <table:table-row table:style-name="ro3">
          <table:table-cell table:formula="of:=CONCATENATE(;&quot;  &quot;;[$item.$A58];&quot;, &quot;;[$item.$B58];&quot;, &quot;;[$item.$C58];&quot;, &quot;;[$item.$D58];&quot;, &quot;;[$item.$E58];&quot;, &quot;;[$item.$F58];&quot;, &quot;;[$item.$G58];&quot; =&gt; &quot;;[$item.$A58];&quot; // &quot;;[$item.$H58])" office:value-type="string" office:string-value="  tale3, null, null, null, 0, null, null =&gt; tale3 // The Tale of Sir Erris" calcext:value-type="string">
            <text:p><text:s text:c="2"/>tale3, null, null, null, 0, null, null =&gt; tale3 // The Tale of Sir Erris</text:p>
          </table:table-cell>
        </table:table-row>
        <table:table-row table:style-name="ro3">
          <table:table-cell table:formula="of:=CONCATENATE(;&quot;  &quot;;[$item.$A59];&quot;, &quot;;[$item.$B59];&quot;, &quot;;[$item.$C59];&quot;, &quot;;[$item.$D59];&quot;, &quot;;[$item.$E59];&quot;, &quot;;[$item.$F59];&quot;, &quot;;[$item.$G59];&quot; =&gt; &quot;;[$item.$A59];&quot; // &quot;;[$item.$H59])" office:value-type="string" office:string-value="  tale4, null, null, null, 0, null, null =&gt; tale4 // The Tale of Sir Zierkki" calcext:value-type="string">
            <text:p><text:s text:c="2"/>tale4, null, null, null, 0, null, null =&gt; tale4 // The Tale of Sir Zierkki</text:p>
          </table:table-cell>
        </table:table-row>
        <table:table-row table:style-name="ro3">
          <table:table-cell table:formula="of:=CONCATENATE(;&quot;  &quot;;[$item.$A60];&quot;, &quot;;[$item.$B60];&quot;, &quot;;[$item.$C60];&quot;, &quot;;[$item.$D60];&quot;, &quot;;[$item.$E60];&quot;, &quot;;[$item.$F60];&quot;, &quot;;[$item.$G60];&quot; =&gt; &quot;;[$item.$A60];&quot; // &quot;;[$item.$H60])" office:value-type="string" office:string-value="  tiernon, null, null, null, null, null, null =&gt; tiernon // Tiernon's Hearthstone" calcext:value-type="string">
            <text:p><text:s text:c="2"/>tiernon, null, null, null, null, null, null =&gt; tiernon // Tiernon's Hearthstone</text:p>
          </table:table-cell>
        </table:table-row>
        <table:table-row table:style-name="ro3">
          <table:table-cell table:formula="of:=CONCATENATE(;&quot;  &quot;;[$item.$A61];&quot;, &quot;;[$item.$B61];&quot;, &quot;;[$item.$C61];&quot;, &quot;;[$item.$D61];&quot;, &quot;;[$item.$E61];&quot;, &quot;;[$item.$F61];&quot;, &quot;;[$item.$G61];&quot; =&gt; &quot;;[$item.$A61];&quot; // &quot;;[$item.$H61])" office:value-type="string" office:string-value="  tjourn, null, null, null, 1, null, null =&gt; tjourn // Terikan's Journal" calcext:value-type="string">
            <text:p><text:s text:c="2"/>tjourn, null, null, null, 1, null, null =&gt; tjourn // Terikan's Journal</text:p>
          </table:table-cell>
        </table:table-row>
        <table:table-row table:style-name="ro3">
          <table:table-cell table:formula="of:=CONCATENATE(;&quot;  &quot;;[$item.$A62];&quot;, &quot;;[$item.$B62];&quot;, &quot;;[$item.$C62];&quot;, &quot;;[$item.$D62];&quot;, &quot;;[$item.$E62];&quot;, &quot;;[$item.$F62];&quot;, &quot;;[$item.$G62];&quot; =&gt; &quot;;[$item.$A62];&quot; // &quot;;[$item.$H62])" office:value-type="string" office:string-value="  tkey, null, null, null, 1, null, null =&gt; tkey // Terikan's Key" calcext:value-type="string">
            <text:p><text:s text:c="2"/>tkey, null, null, null, 1, null, null =&gt; tkey // Terikan's Key</text:p>
          </table:table-cell>
        </table:table-row>
        <table:table-row table:style-name="ro3">
          <table:table-cell table:formula="of:=CONCATENATE(;&quot;  &quot;;[$item.$A63];&quot;, &quot;;[$item.$B63];&quot;, &quot;;[$item.$C63];&quot;, &quot;;[$item.$D63];&quot;, &quot;;[$item.$E63];&quot;, &quot;;[$item.$F63];&quot;, &quot;;[$item.$G63];&quot; =&gt; &quot;;[$item.$A63];&quot; // &quot;;[$item.$H63])" office:value-type="string" office:string-value="  torn, null, null, null, 1, null, null =&gt; torn // Scroll" calcext:value-type="string">
            <text:p><text:s text:c="2"/>torn, null, null, null, 1, null, null =&gt; torn // Scroll</text:p>
          </table:table-cell>
        </table:table-row>
        <table:table-row table:style-name="ro3">
          <table:table-cell table:formula="of:=CONCATENATE(;&quot;  &quot;;[$item.$A64];&quot;, &quot;;[$item.$B64];&quot;, &quot;;[$item.$C64];&quot;, &quot;;[$item.$D64];&quot;, &quot;;[$item.$E64];&quot;, &quot;;[$item.$F64];&quot;, &quot;;[$item.$G64];&quot; =&gt; &quot;;[$item.$A64];&quot; // &quot;;[$item.$H64])" office:value-type="string" office:string-value="  u1ham3a, null, 2, null, null, null, null =&gt; u1ham3a // Corrosive Hammer" calcext:value-type="string">
            <text:p><text:s text:c="2"/>u1ham3a, null, 2, null, null, null, null =&gt; u1ham3a // Corrosive Hammer</text:p>
          </table:table-cell>
        </table:table-row>
        <table:table-row table:style-name="ro3">
          <table:table-cell table:formula="of:=CONCATENATE(;&quot;  &quot;;[$item.$A65];&quot;, &quot;;[$item.$B65];&quot;, &quot;;[$item.$C65];&quot;, &quot;;[$item.$D65];&quot;, &quot;;[$item.$E65];&quot;, &quot;;[$item.$F65];&quot;, &quot;;[$item.$G65];&quot; =&gt; &quot;;[$item.$A65];&quot; // &quot;;[$item.$H65])" office:value-type="string" office:string-value="  wcwight, 1, 1, null, null, null, null =&gt; wcwight // cold wight weapon" calcext:value-type="string">
            <text:p><text:s text:c="2"/>wcwight, 1, 1, null, null, null, null =&gt; wcwight // cold wight weapon</text:p>
          </table:table-cell>
        </table:table-row>
        <table:table-row table:style-name="ro3">
          <table:table-cell table:formula="of:=CONCATENATE(;&quot;  &quot;;[$item.$A66];&quot;, &quot;;[$item.$B66];&quot;, &quot;;[$item.$C66];&quot;, &quot;;[$item.$D66];&quot;, &quot;;[$item.$E66];&quot;, &quot;;[$item.$F66];&quot;, &quot;;[$item.$G66];&quot; =&gt; &quot;;[$item.$A66];&quot; // &quot;;[$item.$H66])" office:value-type="string" office:string-value="  wepgian, 1, 3, null, null, null, null =&gt; wepgian // &lt;invalid strref -1&gt;" calcext:value-type="string">
            <text:p><text:s text:c="2"/>wepgian, 1, 3, null, null, null, null =&gt; wepgian // &lt;invalid strref -1&gt;</text:p>
          </table:table-cell>
        </table:table-row>
        <table:table-row table:style-name="ro3">
          <table:table-cell table:formula="of:=CONCATENATE(;&quot;  &quot;;[$item.$A67];&quot;, &quot;;[$item.$B67];&quot;, &quot;;[$item.$C67];&quot;, &quot;;[$item.$D67];&quot;, &quot;;[$item.$E67];&quot;, &quot;;[$item.$F67];&quot;, &quot;;[$item.$G67];&quot; =&gt; &quot;;[$item.$A67];&quot; // &quot;;[$item.$H67])" office:value-type="string" office:string-value="  wepwyv, 1, 2, null, null, null, null =&gt; wepwyv // ghoul hand" calcext:value-type="string">
            <text:p><text:s text:c="2"/>wepwyv, 1, 2, null, null, null, null =&gt; wepwyv // ghoul hand</text:p>
          </table:table-cell>
        </table:table-row>
        <table:table-row table:style-name="ro3">
          <table:table-cell table:formula="of:=CONCATENATE(;&quot;  &quot;;[$item.$A68];&quot;, &quot;;[$item.$B68];&quot;, &quot;;[$item.$C68];&quot;, &quot;;[$item.$D68];&quot;, &quot;;[$item.$E68];&quot;, &quot;;[$item.$F68];&quot;, &quot;;[$item.$G68];&quot; =&gt; &quot;;[$item.$A68];&quot; // &quot;;[$item.$H68])" office:value-type="string" office:string-value="  wolfwi1, 1, 1, null, null, null, null =&gt; wolfwi1 // &lt;invalid strref -1&gt;" calcext:value-type="string">
            <text:p><text:s text:c="2"/>wolfwi1, 1, 1, null, null, null, null =&gt; wolfwi1 // &lt;invalid strref -1&gt;</text:p>
          </table:table-cell>
        </table:table-row>
        <table:table-row table:style-name="ro3">
          <table:table-cell table:formula="of:=CONCATENATE(;&quot;  &quot;;[$item.$A69];&quot;, &quot;;[$item.$B69];&quot;, &quot;;[$item.$C69];&quot;, &quot;;[$item.$D69];&quot;, &quot;;[$item.$E69];&quot;, &quot;;[$item.$F69];&quot;, &quot;;[$item.$G69];&quot; =&gt; &quot;;[$item.$A69];&quot; // &quot;;[$item.$H69])" office:value-type="string" office:string-value="  wolfwi2, 1, 1, null, null, null, null =&gt; wolfwi2 // &lt;invalid strref -1&gt;" calcext:value-type="string">
            <text:p><text:s text:c="2"/>wolfwi2, 1, 1, null, null, null, null =&gt; wolfwi2 // &lt;invalid strref -1&gt;</text:p>
          </table:table-cell>
        </table:table-row>
        <table:table-row table:style-name="ro3">
          <table:table-cell table:formula="of:=CONCATENATE(;&quot;  &quot;;[$item.$A70];&quot;, &quot;;[$item.$B70];&quot;, &quot;;[$item.$C70];&quot;, &quot;;[$item.$D70];&quot;, &quot;;[$item.$E70];&quot;, &quot;;[$item.$F70];&quot;, &quot;;[$item.$G70];&quot; =&gt; &quot;;[$item.$A70];&quot; // &quot;;[$item.$H70])" office:value-type="string" office:string-value="  wylfins, null, null, null, 0, null, null =&gt; wylfins // Wylfdene's Tribal Insignia" calcext:value-type="string">
            <text:p><text:s text:c="2"/>wylfins, null, null, null, 0, null, null =&gt; wylfins // Wylfdene's Tribal Insignia</text:p>
          </table:table-cell>
        </table:table-row>
        <table:table-row table:style-name="ro3">
          <table:table-cell table:formula="of:=CONCATENATE(;&quot;  &quot;;[$item.$A71];&quot;, &quot;;[$item.$B71];&quot;, &quot;;[$item.$C71];&quot;, &quot;;[$item.$D71];&quot;, &quot;;[$item.$E71];&quot;, &quot;;[$item.$F71];&quot;, &quot;;[$item.$G71];&quot; =&gt; &quot;;[$item.$A71];&quot; // &quot;;[$item.$H71])" office:value-type="string" office:string-value="  xstafhmg, null, 1, null, null, null, null =&gt; xstafhmg // Staff of the Hanged Men's Glee" calcext:value-type="string">
            <text:p><text:s text:c="2"/>xstafhmg, null, 1, null, null, null, null =&gt; xstafhmg // Staff of the Hanged Men's Glee</text:p>
          </table:table-cell>
        </table:table-row>
        <table:table-row table:style-name="ro3">
          <table:table-cell table:formula="of:=CONCATENATE(;&quot;  &quot;;[$item.$A72];&quot;, &quot;;[$item.$B72];&quot;, &quot;;[$item.$C72];&quot;, &quot;;[$item.$D72];&quot;, &quot;;[$item.$E72];&quot;, &quot;;[$item.$F72];&quot;, &quot;;[$item.$G72];&quot; =&gt; &quot;;[$item.$A72];&quot; // &quot;;[$item.$H72])" office:value-type="string" office:string-value="  zz14in, null, 3, null, null, null, null =&gt; zz14in // Inconsequence" calcext:value-type="string">
            <text:p><text:s text:c="2"/>zz14in, null, 3, null, null, null, null =&gt; zz14in // Inconsequence</text:p>
          </table:table-cell>
        </table:table-row>
        <table:table-row table:style-name="ro3">
          <table:table-cell table:formula="of:=CONCATENATE(;&quot;  &quot;;[$item.$A73];&quot;, &quot;;[$item.$B73];&quot;, &quot;;[$item.$C73];&quot;, &quot;;[$item.$D73];&quot;, &quot;;[$item.$E73];&quot;, &quot;;[$item.$F73];&quot;, &quot;;[$item.$G73];&quot; =&gt; &quot;;[$item.$A73];&quot; // &quot;;[$item.$H73])" office:value-type="string" office:string-value="  zzf6al, null, null, null, null, 2, null =&gt; zzf6al // Alamion" calcext:value-type="string">
            <text:p><text:s text:c="2"/>zzf6al, null, null, null, null, 2, null =&gt; zzf6al // Alamion</text:p>
          </table:table-cell>
        </table:table-row>
        <table:table-row table:style-name="ro3">
          <table:table-cell table:formula="of:=CONCATENATE(;&quot;  &quot;;[$item.$A74];&quot;, &quot;;[$item.$B74];&quot;, &quot;;[$item.$C74];&quot;, &quot;;[$item.$D74];&quot;, &quot;;[$item.$E74];&quot;, &quot;;[$item.$F74];&quot;, &quot;;[$item.$G74];&quot; =&gt; &quot;;[$item.$A74];&quot; // &quot;;[$item.$H74])" office:value-type="string" office:string-value="  zzg7ts, null, null, null, null, 2, null =&gt; zzg7ts // Trollslayer" calcext:value-type="string">
            <text:p><text:s text:c="2"/>zzg7ts, null, null, null, null, 2, null =&gt; zzg7ts // Trollslayer</text:p>
          </table:table-cell>
        </table:table-row>
        <table:table-row table:style-name="ro3">
          <table:table-cell table:formula="of:=CONCATENATE(;&quot;  &quot;;[$item.$A75];&quot;, &quot;;[$item.$B75];&quot;, &quot;;[$item.$C75];&quot;, &quot;;[$item.$D75];&quot;, &quot;;[$item.$E75];&quot;, &quot;;[$item.$F75];&quot;, &quot;;[$item.$G75];&quot; =&gt; &quot;;[$item.$A75];&quot; // &quot;;[$item.$H75])" office:value-type="string" office:string-value="  zzj6sp, null, null, null, null, 6, null =&gt; zzj6sp // Selune's Promise" calcext:value-type="string">
            <text:p><text:s text:c="2"/>zzj6sp, null, null, null, null, 6, null =&gt; zzj6sp // Selune's Promise</text:p>
          </table:table-cell>
        </table:table-row>
        <table:table-row table:style-name="ro3" table:number-rows-repeated="524">
          <table:table-cell/>
        </table:table-row>
        <table:table-row table:style-name="ro3">
          <table:table-cell table:style-name="ce33"/>
        </table:table-row>
      </table:table>
      <table:table table:name="spell" table:style-name="ta1">
        <table:table-column table:style-name="co17" table:default-cell-style-name="ce17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2"/>
        <table:table-column table:style-name="co22" table:default-cell-style-name="ce32"/>
        <table:table-column table:style-name="co5" table:number-columns-repeated="1018" table:default-cell-style-name="ce32"/>
        <table:table-row table:style-name="ro2">
          <table:table-cell table:style-name="ce34" office:value-type="string" calcext:value-type="string">
            <text:p>file</text:p>
          </table:table-cell>
          <table:table-cell table:style-name="ce46" office:value-type="string" calcext:value-type="string">
            <text:p>animation</text:p>
          </table:table-cell>
          <table:table-cell table:style-name="ce46" office:value-type="string" calcext:value-type="string">
            <text:p>school</text:p>
          </table:table-cell>
          <table:table-cell table:style-name="ce46" office:value-type="string" calcext:value-type="string">
            <text:p>casting speed</text:p>
          </table:table-cell>
          <table:table-cell table:style-name="ce51" office:value-type="string" calcext:value-type="string">
            <text:p>name</text:p>
          </table:table-cell>
          <table:table-cell table:style-name="ce51" office:value-type="string" calcext:value-type="string">
            <text:p>notes</text:p>
          </table:table-cell>
          <table:table-cell table:style-name="ce51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tection From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visibility P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1:spell.A1048576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table:table-column table:style-name="co6" table:default-cell-style-name="Default"/>
        <table:table-row table:style-name="ro3">
          <table:table-cell table:formula="of:=CONCATENATE([$spell.$A1];&quot;, &quot;;[$spell.$B1];&quot;, &quot;;[$spell.$C1];&quot;, &quot;;[$spell.$D1];&quot; =&gt; &quot;;[$spell.$A1];&quot; // &quot;;[$spell.$E1])" office:value-type="string" office:string-value="file, animation, school, casting speed =&gt; file // name" calcext:value-type="string">
            <text:p>file, animation, school, casting speed =&gt; file // name</text:p>
          </table:table-cell>
        </table:table-row>
        <table:table-row table:style-name="ro3">
          <table:table-cell table:formula="of:=CONCATENATE([$spell.$A2];&quot;, &quot;;[$spell.$B2];&quot;, &quot;;[$spell.$C2];&quot;, &quot;;[$spell.$D2];&quot; =&gt; &quot;;[$spell.$A2];&quot; // &quot;;[$spell.$E2])" office:value-type="string" office:string-value="spin103, null,  null, 9 =&gt; spin103 // Draw Upon Holy Might" calcext:value-type="string">
            <text:p>spin103, null, <text:s/>null, 9 =&gt; spin103 // Draw Upon Holy Might</text:p>
          </table:table-cell>
        </table:table-row>
        <table:table-row table:style-name="ro3">
          <table:table-cell table:formula="of:=CONCATENATE([$spell.$A3];&quot;, &quot;;[$spell.$B3];&quot;, &quot;;[$spell.$C3];&quot;, &quot;;[$spell.$D3];&quot; =&gt; &quot;;[$spell.$A3];&quot; // &quot;;[$spell.$E3])" office:value-type="string" office:string-value="spin121, null, 9, null =&gt; spin121 // Protection From Evil" calcext:value-type="string">
            <text:p>spin121, null, 9, null =&gt; spin121 // Protection From Evil</text:p>
          </table:table-cell>
        </table:table-row>
        <table:table-row table:style-name="ro3">
          <table:table-cell table:formula="of:=CONCATENATE([$spell.$A4];&quot;, &quot;;[$spell.$B4];&quot;, &quot;;[$spell.$C4];&quot;, &quot;;[$spell.$D4];&quot; =&gt; &quot;;[$spell.$A4];&quot; // &quot;;[$spell.$E4])" office:value-type="string" office:string-value="spin125, 12, null, null =&gt; spin125 // Cure Disease" calcext:value-type="string">
            <text:p>spin125, 12, null, null =&gt; spin125 // Cure Disease</text:p>
          </table:table-cell>
        </table:table-row>
        <table:table-row table:style-name="ro3">
          <table:table-cell table:formula="of:=CONCATENATE([$spell.$A5];&quot;, &quot;;[$spell.$B5];&quot;, &quot;;[$spell.$C5];&quot;, &quot;;[$spell.$D5];&quot; =&gt; &quot;;[$spell.$A5];&quot; // &quot;;[$spell.$E5])" office:value-type="string" office:string-value="spin126, null, 4, null =&gt; spin126 // Eye of the Mind" calcext:value-type="string">
            <text:p>spin126, null, 4, null =&gt; spin126 // Eye of the Mind</text:p>
          </table:table-cell>
        </table:table-row>
        <table:table-row table:style-name="ro3">
          <table:table-cell table:formula="of:=CONCATENATE([$spell.$A6];&quot;, &quot;;[$spell.$B6];&quot;, &quot;;[$spell.$C6];&quot;, &quot;;[$spell.$D6];&quot; =&gt; &quot;;[$spell.$A6];&quot; // &quot;;[$spell.$E6])" office:value-type="string" office:string-value="spin129, 9, 7, null =&gt; spin129 // Eye of Venom" calcext:value-type="string">
            <text:p>spin129, 9, 7, null =&gt; spin129 // Eye of Venom</text:p>
          </table:table-cell>
        </table:table-row>
        <table:table-row table:style-name="ro3">
          <table:table-cell table:formula="of:=CONCATENATE([$spell.$A7];&quot;, &quot;;[$spell.$B7];&quot;, &quot;;[$spell.$C7];&quot;, &quot;;[$spell.$D7];&quot; =&gt; &quot;;[$spell.$A7];&quot; // &quot;;[$spell.$E7])" office:value-type="string" office:string-value="spin130, null, 8, null =&gt; spin130 // Eye of the Spirit" calcext:value-type="string">
            <text:p>spin130, null, 8, null =&gt; spin130 // Eye of the Spirit</text:p>
          </table:table-cell>
        </table:table-row>
        <table:table-row table:style-name="ro3">
          <table:table-cell table:formula="of:=CONCATENATE([$spell.$A8];&quot;, &quot;;[$spell.$B8];&quot;, &quot;;[$spell.$C8];&quot;, &quot;;[$spell.$D8];&quot; =&gt; &quot;;[$spell.$A8];&quot; // &quot;;[$spell.$E8])" office:value-type="string" office:string-value="spin159, null, 9, null =&gt; spin159 // Wing Buffet" calcext:value-type="string">
            <text:p>spin159, null, 9, null =&gt; spin159 // Wing Buffet</text:p>
          </table:table-cell>
        </table:table-row>
        <table:table-row table:style-name="ro3">
          <table:table-cell table:formula="of:=CONCATENATE([$spell.$A9];&quot;, &quot;;[$spell.$B9];&quot;, &quot;;[$spell.$C9];&quot;, &quot;;[$spell.$D9];&quot; =&gt; &quot;;[$spell.$A9];&quot; // &quot;;[$spell.$E9])" office:value-type="string" office:string-value="spitm06, null, null, 0 =&gt; spitm06 // Lance of Disruption via Kinetic Spear" calcext:value-type="string">
            <text:p>spitm06, null, null, 0 =&gt; spitm06 // Lance of Disruption via Kinetic Spear</text:p>
          </table:table-cell>
        </table:table-row>
        <table:table-row table:style-name="ro3">
          <table:table-cell table:formula="of:=CONCATENATE([$spell.$A10];&quot;, &quot;;[$spell.$B10];&quot;, &quot;;[$spell.$C10];&quot;, &quot;;[$spell.$D10];&quot; =&gt; &quot;;[$spell.$A10];&quot; // &quot;;[$spell.$E10])" office:value-type="string" office:string-value="sppr101, null,  null, 9 =&gt; sppr101 // Bless" calcext:value-type="string">
            <text:p>sppr101, null, <text:s/>null, 9 =&gt; sppr101 // Bless</text:p>
          </table:table-cell>
        </table:table-row>
        <table:table-row table:style-name="ro3">
          <table:table-cell table:formula="of:=CONCATENATE([$spell.$A11];&quot;, &quot;;[$spell.$B11];&quot;, &quot;;[$spell.$C11];&quot;, &quot;;[$spell.$D11];&quot; =&gt; &quot;;[$spell.$A11];&quot; // &quot;;[$spell.$E11])" office:value-type="string" office:string-value="sppr104, null,  null, 9 =&gt; sppr104 // Detect Evil" calcext:value-type="string">
            <text:p>sppr104, null, <text:s/>null, 9 =&gt; sppr104 // Detect Evil</text:p>
          </table:table-cell>
        </table:table-row>
        <table:table-row table:style-name="ro3">
          <table:table-cell table:formula="of:=CONCATENATE([$spell.$A12];&quot;, &quot;;[$spell.$B12];&quot;, &quot;;[$spell.$C12];&quot;, &quot;;[$spell.$D12];&quot; =&gt; &quot;;[$spell.$A12];&quot; // &quot;;[$spell.$E12])" office:value-type="string" office:string-value="sppr111, null,  null, 9 =&gt; sppr111 // Curse" calcext:value-type="string">
            <text:p>sppr111, null, <text:s/>null, 9 =&gt; sppr111 // Curse</text:p>
          </table:table-cell>
        </table:table-row>
        <table:table-row table:style-name="ro3">
          <table:table-cell table:formula="of:=CONCATENATE([$spell.$A13];&quot;, &quot;;[$spell.$B13];&quot;, &quot;;[$spell.$C13];&quot;, &quot;;[$spell.$D13];&quot; =&gt; &quot;;[$spell.$A13];&quot; // &quot;;[$spell.$E13])" office:value-type="string" office:string-value="sppr203, null,  null, 9 =&gt; sppr203 // Chant" calcext:value-type="string">
            <text:p>sppr203, null, <text:s/>null, 9 =&gt; sppr203 // Chant</text:p>
          </table:table-cell>
        </table:table-row>
        <table:table-row table:style-name="ro3">
          <table:table-cell table:formula="of:=CONCATENATE([$spell.$A14];&quot;, &quot;;[$spell.$B14];&quot;, &quot;;[$spell.$C14];&quot;, &quot;;[$spell.$D14];&quot; =&gt; &quot;;[$spell.$A14];&quot; // &quot;;[$spell.$E14])" office:value-type="string" office:string-value="sppr207, null,  null, 9 =&gt; sppr207 // Good Berry" calcext:value-type="string">
            <text:p>sppr207, null, <text:s/>null, 9 =&gt; sppr207 // Good Berry</text:p>
          </table:table-cell>
        </table:table-row>
        <table:table-row table:style-name="ro3">
          <table:table-cell table:formula="of:=CONCATENATE([$spell.$A15];&quot;, &quot;;[$spell.$B15];&quot;, &quot;;[$spell.$C15];&quot;, &quot;;[$spell.$D15];&quot; =&gt; &quot;;[$spell.$A15];&quot; // &quot;;[$spell.$E15])" office:value-type="string" office:string-value="sppr208, null, null, 3 =&gt; sppr208 // Hold Person" calcext:value-type="string">
            <text:p>sppr208, null, null, 3 =&gt; sppr208 // Hold Person</text:p>
          </table:table-cell>
        </table:table-row>
        <table:table-row table:style-name="ro3">
          <table:table-cell table:formula="of:=CONCATENATE([$spell.$A16];&quot;, &quot;;[$spell.$B16];&quot;, &quot;;[$spell.$C16];&quot;, &quot;;[$spell.$D16];&quot; =&gt; &quot;;[$spell.$A16];&quot; // &quot;;[$spell.$E16])" office:value-type="string" office:string-value="sppr209, null,  null, 9 =&gt; sppr209 // Know Alignment" calcext:value-type="string">
            <text:p>sppr209, null, <text:s/>null, 9 =&gt; sppr209 // Know Alignment</text:p>
          </table:table-cell>
        </table:table-row>
        <table:table-row table:style-name="ro3">
          <table:table-cell table:formula="of:=CONCATENATE([$spell.$A17];&quot;, &quot;;[$spell.$B17];&quot;, &quot;;[$spell.$C17];&quot;, &quot;;[$spell.$D17];&quot; =&gt; &quot;;[$spell.$A17];&quot; // &quot;;[$spell.$E17])" office:value-type="string" office:string-value="sppr215, null, null, 2 =&gt; sppr215 // Draw Upon Holy Might" calcext:value-type="string">
            <text:p>sppr215, null, null, 2 =&gt; sppr215 // Draw Upon Holy Might</text:p>
          </table:table-cell>
        </table:table-row>
        <table:table-row table:style-name="ro3">
          <table:table-cell table:formula="of:=CONCATENATE([$spell.$A18];&quot;, &quot;;[$spell.$B18];&quot;, &quot;;[$spell.$C18];&quot;, &quot;;[$spell.$D18];&quot; =&gt; &quot;;[$spell.$A18];&quot; // &quot;;[$spell.$E18])" office:value-type="string" office:string-value="sppr301, null,  null, 9 =&gt; sppr301 // Animate Dead" calcext:value-type="string">
            <text:p>sppr301, null, <text:s/>null, 9 =&gt; sppr301 // Animate Dead</text:p>
          </table:table-cell>
        </table:table-row>
        <table:table-row table:style-name="ro3">
          <table:table-cell table:formula="of:=CONCATENATE([$spell.$A19];&quot;, &quot;;[$spell.$B19];&quot;, &quot;;[$spell.$C19];&quot;, &quot;;[$spell.$D19];&quot; =&gt; &quot;;[$spell.$A19];&quot; // &quot;;[$spell.$E19])" office:value-type="string" office:string-value="sppr302, null,  null, 9 =&gt; sppr302 // Call Lightning" calcext:value-type="string">
            <text:p>sppr302, null, <text:s/>null, 9 =&gt; sppr302 // Call Lightning</text:p>
          </table:table-cell>
        </table:table-row>
        <table:table-row table:style-name="ro3">
          <table:table-cell table:formula="of:=CONCATENATE([$spell.$A20];&quot;, &quot;;[$spell.$B20];&quot;, &quot;;[$spell.$C20];&quot;, &quot;;[$spell.$D20];&quot; =&gt; &quot;;[$spell.$A20];&quot; // &quot;;[$spell.$E20])" office:value-type="string" office:string-value="sppr304, null,  null, 9 =&gt; sppr304 // Glyph of Warding" calcext:value-type="string">
            <text:p>sppr304, null, <text:s/>null, 9 =&gt; sppr304 // Glyph of Warding</text:p>
          </table:table-cell>
        </table:table-row>
        <table:table-row table:style-name="ro3">
          <table:table-cell table:formula="of:=CONCATENATE([$spell.$A21];&quot;, &quot;;[$spell.$B21];&quot;, &quot;;[$spell.$C21];&quot;, &quot;;[$spell.$D21];&quot; =&gt; &quot;;[$spell.$A21];&quot; // &quot;;[$spell.$E21])" office:value-type="string" office:string-value="sppr305, null, null, 5 =&gt; sppr305 // Hold Animal" calcext:value-type="string">
            <text:p>sppr305, null, null, 5 =&gt; sppr305 // Hold Animal</text:p>
          </table:table-cell>
        </table:table-row>
        <table:table-row table:style-name="ro3">
          <table:table-cell table:formula="of:=CONCATENATE([$spell.$A22];&quot;, &quot;;[$spell.$B22];&quot;, &quot;;[$spell.$C22];&quot;, &quot;;[$spell.$D22];&quot; =&gt; &quot;;[$spell.$A22];&quot; // &quot;;[$spell.$E22])" office:value-type="string" office:string-value="sppr309, 12, 1, null =&gt; sppr309 // Invisibility Purge" calcext:value-type="string">
            <text:p>sppr309, 12, 1, null =&gt; sppr309 // Invisibility Purge</text:p>
          </table:table-cell>
        </table:table-row>
        <table:table-row table:style-name="ro3">
          <table:table-cell table:formula="of:=CONCATENATE([$spell.$A23];&quot;, &quot;;[$spell.$B23];&quot;, &quot;;[$spell.$C23];&quot;, &quot;;[$spell.$D23];&quot; =&gt; &quot;;[$spell.$A23];&quot; // &quot;;[$spell.$E23])" office:value-type="string" office:string-value="sppr310, null, null, 5 =&gt; sppr310 // Miscast Magic" calcext:value-type="string">
            <text:p>sppr310, null, null, 5 =&gt; sppr310 // Miscast Magic</text:p>
          </table:table-cell>
        </table:table-row>
        <table:table-row table:style-name="ro3">
          <table:table-cell table:formula="of:=CONCATENATE([$spell.$A24];&quot;, &quot;;[$spell.$B24];&quot;, &quot;;[$spell.$C24];&quot;, &quot;;[$spell.$D24];&quot; =&gt; &quot;;[$spell.$A24];&quot; // &quot;;[$spell.$E24])" office:value-type="string" office:string-value="sppr314, 12, 1, 9 =&gt; sppr314 // Cure Disease" calcext:value-type="string">
            <text:p>sppr314, 12, 1, 9 =&gt; sppr314 // Cure Disease</text:p>
          </table:table-cell>
        </table:table-row>
        <table:table-row table:style-name="ro3">
          <table:table-cell table:formula="of:=CONCATENATE([$spell.$A25];&quot;, &quot;;[$spell.$B25];&quot;, &quot;;[$spell.$C25];&quot;, &quot;;[$spell.$D25];&quot; =&gt; &quot;;[$spell.$A25];&quot; // &quot;;[$spell.$E25])" office:value-type="string" office:string-value="sppr315, 12, 1, 9 =&gt; sppr315 // Cause Disease" calcext:value-type="string">
            <text:p>sppr315, 12, 1, 9 =&gt; sppr315 // Cause Disease</text:p>
          </table:table-cell>
        </table:table-row>
        <table:table-row table:style-name="ro3">
          <table:table-cell table:formula="of:=CONCATENATE([$spell.$A26];&quot;, &quot;;[$spell.$B26];&quot;, &quot;;[$spell.$C26];&quot;, &quot;;[$spell.$D26];&quot; =&gt; &quot;;[$spell.$A26];&quot; // &quot;;[$spell.$E26])" office:value-type="string" office:string-value="sppr316, null,  null, 9 =&gt; sppr316 // Exaltation" calcext:value-type="string">
            <text:p>sppr316, null, <text:s/>null, 9 =&gt; sppr316 // Exaltation</text:p>
          </table:table-cell>
        </table:table-row>
        <table:table-row table:style-name="ro3">
          <table:table-cell table:formula="of:=CONCATENATE([$spell.$A27];&quot;, &quot;;[$spell.$B27];&quot;, &quot;;[$spell.$C27];&quot;, &quot;;[$spell.$D27];&quot; =&gt; &quot;;[$spell.$A27];&quot; // &quot;;[$spell.$E27])" office:value-type="string" office:string-value="sppr412, null,  null, 9 =&gt; sppr412 // Static Charge" calcext:value-type="string">
            <text:p>sppr412, null, <text:s/>null, 9 =&gt; sppr412 // Static Charge</text:p>
          </table:table-cell>
        </table:table-row>
        <table:table-row table:style-name="ro3">
          <table:table-cell table:formula="of:=CONCATENATE([$spell.$A28];&quot;, &quot;;[$spell.$B28];&quot;, &quot;;[$spell.$C28];&quot;, &quot;;[$spell.$D28];&quot; =&gt; &quot;;[$spell.$A28];&quot; // &quot;;[$spell.$E28])" office:value-type="string" office:string-value="sppr416, null, null, 5 =&gt; sppr416 // Cause Serious Wounds" calcext:value-type="string">
            <text:p>sppr416, null, null, 5 =&gt; sppr416 // Cause Serious Wounds</text:p>
          </table:table-cell>
        </table:table-row>
        <table:table-row table:style-name="ro3">
          <table:table-cell table:formula="of:=CONCATENATE([$spell.$A29];&quot;, &quot;;[$spell.$B29];&quot;, &quot;;[$spell.$C29];&quot;, &quot;;[$spell.$D29];&quot; =&gt; &quot;;[$spell.$A29];&quot; // &quot;;[$spell.$E29])" office:value-type="string" office:string-value="sppr419, null,  null, 9 =&gt; sppr419 // Unfailing Endurance" calcext:value-type="string">
            <text:p>sppr419, null, <text:s/>null, 9 =&gt; sppr419 // Unfailing Endurance</text:p>
          </table:table-cell>
        </table:table-row>
        <table:table-row table:style-name="ro3">
          <table:table-cell table:formula="of:=CONCATENATE([$spell.$A30];&quot;, &quot;;[$spell.$B30];&quot;, &quot;;[$spell.$C30];&quot;, &quot;;[$spell.$D30];&quot; =&gt; &quot;;[$spell.$A30];&quot; // &quot;;[$spell.$E30])" office:value-type="string" office:string-value="sppr421, null,  null, 9 =&gt; sppr421 // Smashing Wave" calcext:value-type="string">
            <text:p>sppr421, null, <text:s/>null, 9 =&gt; sppr421 // Smashing Wave</text:p>
          </table:table-cell>
        </table:table-row>
        <table:table-row table:style-name="ro3">
          <table:table-cell table:formula="of:=CONCATENATE([$spell.$A31];&quot;, &quot;;[$spell.$B31];&quot;, &quot;;[$spell.$C31];&quot;, &quot;;[$spell.$D31];&quot; =&gt; &quot;;[$spell.$A31];&quot; // &quot;;[$spell.$E31])" office:value-type="string" office:string-value="sppr504, null,  null, 9 =&gt; sppr504 // Raise Dead" calcext:value-type="string">
            <text:p>sppr504, null, <text:s/>null, 9 =&gt; sppr504 // Raise Dead</text:p>
          </table:table-cell>
        </table:table-row>
        <table:table-row table:style-name="ro3">
          <table:table-cell table:formula="of:=CONCATENATE([$spell.$A32];&quot;, &quot;;[$spell.$B32];&quot;, &quot;;[$spell.$C32];&quot;, &quot;;[$spell.$D32];&quot; =&gt; &quot;;[$spell.$A32];&quot; // &quot;;[$spell.$E32])" office:value-type="string" office:string-value="sppr510, 14, 2, 9 =&gt; sppr510 // Insect Plague" calcext:value-type="string">
            <text:p>sppr510, 14, 2, 9 =&gt; sppr510 // Insect Plague</text:p>
          </table:table-cell>
        </table:table-row>
        <table:table-row table:style-name="ro3">
          <table:table-cell table:formula="of:=CONCATENATE([$spell.$A33];&quot;, &quot;;[$spell.$B33];&quot;, &quot;;[$spell.$C33];&quot;, &quot;;[$spell.$D33];&quot; =&gt; &quot;;[$spell.$A33];&quot; // &quot;;[$spell.$E33])" office:value-type="string" office:string-value="sppr511, 11, null, null =&gt; sppr511 // Righteous Wrath of the Faithful" calcext:value-type="string">
            <text:p>sppr511, 11, null, null =&gt; sppr511 // Righteous Wrath of the Faithful</text:p>
          </table:table-cell>
        </table:table-row>
        <table:table-row table:style-name="ro3">
          <table:table-cell table:formula="of:=CONCATENATE([$spell.$A34];&quot;, &quot;;[$spell.$B34];&quot;, &quot;;[$spell.$C34];&quot;, &quot;;[$spell.$D34];&quot; =&gt; &quot;;[$spell.$A34];&quot; // &quot;;[$spell.$E34])" office:value-type="string" office:string-value="sppr515, null,  null, 9 =&gt; sppr515 // Slay Living" calcext:value-type="string">
            <text:p>sppr515, null, <text:s/>null, 9 =&gt; sppr515 // Slay Living</text:p>
          </table:table-cell>
        </table:table-row>
        <table:table-row table:style-name="ro3">
          <table:table-cell table:formula="of:=CONCATENATE([$spell.$A35];&quot;, &quot;;[$spell.$B35];&quot;, &quot;;[$spell.$C35];&quot;, &quot;;[$spell.$D35];&quot; =&gt; &quot;;[$spell.$A35];&quot; // &quot;;[$spell.$E35])" office:value-type="string" office:string-value="sppr519, null,  null, 9 =&gt; sppr519 // Magic Resistance" calcext:value-type="string">
            <text:p>sppr519, null, <text:s/>null, 9 =&gt; sppr519 // Magic Resistance</text:p>
          </table:table-cell>
        </table:table-row>
        <table:table-row table:style-name="ro3">
          <table:table-cell table:formula="of:=CONCATENATE([$spell.$A36];&quot;, &quot;;[$spell.$B36];&quot;, &quot;;[$spell.$C36];&quot;, &quot;;[$spell.$D36];&quot; =&gt; &quot;;[$spell.$A36];&quot; // &quot;;[$spell.$E36])" office:value-type="string" office:string-value="sppr605, null,  null, 9 =&gt; sppr605 // Conjure Fire Elemental" calcext:value-type="string">
            <text:p>sppr605, null, <text:s/>null, 9 =&gt; sppr605 // Conjure Fire Elemental</text:p>
          </table:table-cell>
        </table:table-row>
        <table:table-row table:style-name="ro3">
          <table:table-cell table:formula="of:=CONCATENATE([$spell.$A37];&quot;, &quot;;[$spell.$B37];&quot;, &quot;;[$spell.$C37];&quot;, &quot;;[$spell.$D37];&quot; =&gt; &quot;;[$spell.$A37];&quot; // &quot;;[$spell.$E37])" office:value-type="string" office:string-value="sppr606, null,  null, 9 =&gt; sppr606 // Fire Seeds" calcext:value-type="string">
            <text:p>sppr606, null, <text:s/>null, 9 =&gt; sppr606 // Fire Seeds</text:p>
          </table:table-cell>
        </table:table-row>
        <table:table-row table:style-name="ro3">
          <table:table-cell table:formula="of:=CONCATENATE([$spell.$A38];&quot;, &quot;;[$spell.$B38];&quot;, &quot;;[$spell.$C38];&quot;, &quot;;[$spell.$D38];&quot; =&gt; &quot;;[$spell.$A38];&quot; // &quot;;[$spell.$E38])" office:value-type="string" office:string-value="sppr607, null,  null, 9 =&gt; sppr607 // Heal" calcext:value-type="string">
            <text:p>sppr607, null, <text:s/>null, 9 =&gt; sppr607 // Heal</text:p>
          </table:table-cell>
        </table:table-row>
        <table:table-row table:style-name="ro3">
          <table:table-cell table:formula="of:=CONCATENATE([$spell.$A39];&quot;, &quot;;[$spell.$B39];&quot;, &quot;;[$spell.$C39];&quot;, &quot;;[$spell.$D39];&quot; =&gt; &quot;;[$spell.$A39];&quot; // &quot;;[$spell.$E39])" office:value-type="string" office:string-value="sppr608, null, 6, null =&gt; sppr608 // Sol's Searing Orb" calcext:value-type="string">
            <text:p>sppr608, null, 6, null =&gt; sppr608 // Sol's Searing Orb</text:p>
          </table:table-cell>
        </table:table-row>
        <table:table-row table:style-name="ro3">
          <table:table-cell table:formula="of:=CONCATENATE([$spell.$A40];&quot;, &quot;;[$spell.$B40];&quot;, &quot;;[$spell.$C40];&quot;, &quot;;[$spell.$D40];&quot; =&gt; &quot;;[$spell.$A40];&quot; // &quot;;[$spell.$E40])" office:value-type="string" office:string-value="sppr611, null,  null, 9 =&gt; sppr611 // Harm" calcext:value-type="string">
            <text:p>sppr611, null, <text:s/>null, 9 =&gt; sppr611 // Harm</text:p>
          </table:table-cell>
        </table:table-row>
        <table:table-row table:style-name="ro3">
          <table:table-cell table:formula="of:=CONCATENATE([$spell.$A41];&quot;, &quot;;[$spell.$B41];&quot;, &quot;;[$spell.$C41];&quot;, &quot;;[$spell.$D41];&quot; =&gt; &quot;;[$spell.$A41];&quot; // &quot;;[$spell.$E41])" office:value-type="string" office:string-value="sppr702, null,  null, 9 =&gt; sppr702 // Conjure Earth Elemental" calcext:value-type="string">
            <text:p>sppr702, null, <text:s/>null, 9 =&gt; sppr702 // Conjure Earth Elemental</text:p>
          </table:table-cell>
        </table:table-row>
        <table:table-row table:style-name="ro3">
          <table:table-cell table:formula="of:=CONCATENATE([$spell.$A42];&quot;, &quot;;[$spell.$B42];&quot;, &quot;;[$spell.$C42];&quot;, &quot;;[$spell.$D42];&quot; =&gt; &quot;;[$spell.$A42];&quot; // &quot;;[$spell.$E42])" office:value-type="string" office:string-value="sppr704, null,  null, 9 =&gt; sppr704 // Creeping Doom" calcext:value-type="string">
            <text:p>sppr704, null, <text:s/>null, 9 =&gt; sppr704 // Creeping Doom</text:p>
          </table:table-cell>
        </table:table-row>
        <table:table-row table:style-name="ro3">
          <table:table-cell table:formula="of:=CONCATENATE([$spell.$A43];&quot;, &quot;;[$spell.$B43];&quot;, &quot;;[$spell.$C43];&quot;, &quot;;[$spell.$D43];&quot; =&gt; &quot;;[$spell.$A43];&quot; // &quot;;[$spell.$E43])" office:value-type="string" office:string-value="sppr705, null, 6, 9 =&gt; sppr705 // Fire Storm" calcext:value-type="string">
            <text:p>sppr705, null, 6, 9 =&gt; sppr705 // Fire Storm</text:p>
          </table:table-cell>
        </table:table-row>
        <table:table-row table:style-name="ro3">
          <table:table-cell table:formula="of:=CONCATENATE([$spell.$A44];&quot;, &quot;;[$spell.$B44];&quot;, &quot;;[$spell.$C44];&quot;, &quot;;[$spell.$D44];&quot; =&gt; &quot;;[$spell.$A44];&quot; // &quot;;[$spell.$E44])" office:value-type="string" office:string-value="sppr709, null,  null, 9 =&gt; sppr709 // Confusion" calcext:value-type="string">
            <text:p>sppr709, null, <text:s/>null, 9 =&gt; sppr709 // Confusion</text:p>
          </table:table-cell>
        </table:table-row>
        <table:table-row table:style-name="ro3">
          <table:table-cell table:formula="of:=CONCATENATE([$spell.$A45];&quot;, &quot;;[$spell.$B45];&quot;, &quot;;[$spell.$C45];&quot;, &quot;;[$spell.$D45];&quot; =&gt; &quot;;[$spell.$A45];&quot; // &quot;;[$spell.$E45])" office:value-type="string" office:string-value="sppr712, null,  null, 9 =&gt; sppr712 // Resurrection" calcext:value-type="string">
            <text:p>sppr712, null, <text:s/>null, 9 =&gt; sppr712 // Resurrection</text:p>
          </table:table-cell>
        </table:table-row>
        <table:table-row table:style-name="ro3">
          <table:table-cell table:formula="of:=CONCATENATE([$spell.$A46];&quot;, &quot;;[$spell.$B46];&quot;, &quot;;[$spell.$C46];&quot;, &quot;;[$spell.$D46];&quot; =&gt; &quot;;[$spell.$A46];&quot; // &quot;;[$spell.$E46])" office:value-type="string" office:string-value="sppr716, null,  null, 9 =&gt; sppr716 // Impervious Sanctity of Mind" calcext:value-type="string">
            <text:p>sppr716, null, <text:s/>null, 9 =&gt; sppr716 // Impervious Sanctity of Mind</text:p>
          </table:table-cell>
        </table:table-row>
        <table:table-row table:style-name="ro3">
          <table:table-cell table:formula="of:=CONCATENATE([$spell.$A47];&quot;, &quot;;[$spell.$B47];&quot;, &quot;;[$spell.$C47];&quot;, &quot;;[$spell.$D47];&quot; =&gt; &quot;;[$spell.$A47];&quot; // &quot;;[$spell.$E47])" office:value-type="string" office:string-value="sppr717, null,  null, 9 =&gt; sppr717 // Destruction" calcext:value-type="string">
            <text:p>sppr717, null, <text:s/>null, 9 =&gt; sppr717 // Destruction</text:p>
          </table:table-cell>
        </table:table-row>
        <table:table-row table:style-name="ro3">
          <table:table-cell table:formula="of:=CONCATENATE([$spell.$A48];&quot;, &quot;;[$spell.$B48];&quot;, &quot;;[$spell.$C48];&quot;, &quot;;[$spell.$D48];&quot; =&gt; &quot;;[$spell.$A48];&quot; // &quot;;[$spell.$E48])" office:value-type="string" office:string-value="sppr718, null,  null, 9 =&gt; sppr718 // Greater Shield of Lathander" calcext:value-type="string">
            <text:p>sppr718, null, <text:s/>null, 9 =&gt; sppr718 // Greater Shield of Lathander</text:p>
          </table:table-cell>
        </table:table-row>
        <table:table-row table:style-name="ro3">
          <table:table-cell table:formula="of:=CONCATENATE([$spell.$A49];&quot;, &quot;;[$spell.$B49];&quot;, &quot;;[$spell.$C49];&quot;, &quot;;[$spell.$D49];&quot; =&gt; &quot;;[$spell.$A49];&quot; // &quot;;[$spell.$E49])" office:value-type="string" office:string-value="sppr719, null,  null, 9 =&gt; sppr719 // Earthquake" calcext:value-type="string">
            <text:p>sppr719, null, <text:s/>null, 9 =&gt; sppr719 // Earthquake</text:p>
          </table:table-cell>
        </table:table-row>
        <table:table-row table:style-name="ro3">
          <table:table-cell table:formula="of:=CONCATENATE([$spell.$A50];&quot;, &quot;;[$spell.$B50];&quot;, &quot;;[$spell.$C50];&quot;, &quot;;[$spell.$D50];&quot; =&gt; &quot;;[$spell.$A50];&quot; // &quot;;[$spell.$E50])" office:value-type="string" office:string-value="sppr720, null,  null, 9 =&gt; sppr720 // Mist of Eldath" calcext:value-type="string">
            <text:p>sppr720, null, <text:s/>null, 9 =&gt; sppr720 // Mist of Eldath</text:p>
          </table:table-cell>
        </table:table-row>
        <table:table-row table:style-name="ro3">
          <table:table-cell table:formula="of:=CONCATENATE([$spell.$A51];&quot;, &quot;;[$spell.$B51];&quot;, &quot;;[$spell.$C51];&quot;, &quot;;[$spell.$D51];&quot; =&gt; &quot;;[$spell.$A51];&quot; // &quot;;[$spell.$E51])" office:value-type="string" office:string-value="sppr723, null,  null, 9 =&gt; sppr723 // Stalker" calcext:value-type="string">
            <text:p>sppr723, null, <text:s/>null, 9 =&gt; sppr723 // Stalker</text:p>
          </table:table-cell>
        </table:table-row>
        <table:table-row table:style-name="ro3">
          <table:table-cell table:formula="of:=CONCATENATE([$spell.$A52];&quot;, &quot;;[$spell.$B52];&quot;, &quot;;[$spell.$C52];&quot;, &quot;;[$spell.$D52];&quot; =&gt; &quot;;[$spell.$A52];&quot; // &quot;;[$spell.$E52])" office:value-type="string" office:string-value="spwi102, null,  null, 9 =&gt; spwi102 // Armor" calcext:value-type="string">
            <text:p>spwi102, null, <text:s/>null, 9 =&gt; spwi102 // Armor</text:p>
          </table:table-cell>
        </table:table-row>
        <table:table-row table:style-name="ro3">
          <table:table-cell table:formula="of:=CONCATENATE([$spell.$A53];&quot;, &quot;;[$spell.$B53];&quot;, &quot;;[$spell.$C53];&quot;, &quot;;[$spell.$D53];&quot; =&gt; &quot;;[$spell.$A53];&quot; // &quot;;[$spell.$E53])" office:value-type="string" office:string-value="spwi202, null,  null, 9 =&gt; spwi202 // Detect Evil" calcext:value-type="string">
            <text:p>spwi202, null, <text:s/>null, 9 =&gt; spwi202 // Detect Evil</text:p>
          </table:table-cell>
        </table:table-row>
        <table:table-row table:style-name="ro3">
          <table:table-cell table:formula="of:=CONCATENATE([$spell.$A54];&quot;, &quot;;[$spell.$B54];&quot;, &quot;;[$spell.$C54];&quot;, &quot;;[$spell.$D54];&quot; =&gt; &quot;;[$spell.$A54];&quot; // &quot;;[$spell.$E54])" office:value-type="string" office:string-value="spwi208, null,  null, 9 =&gt; spwi208 // Know Alignment" calcext:value-type="string">
            <text:p>spwi208, null, <text:s/>null, 9 =&gt; spwi208 // Know Alignment</text:p>
          </table:table-cell>
        </table:table-row>
        <table:table-row table:style-name="ro3">
          <table:table-cell table:formula="of:=CONCATENATE([$spell.$A55];&quot;, &quot;;[$spell.$B55];&quot;, &quot;;[$spell.$C55];&quot;, &quot;;[$spell.$D55];&quot; =&gt; &quot;;[$spell.$A55];&quot; // &quot;;[$spell.$E55])" office:value-type="string" office:string-value="spwi211, null, null, 2 =&gt; spwi211 // Melf's Acid Arrow" calcext:value-type="string">
            <text:p>spwi211, null, null, 2 =&gt; spwi211 // Melf's Acid Arrow</text:p>
          </table:table-cell>
        </table:table-row>
        <table:table-row table:style-name="ro3">
          <table:table-cell table:formula="of:=CONCATENATE([$spell.$A56];&quot;, &quot;;[$spell.$B56];&quot;, &quot;;[$spell.$C56];&quot;, &quot;;[$spell.$D56];&quot; =&gt; &quot;;[$spell.$A56];&quot; // &quot;;[$spell.$E56])" office:value-type="string" office:string-value="spwi214, null,  null, 9 =&gt; spwi214 // Strength" calcext:value-type="string">
            <text:p>spwi214, null, <text:s/>null, 9 =&gt; spwi214 // Strength</text:p>
          </table:table-cell>
        </table:table-row>
        <table:table-row table:style-name="ro3">
          <table:table-cell table:formula="of:=CONCATENATE([$spell.$A57];&quot;, &quot;;[$spell.$B57];&quot;, &quot;;[$spell.$C57];&quot;, &quot;;[$spell.$D57];&quot; =&gt; &quot;;[$spell.$A57];&quot; // &quot;;[$spell.$E57])" office:value-type="string" office:string-value="spwi217, null, null, 3 =&gt; spwi217 // Agannazar's Scorcher" calcext:value-type="string">
            <text:p>spwi217, null, null, 3 =&gt; spwi217 // Agannazar's Scorcher</text:p>
          </table:table-cell>
        </table:table-row>
        <table:table-row table:style-name="ro3">
          <table:table-cell table:formula="of:=CONCATENATE([$spell.$A58];&quot;, &quot;;[$spell.$B58];&quot;, &quot;;[$spell.$C58];&quot;, &quot;;[$spell.$D58];&quot; =&gt; &quot;;[$spell.$A58];&quot; // &quot;;[$spell.$E58])" office:value-type="string" office:string-value="spwi302, null, null, 3 =&gt; spwi302 // Dispel Magic" calcext:value-type="string">
            <text:p>spwi302, null, null, 3 =&gt; spwi302 // Dispel Magic</text:p>
          </table:table-cell>
        </table:table-row>
        <table:table-row table:style-name="ro3">
          <table:table-cell table:formula="of:=CONCATENATE([$spell.$A59];&quot;, &quot;;[$spell.$B59];&quot;, &quot;;[$spell.$C59];&quot;, &quot;;[$spell.$D59];&quot; =&gt; &quot;;[$spell.$A59];&quot; // &quot;;[$spell.$E59])" office:value-type="string" office:string-value="spwi413, null, null, 1 =&gt; spwi413 // Otiluke's Resilient Sphere" calcext:value-type="string">
            <text:p>spwi413, null, null, 1 =&gt; spwi413 // Otiluke's Resilient Sphere</text:p>
          </table:table-cell>
        </table:table-row>
        <table:table-row table:style-name="ro3">
          <table:table-cell table:formula="of:=CONCATENATE([$spell.$A60];&quot;, &quot;;[$spell.$B60];&quot;, &quot;;[$spell.$C60];&quot;, &quot;;[$spell.$D60];&quot; =&gt; &quot;;[$spell.$A60];&quot; // &quot;;[$spell.$E60])" office:value-type="string" office:string-value="spwi501, null,  null, 9 =&gt; spwi501 // Animate Dead" calcext:value-type="string">
            <text:p>spwi501, null, <text:s/>null, 9 =&gt; spwi501 // Animate Dead</text:p>
          </table:table-cell>
        </table:table-row>
        <table:table-row table:style-name="ro3">
          <table:table-cell table:formula="of:=CONCATENATE([$spell.$A61];&quot;, &quot;;[$spell.$B61];&quot;, &quot;;[$spell.$C61];&quot;, &quot;;[$spell.$D61];&quot; =&gt; &quot;;[$spell.$A61];&quot; // &quot;;[$spell.$E61])" office:value-type="string" office:string-value="spwi514, null,  null, 9 =&gt; spwi514 // Conjure Fire Elemental" calcext:value-type="string">
            <text:p>spwi514, null, <text:s/>null, 9 =&gt; spwi514 // Conjure Fire Elemental</text:p>
          </table:table-cell>
        </table:table-row>
        <table:table-row table:style-name="ro3">
          <table:table-cell table:formula="of:=CONCATENATE([$spell.$A62];&quot;, &quot;;[$spell.$B62];&quot;, &quot;;[$spell.$C62];&quot;, &quot;;[$spell.$D62];&quot; =&gt; &quot;;[$spell.$A62];&quot; // &quot;;[$spell.$E62])" office:value-type="string" office:string-value="spwi515, null,  null, 9 =&gt; spwi515 // Conjure Earth Elemental" calcext:value-type="string">
            <text:p>spwi515, null, <text:s/>null, 9 =&gt; spwi515 // Conjure Earth Elemental</text:p>
          </table:table-cell>
        </table:table-row>
        <table:table-row table:style-name="ro3">
          <table:table-cell table:formula="of:=CONCATENATE([$spell.$A63];&quot;, &quot;;[$spell.$B63];&quot;, &quot;;[$spell.$C63];&quot;, &quot;;[$spell.$D63];&quot; =&gt; &quot;;[$spell.$A63];&quot; // &quot;;[$spell.$E63])" office:value-type="string" office:string-value="spwi516, null,  null, 9 =&gt; spwi516 // Conjure Water Elemental" calcext:value-type="string">
            <text:p>spwi516, null, <text:s/>null, 9 =&gt; spwi516 // Conjure Water Elemental</text:p>
          </table:table-cell>
        </table:table-row>
        <table:table-row table:style-name="ro3">
          <table:table-cell table:formula="of:=CONCATENATE([$spell.$A64];&quot;, &quot;;[$spell.$B64];&quot;, &quot;;[$spell.$C64];&quot;, &quot;;[$spell.$D64];&quot; =&gt; &quot;;[$spell.$A64];&quot; // &quot;;[$spell.$E64])" office:value-type="string" office:string-value="spwi517, null,  null, 9 =&gt; spwi517 // Contact Other Plane" calcext:value-type="string">
            <text:p>spwi517, null, <text:s/>null, 9 =&gt; spwi517 // Contact Other Plane</text:p>
          </table:table-cell>
        </table:table-row>
        <table:table-row table:style-name="ro3">
          <table:table-cell table:formula="of:=CONCATENATE([$spell.$A65];&quot;, &quot;;[$spell.$B65];&quot;, &quot;;[$spell.$C65];&quot;, &quot;;[$spell.$D65];&quot; =&gt; &quot;;[$spell.$A65];&quot; // &quot;;[$spell.$E65])" office:value-type="string" office:string-value="spwi599, null,  null, 9 =&gt; spwi599 // Animate Dead" calcext:value-type="string">
            <text:p>spwi599, null, <text:s/>null, 9 =&gt; spwi599 // Animate Dead</text:p>
          </table:table-cell>
        </table:table-row>
        <table:table-row table:style-name="ro3">
          <table:table-cell table:formula="of:=CONCATENATE([$spell.$A66];&quot;, &quot;;[$spell.$B66];&quot;, &quot;;[$spell.$C66];&quot;, &quot;;[$spell.$D66];&quot; =&gt; &quot;;[$spell.$A66];&quot; // &quot;;[$spell.$E66])" office:value-type="string" office:string-value="spwi605, null, null, 6 =&gt; spwi605 // Death Spell" calcext:value-type="string">
            <text:p>spwi605, null, null, 6 =&gt; spwi605 // Death Spell</text:p>
          </table:table-cell>
        </table:table-row>
        <table:table-row table:style-name="ro3">
          <table:table-cell table:formula="of:=CONCATENATE([$spell.$A67];&quot;, &quot;;[$spell.$B67];&quot;, &quot;;[$spell.$C67];&quot;, &quot;;[$spell.$D67];&quot; =&gt; &quot;;[$spell.$A67];&quot; // &quot;;[$spell.$E67])" office:value-type="string" office:string-value="spwi606, null, null, 6 =&gt; spwi606 // Disintegrate" calcext:value-type="string">
            <text:p>spwi606, null, null, 6 =&gt; spwi606 // Disintegrate</text:p>
          </table:table-cell>
        </table:table-row>
        <table:table-row table:style-name="ro3">
          <table:table-cell table:formula="of:=CONCATENATE([$spell.$A68];&quot;, &quot;;[$spell.$B68];&quot;, &quot;;[$spell.$C68];&quot;, &quot;;[$spell.$D68];&quot; =&gt; &quot;;[$spell.$A68];&quot; // &quot;;[$spell.$E68])" office:value-type="string" office:string-value="spwi608, null,  null, 9 =&gt; spwi608 // Globe of Invulnerability" calcext:value-type="string">
            <text:p>spwi608, null, <text:s/>null, 9 =&gt; spwi608 // Globe of Invulnerability</text:p>
          </table:table-cell>
        </table:table-row>
        <table:table-row table:style-name="ro3">
          <table:table-cell table:formula="of:=CONCATENATE([$spell.$A69];&quot;, &quot;;[$spell.$B69];&quot;, &quot;;[$spell.$C69];&quot;, &quot;;[$spell.$D69];&quot; =&gt; &quot;;[$spell.$A69];&quot; // &quot;;[$spell.$E69])" office:value-type="string" office:string-value="spwi609, null,  null, 9 =&gt; spwi609 // Invisible Stalker" calcext:value-type="string">
            <text:p>spwi609, null, <text:s/>null, 9 =&gt; spwi609 // Invisible Stalker</text:p>
          </table:table-cell>
        </table:table-row>
        <table:table-row table:style-name="ro3">
          <table:table-cell table:formula="of:=CONCATENATE([$spell.$A70];&quot;, &quot;;[$spell.$B70];&quot;, &quot;;[$spell.$C70];&quot;, &quot;;[$spell.$D70];&quot; =&gt; &quot;;[$spell.$A70];&quot; // &quot;;[$spell.$E70])" office:value-type="string" office:string-value="spwi617, null, 2, null =&gt; spwi617 // Power Word Silence" calcext:value-type="string">
            <text:p>spwi617, null, 2, null =&gt; spwi617 // Power Word Silence</text:p>
          </table:table-cell>
        </table:table-row>
        <table:table-row table:style-name="ro3">
          <table:table-cell table:formula="of:=CONCATENATE([$spell.$A71];&quot;, &quot;;[$spell.$B71];&quot;, &quot;;[$spell.$C71];&quot;, &quot;;[$spell.$D71];&quot; =&gt; &quot;;[$spell.$A71];&quot; // &quot;;[$spell.$E71])" office:value-type="string" office:string-value="spwi704, null, 6, null =&gt; spwi704 // Mordenkainen's Sword" calcext:value-type="string">
            <text:p>spwi704, null, 6, null =&gt; spwi704 // Mordenkainen's Sword</text:p>
          </table:table-cell>
        </table:table-row>
        <table:table-row table:style-name="ro3">
          <table:table-cell table:formula="of:=CONCATENATE([$spell.$A72];&quot;, &quot;;[$spell.$B72];&quot;, &quot;;[$spell.$C72];&quot;, &quot;;[$spell.$D72];&quot; =&gt; &quot;;[$spell.$A72];&quot; // &quot;;[$spell.$E72])" office:value-type="string" office:string-value="spwi804, null,  null, 9 =&gt; spwi804 // Mind Blank" calcext:value-type="string">
            <text:p>spwi804, null, <text:s/>null, 9 =&gt; spwi804 // Mind Blank</text:p>
          </table:table-cell>
        </table:table-row>
        <table:table-row table:style-name="ro3" table:number-rows-repeated="527">
          <table:table-cell/>
        </table:table-row>
        <table:table-row table:style-name="ro3">
          <table:table-cell table:style-name="ce33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 style:data-style-name="N2" text:time-value="11:44:05.13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0T11:46:28.409000000</dc:date>
    <meta:editing-duration>P1DT13H23M13S</meta:editing-duration>
    <meta:editing-cycles>45</meta:editing-cycles>
    <meta:generator>LibreOffice/7.2.1.2$Windows_X86_64 LibreOffice_project/87b77fad49947c1441b67c559c339af8f3517e22</meta:generator>
    <meta:document-statistic meta:table-count="6" meta:cell-count="7303" meta:object-count="0"/>
  </office:meta>
</office:document-meta>
</file>